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time</text:p>
          </table:table-cell>
          <table:table-cell office:value-type="string" calcext:value-type="string">
            <text:p>#height</text:p>
          </table:table-cell>
          <table:table-cell office:value-type="string" calcext:value-type="string">
            <text:p>#ias</text:p>
          </table:table-cell>
          <table:table-cell office:value-type="string" calcext:value-type="string">
            <text:p>#mach</text:p>
          </table:table-cell>
          <table:table-cell office:value-type="string" calcext:value-type="string">
            <text:p>#t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2234636871508" calcext:value-type="float">
            <text:p>7.02234636871508</text:p>
          </table:table-cell>
          <table:table-cell office:value-type="float" office:value="63.5" calcext:value-type="float">
            <text:p>63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64558490895075" calcext:value-type="float">
            <text:p>0.264558490895075</text:p>
          </table:table-cell>
          <table:table-cell office:value-type="float" office:value="90.0277" calcext:value-type="float">
            <text:p>90.0277</text:p>
          </table:table-cell>
        </table:table-row>
        <table:table-row table:style-name="ro1">
          <table:table-cell office:value-type="float" office:value="12.0446927374302" calcext:value-type="float">
            <text:p>12.0446927374302</text:p>
          </table:table-cell>
          <table:table-cell office:value-type="float" office:value="127" calcext:value-type="float">
            <text:p>127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65556960212823" calcext:value-type="float">
            <text:p>0.265556960212823</text:p>
          </table:table-cell>
          <table:table-cell office:value-type="float" office:value="90.3027282463133" calcext:value-type="float">
            <text:p>90.3027282463133</text:p>
          </table:table-cell>
        </table:table-row>
        <table:table-row table:style-name="ro1">
          <table:table-cell office:value-type="float" office:value="17.0670391061453" calcext:value-type="float">
            <text:p>17.0670391061453</text:p>
          </table:table-cell>
          <table:table-cell office:value-type="float" office:value="190.5" calcext:value-type="float">
            <text:p>190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66560639276329" calcext:value-type="float">
            <text:p>0.266560639276329</text:p>
          </table:table-cell>
          <table:table-cell office:value-type="float" office:value="90.5789932983107" calcext:value-type="float">
            <text:p>90.5789932983107</text:p>
          </table:table-cell>
        </table:table-row>
        <table:table-row table:style-name="ro1">
          <table:table-cell office:value-type="float" office:value="22.0893854748603" calcext:value-type="float">
            <text:p>22.0893854748603</text:p>
          </table:table-cell>
          <table:table-cell office:value-type="float" office:value="254" calcext:value-type="float">
            <text:p>254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67569562811287" calcext:value-type="float">
            <text:p>0.267569562811287</text:p>
          </table:table-cell>
          <table:table-cell office:value-type="float" office:value="90.8565025066369" calcext:value-type="float">
            <text:p>90.8565025066369</text:p>
          </table:table-cell>
        </table:table-row>
        <table:table-row table:style-name="ro1">
          <table:table-cell office:value-type="float" office:value="27.1117318435754" calcext:value-type="float">
            <text:p>27.1117318435754</text:p>
          </table:table-cell>
          <table:table-cell office:value-type="float" office:value="317.5" calcext:value-type="float">
            <text:p>317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68583765825278" calcext:value-type="float">
            <text:p>0.268583765825278</text:p>
          </table:table-cell>
          <table:table-cell office:value-type="float" office:value="91.1352632762848" calcext:value-type="float">
            <text:p>91.1352632762848</text:p>
          </table:table-cell>
        </table:table-row>
        <table:table-row table:style-name="ro1">
          <table:table-cell office:value-type="float" office:value="32.1340782122905" calcext:value-type="float">
            <text:p>32.1340782122905</text:p>
          </table:table-cell>
          <table:table-cell office:value-type="float" office:value="381" calcext:value-type="float">
            <text:p>381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69603283610468" calcext:value-type="float">
            <text:p>0.269603283610468</text:p>
          </table:table-cell>
          <table:table-cell office:value-type="float" office:value="91.415283067076" calcext:value-type="float">
            <text:p>91.415283067076</text:p>
          </table:table-cell>
        </table:table-row>
        <table:table-row table:style-name="ro1">
          <table:table-cell office:value-type="float" office:value="37.1564245810056" calcext:value-type="float">
            <text:p>37.1564245810056</text:p>
          </table:table-cell>
          <table:table-cell office:value-type="float" office:value="444.5" calcext:value-type="float">
            <text:p>444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0628151746334" calcext:value-type="float">
            <text:p>0.270628151746334</text:p>
          </table:table-cell>
          <table:table-cell office:value-type="float" office:value="91.6965693941474" calcext:value-type="float">
            <text:p>91.6965693941474</text:p>
          </table:table-cell>
        </table:table-row>
        <table:table-row table:style-name="ro1">
          <table:table-cell office:value-type="float" office:value="42.1787709497207" calcext:value-type="float">
            <text:p>42.1787709497207</text:p>
          </table:table-cell>
          <table:table-cell office:value-type="float" office:value="508" calcext:value-type="float">
            <text:p>508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1658406102426" calcext:value-type="float">
            <text:p>0.271658406102426</text:p>
          </table:table-cell>
          <table:table-cell office:value-type="float" office:value="91.9791298284412" calcext:value-type="float">
            <text:p>91.9791298284412</text:p>
          </table:table-cell>
        </table:table-row>
        <table:table-row table:style-name="ro1">
          <table:table-cell office:value-type="float" office:value="47.2011173184358" calcext:value-type="float">
            <text:p>47.2011173184358</text:p>
          </table:table-cell>
          <table:table-cell office:value-type="float" office:value="571.5" calcext:value-type="float">
            <text:p>571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2694082841155" calcext:value-type="float">
            <text:p>0.272694082841155</text:p>
          </table:table-cell>
          <table:table-cell office:value-type="float" office:value="92.2629719972015" calcext:value-type="float">
            <text:p>92.2629719972015</text:p>
          </table:table-cell>
        </table:table-row>
        <table:table-row table:style-name="ro1">
          <table:table-cell office:value-type="float" office:value="52.2234636871508" calcext:value-type="float">
            <text:p>52.2234636871508</text:p>
          </table:table-cell>
          <table:table-cell office:value-type="float" office:value="635" calcext:value-type="float">
            <text:p>63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3735218420609" calcext:value-type="float">
            <text:p>0.273735218420609</text:p>
          </table:table-cell>
          <table:table-cell office:value-type="float" office:value="92.548103584475" calcext:value-type="float">
            <text:p>92.548103584475</text:p>
          </table:table-cell>
        </table:table-row>
        <table:table-row table:style-name="ro1">
          <table:table-cell office:value-type="float" office:value="57.2458100558659" calcext:value-type="float">
            <text:p>57.2458100558659</text:p>
          </table:table-cell>
          <table:table-cell office:value-type="float" office:value="698.5" calcext:value-type="float">
            <text:p>698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4781849597413" calcext:value-type="float">
            <text:p>0.274781849597413</text:p>
          </table:table-cell>
          <table:table-cell office:value-type="float" office:value="92.8345323316176" calcext:value-type="float">
            <text:p>92.8345323316176</text:p>
          </table:table-cell>
        </table:table-row>
        <table:table-row table:style-name="ro1">
          <table:table-cell office:value-type="float" office:value="62.268156424581" calcext:value-type="float">
            <text:p>62.268156424581</text:p>
          </table:table-cell>
          <table:table-cell office:value-type="float" office:value="762" calcext:value-type="float">
            <text:p>762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5834013429603" calcext:value-type="float">
            <text:p>0.275834013429603</text:p>
          </table:table-cell>
          <table:table-cell office:value-type="float" office:value="93.1222660378053" calcext:value-type="float">
            <text:p>93.1222660378053</text:p>
          </table:table-cell>
        </table:table-row>
        <table:table-row table:style-name="ro1">
          <table:table-cell office:value-type="float" office:value="67.2905027932961" calcext:value-type="float">
            <text:p>67.2905027932961</text:p>
          </table:table-cell>
          <table:table-cell office:value-type="float" office:value="825.5" calcext:value-type="float">
            <text:p>825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6891747279547" calcext:value-type="float">
            <text:p>0.276891747279547</text:p>
          </table:table-cell>
          <table:table-cell office:value-type="float" office:value="93.4113125605518" calcext:value-type="float">
            <text:p>93.4113125605518</text:p>
          </table:table-cell>
        </table:table-row>
        <table:table-row table:style-name="ro1">
          <table:table-cell office:value-type="float" office:value="72.3128491620112" calcext:value-type="float">
            <text:p>72.3128491620112</text:p>
          </table:table-cell>
          <table:table-cell office:value-type="float" office:value="889" calcext:value-type="float">
            <text:p>889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7955088816889" calcext:value-type="float">
            <text:p>0.277955088816889</text:p>
          </table:table-cell>
          <table:table-cell office:value-type="float" office:value="93.7016798162301" calcext:value-type="float">
            <text:p>93.7016798162301</text:p>
          </table:table-cell>
        </table:table-row>
        <table:table-row table:style-name="ro1">
          <table:table-cell office:value-type="float" office:value="77.3351955307263" calcext:value-type="float">
            <text:p>77.3351955307263</text:p>
          </table:table-cell>
          <table:table-cell office:value-type="float" office:value="952.5" calcext:value-type="float">
            <text:p>952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79024076021534" calcext:value-type="float">
            <text:p>0.279024076021534</text:p>
          </table:table-cell>
          <table:table-cell office:value-type="float" office:value="93.9933757806005" calcext:value-type="float">
            <text:p>93.9933757806005</text:p>
          </table:table-cell>
        </table:table-row>
        <table:table-row table:style-name="ro1">
          <table:table-cell office:value-type="float" office:value="82.3575418994413" calcext:value-type="float">
            <text:p>82.3575418994413</text:p>
          </table:table-cell>
          <table:table-cell office:value-type="float" office:value="1016" calcext:value-type="float">
            <text:p>1016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0098747186655" calcext:value-type="float">
            <text:p>0.280098747186655</text:p>
          </table:table-cell>
          <table:table-cell office:value-type="float" office:value="94.2864084893436" calcext:value-type="float">
            <text:p>94.2864084893436</text:p>
          </table:table-cell>
        </table:table-row>
        <table:table-row table:style-name="ro1">
          <table:table-cell office:value-type="float" office:value="87.3798882681564" calcext:value-type="float">
            <text:p>87.3798882681564</text:p>
          </table:table-cell>
          <table:table-cell office:value-type="float" office:value="1079.5" calcext:value-type="float">
            <text:p>1079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1179140921749" calcext:value-type="float">
            <text:p>0.281179140921749</text:p>
          </table:table-cell>
          <table:table-cell office:value-type="float" office:value="94.5807860385993" calcext:value-type="float">
            <text:p>94.5807860385993</text:p>
          </table:table-cell>
        </table:table-row>
        <table:table-row table:style-name="ro1">
          <table:table-cell office:value-type="float" office:value="92.4022346368715" calcext:value-type="float">
            <text:p>92.4022346368715</text:p>
          </table:table-cell>
          <table:table-cell office:value-type="float" office:value="1143" calcext:value-type="float">
            <text:p>1143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226529615571" calcext:value-type="float">
            <text:p>0.28226529615571</text:p>
          </table:table-cell>
          <table:table-cell office:value-type="float" office:value="94.8765165855107" calcext:value-type="float">
            <text:p>94.8765165855107</text:p>
          </table:table-cell>
        </table:table-row>
        <table:table-row table:style-name="ro1">
          <table:table-cell office:value-type="float" office:value="97.4245810055866" calcext:value-type="float">
            <text:p>97.4245810055866</text:p>
          </table:table-cell>
          <table:table-cell office:value-type="float" office:value="1206.5" calcext:value-type="float">
            <text:p>1206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3357252139954" calcext:value-type="float">
            <text:p>0.283357252139954</text:p>
          </table:table-cell>
          <table:table-cell office:value-type="float" office:value="95.173608348775" calcext:value-type="float">
            <text:p>95.173608348775</text:p>
          </table:table-cell>
        </table:table-row>
        <table:table-row table:style-name="ro1">
          <table:table-cell office:value-type="float" office:value="102.446927374302" calcext:value-type="float">
            <text:p>102.446927374302</text:p>
          </table:table-cell>
          <table:table-cell office:value-type="float" office:value="1270" calcext:value-type="float">
            <text:p>1270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4455048451563" calcext:value-type="float">
            <text:p>0.284455048451563</text:p>
          </table:table-cell>
          <table:table-cell office:value-type="float" office:value="95.4720696091982" calcext:value-type="float">
            <text:p>95.4720696091982</text:p>
          </table:table-cell>
        </table:table-row>
        <table:table-row table:style-name="ro1">
          <table:table-cell office:value-type="float" office:value="107.469273743017" calcext:value-type="float">
            <text:p>107.469273743017</text:p>
          </table:table-cell>
          <table:table-cell office:value-type="float" office:value="1333.5" calcext:value-type="float">
            <text:p>1333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5558724996477" calcext:value-type="float">
            <text:p>0.285558724996477</text:p>
          </table:table-cell>
          <table:table-cell office:value-type="float" office:value="95.7719087102581" calcext:value-type="float">
            <text:p>95.7719087102581</text:p>
          </table:table-cell>
        </table:table-row>
        <table:table-row table:style-name="ro1">
          <table:table-cell office:value-type="float" office:value="112.491620111732" calcext:value-type="float">
            <text:p>112.491620111732</text:p>
          </table:table-cell>
          <table:table-cell office:value-type="float" office:value="1397" calcext:value-type="float">
            <text:p>1397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6668322012712" calcext:value-type="float">
            <text:p>0.286668322012712</text:p>
          </table:table-cell>
          <table:table-cell office:value-type="float" office:value="96.0731340586712" calcext:value-type="float">
            <text:p>96.0731340586712</text:p>
          </table:table-cell>
        </table:table-row>
        <table:table-row table:style-name="ro1">
          <table:table-cell office:value-type="float" office:value="117.513966480447" calcext:value-type="float">
            <text:p>117.513966480447</text:p>
          </table:table-cell>
          <table:table-cell office:value-type="float" office:value="1460.5" calcext:value-type="float">
            <text:p>1460.5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7783880073625" calcext:value-type="float">
            <text:p>0.287783880073625</text:p>
          </table:table-cell>
          <table:table-cell office:value-type="float" office:value="96.3757541249664" calcext:value-type="float">
            <text:p>96.3757541249664</text:p>
          </table:table-cell>
        </table:table-row>
        <table:table-row table:style-name="ro1">
          <table:table-cell office:value-type="float" office:value="122.536312849162" calcext:value-type="float">
            <text:p>122.536312849162</text:p>
          </table:table-cell>
          <table:table-cell office:value-type="float" office:value="1524" calcext:value-type="float">
            <text:p>1524</text:p>
          </table:table-cell>
          <table:table-cell office:value-type="float" office:value="90.0277" calcext:value-type="float">
            <text:p>90.0277</text:p>
          </table:table-cell>
          <table:table-cell office:value-type="float" office:value="0.288905440091206" calcext:value-type="float">
            <text:p>0.288905440091206</text:p>
          </table:table-cell>
          <table:table-cell office:value-type="float" office:value="96.6797774440647" calcext:value-type="float">
            <text:p>96.6797774440647</text:p>
          </table:table-cell>
        </table:table-row>
        <table:table-row table:style-name="ro1">
          <table:table-cell office:value-type="float" office:value="127.558659217877" calcext:value-type="float">
            <text:p>127.558659217877</text:p>
          </table:table-cell>
          <table:table-cell office:value-type="float" office:value="1574.8" calcext:value-type="float">
            <text:p>1574.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8062618607217" calcext:value-type="float">
            <text:p>0.48062618607217</text:p>
          </table:table-cell>
          <table:table-cell office:value-type="float" office:value="160.718352334863" calcext:value-type="float">
            <text:p>160.718352334863</text:p>
          </table:table-cell>
        </table:table-row>
        <table:table-row table:style-name="ro1">
          <table:table-cell office:value-type="float" office:value="132.581005586592" calcext:value-type="float">
            <text:p>132.581005586592</text:p>
          </table:table-cell>
          <table:table-cell office:value-type="float" office:value="1625.6" calcext:value-type="float">
            <text:p>1625.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82128322499618" calcext:value-type="float">
            <text:p>0.482128322499618</text:p>
          </table:table-cell>
          <table:table-cell office:value-type="float" office:value="161.124966293636" calcext:value-type="float">
            <text:p>161.124966293636</text:p>
          </table:table-cell>
        </table:table-row>
        <table:table-row table:style-name="ro1">
          <table:table-cell office:value-type="float" office:value="137.603351955307" calcext:value-type="float">
            <text:p>137.603351955307</text:p>
          </table:table-cell>
          <table:table-cell office:value-type="float" office:value="1676.4" calcext:value-type="float">
            <text:p>1676.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83636947852789" calcext:value-type="float">
            <text:p>0.483636947852789</text:p>
          </table:table-cell>
          <table:table-cell office:value-type="float" office:value="161.533094214051" calcext:value-type="float">
            <text:p>161.533094214051</text:p>
          </table:table-cell>
        </table:table-row>
        <table:table-row table:style-name="ro1">
          <table:table-cell office:value-type="float" office:value="142.625698324022" calcext:value-type="float">
            <text:p>142.625698324022</text:p>
          </table:table-cell>
          <table:table-cell office:value-type="float" office:value="1727.2" calcext:value-type="float">
            <text:p>1727.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85152097931535" calcext:value-type="float">
            <text:p>0.485152097931535</text:p>
          </table:table-cell>
          <table:table-cell office:value-type="float" office:value="161.942743544108" calcext:value-type="float">
            <text:p>161.942743544108</text:p>
          </table:table-cell>
        </table:table-row>
        <table:table-row table:style-name="ro1">
          <table:table-cell office:value-type="float" office:value="147.648044692737" calcext:value-type="float">
            <text:p>147.648044692737</text:p>
          </table:table-cell>
          <table:table-cell office:value-type="float" office:value="1778" calcext:value-type="float">
            <text:p>177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86673808776185" calcext:value-type="float">
            <text:p>0.486673808776185</text:p>
          </table:table-cell>
          <table:table-cell office:value-type="float" office:value="162.353921777379" calcext:value-type="float">
            <text:p>162.353921777379</text:p>
          </table:table-cell>
        </table:table-row>
        <table:table-row table:style-name="ro1">
          <table:table-cell office:value-type="float" office:value="152.670391061453" calcext:value-type="float">
            <text:p>152.670391061453</text:p>
          </table:table-cell>
          <table:table-cell office:value-type="float" office:value="1828.8" calcext:value-type="float">
            <text:p>1828.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88202116669446" calcext:value-type="float">
            <text:p>0.488202116669446</text:p>
          </table:table-cell>
          <table:table-cell office:value-type="float" office:value="162.766636453341" calcext:value-type="float">
            <text:p>162.766636453341</text:p>
          </table:table-cell>
        </table:table-row>
        <table:table-row table:style-name="ro1">
          <table:table-cell office:value-type="float" office:value="157.692737430168" calcext:value-type="float">
            <text:p>157.692737430168</text:p>
          </table:table-cell>
          <table:table-cell office:value-type="float" office:value="1879.6" calcext:value-type="float">
            <text:p>1879.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89737058138327" calcext:value-type="float">
            <text:p>0.489737058138327</text:p>
          </table:table-cell>
          <table:table-cell office:value-type="float" office:value="163.180895157713" calcext:value-type="float">
            <text:p>163.180895157713</text:p>
          </table:table-cell>
        </table:table-row>
        <table:table-row table:style-name="ro1">
          <table:table-cell office:value-type="float" office:value="162.715083798883" calcext:value-type="float">
            <text:p>162.715083798883</text:p>
          </table:table-cell>
          <table:table-cell office:value-type="float" office:value="1930.4" calcext:value-type="float">
            <text:p>1930.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91278669956078" calcext:value-type="float">
            <text:p>0.491278669956078</text:p>
          </table:table-cell>
          <table:table-cell office:value-type="float" office:value="163.596705522794" calcext:value-type="float">
            <text:p>163.596705522794</text:p>
          </table:table-cell>
        </table:table-row>
        <table:table-row table:style-name="ro1">
          <table:table-cell office:value-type="float" office:value="167.737430167598" calcext:value-type="float">
            <text:p>167.737430167598</text:p>
          </table:table-cell>
          <table:table-cell office:value-type="float" office:value="1981.2" calcext:value-type="float">
            <text:p>1981.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92826989144146" calcext:value-type="float">
            <text:p>0.492826989144146</text:p>
          </table:table-cell>
          <table:table-cell office:value-type="float" office:value="164.014075227805" calcext:value-type="float">
            <text:p>164.014075227805</text:p>
          </table:table-cell>
        </table:table-row>
        <table:table-row table:style-name="ro1">
          <table:table-cell office:value-type="float" office:value="172.759776536313" calcext:value-type="float">
            <text:p>172.759776536313</text:p>
          </table:table-cell>
          <table:table-cell office:value-type="float" office:value="2032" calcext:value-type="float">
            <text:p>203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94382052974153" calcext:value-type="float">
            <text:p>0.494382052974153</text:p>
          </table:table-cell>
          <table:table-cell office:value-type="float" office:value="164.433011999238" calcext:value-type="float">
            <text:p>164.433011999238</text:p>
          </table:table-cell>
        </table:table-row>
        <table:table-row table:style-name="ro1">
          <table:table-cell office:value-type="float" office:value="177.782122905028" calcext:value-type="float">
            <text:p>177.782122905028</text:p>
          </table:table-cell>
          <table:table-cell office:value-type="float" office:value="2082.8" calcext:value-type="float">
            <text:p>2082.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95943898969887" calcext:value-type="float">
            <text:p>0.495943898969887</text:p>
          </table:table-cell>
          <table:table-cell office:value-type="float" office:value="164.853523611198" calcext:value-type="float">
            <text:p>164.853523611198</text:p>
          </table:table-cell>
        </table:table-row>
        <table:table-row table:style-name="ro1">
          <table:table-cell office:value-type="float" office:value="182.804469273743" calcext:value-type="float">
            <text:p>182.804469273743</text:p>
          </table:table-cell>
          <table:table-cell office:value-type="float" office:value="2133.6" calcext:value-type="float">
            <text:p>2133.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97512564909314" calcext:value-type="float">
            <text:p>0.497512564909314</text:p>
          </table:table-cell>
          <table:table-cell office:value-type="float" office:value="165.27561788576" calcext:value-type="float">
            <text:p>165.27561788576</text:p>
          </table:table-cell>
        </table:table-row>
        <table:table-row table:style-name="ro1">
          <table:table-cell office:value-type="float" office:value="187.826815642458" calcext:value-type="float">
            <text:p>187.826815642458</text:p>
          </table:table-cell>
          <table:table-cell office:value-type="float" office:value="2184.4" calcext:value-type="float">
            <text:p>2184.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499088088826609" calcext:value-type="float">
            <text:p>0.499088088826609</text:p>
          </table:table-cell>
          <table:table-cell office:value-type="float" office:value="165.699302693318" calcext:value-type="float">
            <text:p>165.699302693318</text:p>
          </table:table-cell>
        </table:table-row>
        <table:table-row table:style-name="ro1">
          <table:table-cell office:value-type="float" office:value="192.849162011173" calcext:value-type="float">
            <text:p>192.849162011173</text:p>
          </table:table-cell>
          <table:table-cell office:value-type="float" office:value="2235.2" calcext:value-type="float">
            <text:p>2235.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00670509014203" calcext:value-type="float">
            <text:p>0.500670509014203</text:p>
          </table:table-cell>
          <table:table-cell office:value-type="float" office:value="166.124585952947" calcext:value-type="float">
            <text:p>166.124585952947</text:p>
          </table:table-cell>
        </table:table-row>
        <table:table-row table:style-name="ro1">
          <table:table-cell office:value-type="float" office:value="197.871508379888" calcext:value-type="float">
            <text:p>197.871508379888</text:p>
          </table:table-cell>
          <table:table-cell office:value-type="float" office:value="2286" calcext:value-type="float">
            <text:p>228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02259864024853" calcext:value-type="float">
            <text:p>0.502259864024853</text:p>
          </table:table-cell>
          <table:table-cell office:value-type="float" office:value="166.551475632758" calcext:value-type="float">
            <text:p>166.551475632758</text:p>
          </table:table-cell>
        </table:table-row>
        <table:table-row table:style-name="ro1">
          <table:table-cell office:value-type="float" office:value="202.893854748603" calcext:value-type="float">
            <text:p>202.893854748603</text:p>
          </table:table-cell>
          <table:table-cell office:value-type="float" office:value="2336.8" calcext:value-type="float">
            <text:p>2336.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03856192673729" calcext:value-type="float">
            <text:p>0.503856192673729</text:p>
          </table:table-cell>
          <table:table-cell office:value-type="float" office:value="166.979979750267" calcext:value-type="float">
            <text:p>166.979979750267</text:p>
          </table:table-cell>
        </table:table-row>
        <table:table-row table:style-name="ro1">
          <table:table-cell office:value-type="float" office:value="207.916201117318" calcext:value-type="float">
            <text:p>207.916201117318</text:p>
          </table:table-cell>
          <table:table-cell office:value-type="float" office:value="2387.6" calcext:value-type="float">
            <text:p>2387.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05459534040517" calcext:value-type="float">
            <text:p>0.505459534040517</text:p>
          </table:table-cell>
          <table:table-cell office:value-type="float" office:value="167.410106372757" calcext:value-type="float">
            <text:p>167.410106372757</text:p>
          </table:table-cell>
        </table:table-row>
        <table:table-row table:style-name="ro1">
          <table:table-cell office:value-type="float" office:value="212.938547486034" calcext:value-type="float">
            <text:p>212.938547486034</text:p>
          </table:table-cell>
          <table:table-cell office:value-type="float" office:value="2438.4" calcext:value-type="float">
            <text:p>2438.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07069927471545" calcext:value-type="float">
            <text:p>0.507069927471545</text:p>
          </table:table-cell>
          <table:table-cell office:value-type="float" office:value="167.841863617649" calcext:value-type="float">
            <text:p>167.841863617649</text:p>
          </table:table-cell>
        </table:table-row>
        <table:table-row table:style-name="ro1">
          <table:table-cell office:value-type="float" office:value="217.960893854749" calcext:value-type="float">
            <text:p>217.960893854749</text:p>
          </table:table-cell>
          <table:table-cell office:value-type="float" office:value="2489.2" calcext:value-type="float">
            <text:p>2489.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08687412581933" calcext:value-type="float">
            <text:p>0.508687412581933</text:p>
          </table:table-cell>
          <table:table-cell office:value-type="float" office:value="168.275259652875" calcext:value-type="float">
            <text:p>168.275259652875</text:p>
          </table:table-cell>
        </table:table-row>
        <table:table-row table:style-name="ro1">
          <table:table-cell office:value-type="float" office:value="222.983240223464" calcext:value-type="float">
            <text:p>222.983240223464</text:p>
          </table:table-cell>
          <table:table-cell office:value-type="float" office:value="2540" calcext:value-type="float">
            <text:p>2540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10312029257752" calcext:value-type="float">
            <text:p>0.510312029257752</text:p>
          </table:table-cell>
          <table:table-cell office:value-type="float" office:value="168.710302697256" calcext:value-type="float">
            <text:p>168.710302697256</text:p>
          </table:table-cell>
        </table:table-row>
        <table:table-row table:style-name="ro1">
          <table:table-cell office:value-type="float" office:value="228.005586592179" calcext:value-type="float">
            <text:p>228.005586592179</text:p>
          </table:table-cell>
          <table:table-cell office:value-type="float" office:value="2590.8" calcext:value-type="float">
            <text:p>2590.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11943817658213" calcext:value-type="float">
            <text:p>0.511943817658213</text:p>
          </table:table-cell>
          <table:table-cell office:value-type="float" office:value="169.147001020878" calcext:value-type="float">
            <text:p>169.147001020878</text:p>
          </table:table-cell>
        </table:table-row>
        <table:table-row table:style-name="ro1">
          <table:table-cell office:value-type="float" office:value="233.027932960894" calcext:value-type="float">
            <text:p>233.027932960894</text:p>
          </table:table-cell>
          <table:table-cell office:value-type="float" office:value="2641.6" calcext:value-type="float">
            <text:p>2641.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1358281821787" calcext:value-type="float">
            <text:p>0.51358281821787</text:p>
          </table:table-cell>
          <table:table-cell office:value-type="float" office:value="169.585362945475" calcext:value-type="float">
            <text:p>169.585362945475</text:p>
          </table:table-cell>
        </table:table-row>
        <table:table-row table:style-name="ro1">
          <table:table-cell office:value-type="float" office:value="238.050279329609" calcext:value-type="float">
            <text:p>238.050279329609</text:p>
          </table:table-cell>
          <table:table-cell office:value-type="float" office:value="2692.4" calcext:value-type="float">
            <text:p>2692.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15229071648847" calcext:value-type="float">
            <text:p>0.515229071648847</text:p>
          </table:table-cell>
          <table:table-cell office:value-type="float" office:value="170.025396844818" calcext:value-type="float">
            <text:p>170.025396844818</text:p>
          </table:table-cell>
        </table:table-row>
        <table:table-row table:style-name="ro1">
          <table:table-cell office:value-type="float" office:value="243.072625698324" calcext:value-type="float">
            <text:p>243.072625698324</text:p>
          </table:table-cell>
          <table:table-cell office:value-type="float" office:value="2743.2" calcext:value-type="float">
            <text:p>2743.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16882618943087" calcext:value-type="float">
            <text:p>0.516882618943087</text:p>
          </table:table-cell>
          <table:table-cell office:value-type="float" office:value="170.4671111451" calcext:value-type="float">
            <text:p>170.4671111451</text:p>
          </table:table-cell>
        </table:table-row>
        <table:table-row table:style-name="ro1">
          <table:table-cell office:value-type="float" office:value="248.094972067039" calcext:value-type="float">
            <text:p>248.094972067039</text:p>
          </table:table-cell>
          <table:table-cell office:value-type="float" office:value="2794" calcext:value-type="float">
            <text:p>279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18543501374616" calcext:value-type="float">
            <text:p>0.518543501374616</text:p>
          </table:table-cell>
          <table:table-cell office:value-type="float" office:value="170.910514325334" calcext:value-type="float">
            <text:p>170.910514325334</text:p>
          </table:table-cell>
        </table:table-row>
        <table:table-row table:style-name="ro1">
          <table:table-cell office:value-type="float" office:value="253.117318435754" calcext:value-type="float">
            <text:p>253.117318435754</text:p>
          </table:table-cell>
          <table:table-cell office:value-type="float" office:value="2844.8" calcext:value-type="float">
            <text:p>2844.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20211760501833" calcext:value-type="float">
            <text:p>0.520211760501833</text:p>
          </table:table-cell>
          <table:table-cell office:value-type="float" office:value="171.355614917743" calcext:value-type="float">
            <text:p>171.355614917743</text:p>
          </table:table-cell>
        </table:table-row>
        <table:table-row table:style-name="ro1">
          <table:table-cell office:value-type="float" office:value="258.139664804469" calcext:value-type="float">
            <text:p>258.139664804469</text:p>
          </table:table-cell>
          <table:table-cell office:value-type="float" office:value="2895.6" calcext:value-type="float">
            <text:p>2895.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21887438169821" calcext:value-type="float">
            <text:p>0.521887438169821</text:p>
          </table:table-cell>
          <table:table-cell office:value-type="float" office:value="171.802421508164" calcext:value-type="float">
            <text:p>171.802421508164</text:p>
          </table:table-cell>
        </table:table-row>
        <table:table-row table:style-name="ro1">
          <table:table-cell office:value-type="float" office:value="263.162011173184" calcext:value-type="float">
            <text:p>263.162011173184</text:p>
          </table:table-cell>
          <table:table-cell office:value-type="float" office:value="2946.4" calcext:value-type="float">
            <text:p>2946.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23570576512682" calcext:value-type="float">
            <text:p>0.523570576512682</text:p>
          </table:table-cell>
          <table:table-cell office:value-type="float" office:value="172.250942736451" calcext:value-type="float">
            <text:p>172.250942736451</text:p>
          </table:table-cell>
        </table:table-row>
        <table:table-row table:style-name="ro1">
          <table:table-cell office:value-type="float" office:value="268.184357541899" calcext:value-type="float">
            <text:p>268.184357541899</text:p>
          </table:table-cell>
          <table:table-cell office:value-type="float" office:value="2997.2" calcext:value-type="float">
            <text:p>2997.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25261217955881" calcext:value-type="float">
            <text:p>0.525261217955881</text:p>
          </table:table-cell>
          <table:table-cell office:value-type="float" office:value="172.701187296877" calcext:value-type="float">
            <text:p>172.701187296877</text:p>
          </table:table-cell>
        </table:table-row>
        <table:table-row table:style-name="ro1">
          <table:table-cell office:value-type="float" office:value="273.206703910615" calcext:value-type="float">
            <text:p>273.206703910615</text:p>
          </table:table-cell>
          <table:table-cell office:value-type="float" office:value="3048" calcext:value-type="float">
            <text:p>304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26959405218634" calcext:value-type="float">
            <text:p>0.526959405218634</text:p>
          </table:table-cell>
          <table:table-cell office:value-type="float" office:value="173.153163938551" calcext:value-type="float">
            <text:p>173.153163938551</text:p>
          </table:table-cell>
        </table:table-row>
        <table:table-row table:style-name="ro1">
          <table:table-cell office:value-type="float" office:value="278.22905027933" calcext:value-type="float">
            <text:p>278.22905027933</text:p>
          </table:table-cell>
          <table:table-cell office:value-type="float" office:value="3098.8" calcext:value-type="float">
            <text:p>3098.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28665181316298" calcext:value-type="float">
            <text:p>0.528665181316298</text:p>
          </table:table-cell>
          <table:table-cell office:value-type="float" office:value="173.606881465826" calcext:value-type="float">
            <text:p>173.606881465826</text:p>
          </table:table-cell>
        </table:table-row>
        <table:table-row table:style-name="ro1">
          <table:table-cell office:value-type="float" office:value="283.251396648045" calcext:value-type="float">
            <text:p>283.251396648045</text:p>
          </table:table-cell>
          <table:table-cell office:value-type="float" office:value="3149.6" calcext:value-type="float">
            <text:p>3149.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30378589562793" calcext:value-type="float">
            <text:p>0.530378589562793</text:p>
          </table:table-cell>
          <table:table-cell office:value-type="float" office:value="174.062348738719" calcext:value-type="float">
            <text:p>174.062348738719</text:p>
          </table:table-cell>
        </table:table-row>
        <table:table-row table:style-name="ro1">
          <table:table-cell office:value-type="float" office:value="288.27374301676" calcext:value-type="float">
            <text:p>288.27374301676</text:p>
          </table:table-cell>
          <table:table-cell office:value-type="float" office:value="3200.4" calcext:value-type="float">
            <text:p>3200.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32099673573049" calcext:value-type="float">
            <text:p>0.532099673573049</text:p>
          </table:table-cell>
          <table:table-cell office:value-type="float" office:value="174.519574673332" calcext:value-type="float">
            <text:p>174.519574673332</text:p>
          </table:table-cell>
        </table:table-row>
        <table:table-row table:style-name="ro1">
          <table:table-cell office:value-type="float" office:value="293.296089385475" calcext:value-type="float">
            <text:p>293.296089385475</text:p>
          </table:table-cell>
          <table:table-cell office:value-type="float" office:value="3251.2" calcext:value-type="float">
            <text:p>3251.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3382847726547" calcext:value-type="float">
            <text:p>0.53382847726547</text:p>
          </table:table-cell>
          <table:table-cell office:value-type="float" office:value="174.978568242277" calcext:value-type="float">
            <text:p>174.978568242277</text:p>
          </table:table-cell>
        </table:table-row>
        <table:table-row table:style-name="ro1">
          <table:table-cell office:value-type="float" office:value="298.31843575419" calcext:value-type="float">
            <text:p>298.31843575419</text:p>
          </table:table-cell>
          <table:table-cell office:value-type="float" office:value="3302" calcext:value-type="float">
            <text:p>33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35565044864422" calcext:value-type="float">
            <text:p>0.535565044864422</text:p>
          </table:table-cell>
          <table:table-cell office:value-type="float" office:value="175.439338475102" calcext:value-type="float">
            <text:p>175.439338475102</text:p>
          </table:table-cell>
        </table:table-row>
        <table:table-row table:style-name="ro1">
          <table:table-cell office:value-type="float" office:value="303.340782122905" calcext:value-type="float">
            <text:p>303.340782122905</text:p>
          </table:table-cell>
          <table:table-cell office:value-type="float" office:value="3352.8" calcext:value-type="float">
            <text:p>3352.8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37309420902749" calcext:value-type="float">
            <text:p>0.537309420902749</text:p>
          </table:table-cell>
          <table:table-cell office:value-type="float" office:value="175.901894458728" calcext:value-type="float">
            <text:p>175.901894458728</text:p>
          </table:table-cell>
        </table:table-row>
        <table:table-row table:style-name="ro1">
          <table:table-cell office:value-type="float" office:value="308.36312849162" calcext:value-type="float">
            <text:p>308.36312849162</text:p>
          </table:table-cell>
          <table:table-cell office:value-type="float" office:value="3403.6" calcext:value-type="float">
            <text:p>3403.6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39061650224312" calcext:value-type="float">
            <text:p>0.539061650224312</text:p>
          </table:table-cell>
          <table:table-cell office:value-type="float" office:value="176.36624533788" calcext:value-type="float">
            <text:p>176.36624533788</text:p>
          </table:table-cell>
        </table:table-row>
        <table:table-row table:style-name="ro1">
          <table:table-cell office:value-type="float" office:value="313.385474860335" calcext:value-type="float">
            <text:p>313.385474860335</text:p>
          </table:table-cell>
          <table:table-cell office:value-type="float" office:value="3454.4" calcext:value-type="float">
            <text:p>3454.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40821777986545" calcext:value-type="float">
            <text:p>0.540821777986545</text:p>
          </table:table-cell>
          <table:table-cell office:value-type="float" office:value="176.832400315532" calcext:value-type="float">
            <text:p>176.832400315532</text:p>
          </table:table-cell>
        </table:table-row>
        <table:table-row table:style-name="ro1">
          <table:table-cell office:value-type="float" office:value="318.40782122905" calcext:value-type="float">
            <text:p>318.40782122905</text:p>
          </table:table-cell>
          <table:table-cell office:value-type="float" office:value="3505.20000000001" calcext:value-type="float">
            <text:p>3505.2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42589849663046" calcext:value-type="float">
            <text:p>0.542589849663046</text:p>
          </table:table-cell>
          <table:table-cell office:value-type="float" office:value="177.300368653344" calcext:value-type="float">
            <text:p>177.300368653344</text:p>
          </table:table-cell>
        </table:table-row>
        <table:table-row table:style-name="ro1">
          <table:table-cell office:value-type="float" office:value="323.430167597765" calcext:value-type="float">
            <text:p>323.430167597765</text:p>
          </table:table-cell>
          <table:table-cell office:value-type="float" office:value="3556.00000000001" calcext:value-type="float">
            <text:p>3556.0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44365911046182" calcext:value-type="float">
            <text:p>0.544365911046182</text:p>
          </table:table-cell>
          <table:table-cell office:value-type="float" office:value="177.77015967212" calcext:value-type="float">
            <text:p>177.77015967212</text:p>
          </table:table-cell>
        </table:table-row>
        <table:table-row table:style-name="ro1">
          <table:table-cell office:value-type="float" office:value="328.45251396648" calcext:value-type="float">
            <text:p>328.45251396648</text:p>
          </table:table-cell>
          <table:table-cell office:value-type="float" office:value="3606.80000000001" calcext:value-type="float">
            <text:p>3606.8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46150008249729" calcext:value-type="float">
            <text:p>0.546150008249729</text:p>
          </table:table-cell>
          <table:table-cell office:value-type="float" office:value="178.241782752249" calcext:value-type="float">
            <text:p>178.241782752249</text:p>
          </table:table-cell>
        </table:table-row>
        <table:table-row table:style-name="ro1">
          <table:table-cell office:value-type="float" office:value="333.474860335196" calcext:value-type="float">
            <text:p>333.474860335196</text:p>
          </table:table-cell>
          <table:table-cell office:value-type="float" office:value="3657.60000000001" calcext:value-type="float">
            <text:p>3657.6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47942187711526" calcext:value-type="float">
            <text:p>0.547942187711526</text:p>
          </table:table-cell>
          <table:table-cell office:value-type="float" office:value="178.715247334167" calcext:value-type="float">
            <text:p>178.715247334167</text:p>
          </table:table-cell>
        </table:table-row>
        <table:table-row table:style-name="ro1">
          <table:table-cell office:value-type="float" office:value="338.497206703911" calcext:value-type="float">
            <text:p>338.497206703911</text:p>
          </table:table-cell>
          <table:table-cell office:value-type="float" office:value="3708.40000000001" calcext:value-type="float">
            <text:p>3708.4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49742496196169" calcext:value-type="float">
            <text:p>0.549742496196169</text:p>
          </table:table-cell>
          <table:table-cell office:value-type="float" office:value="179.190562918818" calcext:value-type="float">
            <text:p>179.190562918818</text:p>
          </table:table-cell>
        </table:table-row>
        <table:table-row table:style-name="ro1">
          <table:table-cell office:value-type="float" office:value="343.519553072626" calcext:value-type="float">
            <text:p>343.519553072626</text:p>
          </table:table-cell>
          <table:table-cell office:value-type="float" office:value="3759.20000000001" calcext:value-type="float">
            <text:p>3759.2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51550980797712" calcext:value-type="float">
            <text:p>0.551550980797712</text:p>
          </table:table-cell>
          <table:table-cell office:value-type="float" office:value="179.667739068114" calcext:value-type="float">
            <text:p>179.667739068114</text:p>
          </table:table-cell>
        </table:table-row>
        <table:table-row table:style-name="ro1">
          <table:table-cell office:value-type="float" office:value="348.541899441341" calcext:value-type="float">
            <text:p>348.541899441341</text:p>
          </table:table-cell>
          <table:table-cell office:value-type="float" office:value="3810.00000000001" calcext:value-type="float">
            <text:p>3810.0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53367688942413" calcext:value-type="float">
            <text:p>0.553367688942413</text:p>
          </table:table-cell>
          <table:table-cell office:value-type="float" office:value="180.146785405403" calcext:value-type="float">
            <text:p>180.146785405403</text:p>
          </table:table-cell>
        </table:table-row>
        <table:table-row table:style-name="ro1">
          <table:table-cell office:value-type="float" office:value="353.564245810056" calcext:value-type="float">
            <text:p>353.564245810056</text:p>
          </table:table-cell>
          <table:table-cell office:value-type="float" office:value="3860.80000000001" calcext:value-type="float">
            <text:p>3860.8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55192668391489" calcext:value-type="float">
            <text:p>0.555192668391489</text:p>
          </table:table-cell>
          <table:table-cell office:value-type="float" office:value="180.627711615947" calcext:value-type="float">
            <text:p>180.627711615947</text:p>
          </table:table-cell>
        </table:table-row>
        <table:table-row table:style-name="ro1">
          <table:table-cell office:value-type="float" office:value="358.586592178771" calcext:value-type="float">
            <text:p>358.586592178771</text:p>
          </table:table-cell>
          <table:table-cell office:value-type="float" office:value="3911.60000000001" calcext:value-type="float">
            <text:p>3911.6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57025967243913" calcext:value-type="float">
            <text:p>0.557025967243913</text:p>
          </table:table-cell>
          <table:table-cell office:value-type="float" office:value="181.110527447391" calcext:value-type="float">
            <text:p>181.110527447391</text:p>
          </table:table-cell>
        </table:table-row>
        <table:table-row table:style-name="ro1">
          <table:table-cell office:value-type="float" office:value="363.608938547486" calcext:value-type="float">
            <text:p>363.608938547486</text:p>
          </table:table-cell>
          <table:table-cell office:value-type="float" office:value="3962.40000000001" calcext:value-type="float">
            <text:p>3962.4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58867633939226" calcext:value-type="float">
            <text:p>0.558867633939226</text:p>
          </table:table-cell>
          <table:table-cell office:value-type="float" office:value="181.595242710251" calcext:value-type="float">
            <text:p>181.595242710251</text:p>
          </table:table-cell>
        </table:table-row>
        <table:table-row table:style-name="ro1">
          <table:table-cell office:value-type="float" office:value="368.631284916201" calcext:value-type="float">
            <text:p>368.631284916201</text:p>
          </table:table-cell>
          <table:table-cell office:value-type="float" office:value="4013.20000000001" calcext:value-type="float">
            <text:p>4013.2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60717717260381" calcext:value-type="float">
            <text:p>0.560717717260381</text:p>
          </table:table-cell>
          <table:table-cell office:value-type="float" office:value="182.081867278392" calcext:value-type="float">
            <text:p>182.081867278392</text:p>
          </table:table-cell>
        </table:table-row>
        <table:table-row table:style-name="ro1">
          <table:table-cell office:value-type="float" office:value="373.653631284916" calcext:value-type="float">
            <text:p>373.653631284916</text:p>
          </table:table-cell>
          <table:table-cell office:value-type="float" office:value="4064.00000000001" calcext:value-type="float">
            <text:p>4064.0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62576266336617" calcext:value-type="float">
            <text:p>0.562576266336617</text:p>
          </table:table-cell>
          <table:table-cell office:value-type="float" office:value="182.570411089524" calcext:value-type="float">
            <text:p>182.570411089524</text:p>
          </table:table-cell>
        </table:table-row>
        <table:table-row table:style-name="ro1">
          <table:table-cell office:value-type="float" office:value="378.675977653631" calcext:value-type="float">
            <text:p>378.675977653631</text:p>
          </table:table-cell>
          <table:table-cell office:value-type="float" office:value="4114.80000000001" calcext:value-type="float">
            <text:p>4114.8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64443330646351" calcext:value-type="float">
            <text:p>0.564443330646351</text:p>
          </table:table-cell>
          <table:table-cell office:value-type="float" office:value="183.060884145692" calcext:value-type="float">
            <text:p>183.060884145692</text:p>
          </table:table-cell>
        </table:table-row>
        <table:table-row table:style-name="ro1">
          <table:table-cell office:value-type="float" office:value="383.698324022346" calcext:value-type="float">
            <text:p>383.698324022346</text:p>
          </table:table-cell>
          <table:table-cell office:value-type="float" office:value="4165.60000000001" calcext:value-type="float">
            <text:p>4165.6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66318960020111" calcext:value-type="float">
            <text:p>0.566318960020111</text:p>
          </table:table-cell>
          <table:table-cell office:value-type="float" office:value="183.553296513776" calcext:value-type="float">
            <text:p>183.553296513776</text:p>
          </table:table-cell>
        </table:table-row>
        <table:table-row table:style-name="ro1">
          <table:table-cell office:value-type="float" office:value="388.720670391061" calcext:value-type="float">
            <text:p>388.720670391061</text:p>
          </table:table-cell>
          <table:table-cell office:value-type="float" office:value="4216.40000000001" calcext:value-type="float">
            <text:p>4216.4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68203204643488" calcext:value-type="float">
            <text:p>0.568203204643488</text:p>
          </table:table-cell>
          <table:table-cell office:value-type="float" office:value="184.047658325992" calcext:value-type="float">
            <text:p>184.047658325992</text:p>
          </table:table-cell>
        </table:table-row>
        <table:table-row table:style-name="ro1">
          <table:table-cell office:value-type="float" office:value="393.743016759777" calcext:value-type="float">
            <text:p>393.743016759777</text:p>
          </table:table-cell>
          <table:table-cell office:value-type="float" office:value="4267.20000000001" calcext:value-type="float">
            <text:p>4267.2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7009611506012" calcext:value-type="float">
            <text:p>0.57009611506012</text:p>
          </table:table-cell>
          <table:table-cell office:value-type="float" office:value="184.543979780402" calcext:value-type="float">
            <text:p>184.543979780402</text:p>
          </table:table-cell>
        </table:table-row>
        <table:table-row table:style-name="ro1">
          <table:table-cell office:value-type="float" office:value="398.765363128492" calcext:value-type="float">
            <text:p>398.765363128492</text:p>
          </table:table-cell>
          <table:table-cell office:value-type="float" office:value="4318.00000000001" calcext:value-type="float">
            <text:p>4318.0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71997742174701" calcext:value-type="float">
            <text:p>0.571997742174701</text:p>
          </table:table-cell>
          <table:table-cell office:value-type="float" office:value="185.042271141425" calcext:value-type="float">
            <text:p>185.042271141425</text:p>
          </table:table-cell>
        </table:table-row>
        <table:table-row table:style-name="ro1">
          <table:table-cell office:value-type="float" office:value="403.787709497207" calcext:value-type="float">
            <text:p>403.787709497207</text:p>
          </table:table-cell>
          <table:table-cell office:value-type="float" office:value="4368.80000000001" calcext:value-type="float">
            <text:p>4368.8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73908137256029" calcext:value-type="float">
            <text:p>0.573908137256029</text:p>
          </table:table-cell>
          <table:table-cell office:value-type="float" office:value="185.542542740352" calcext:value-type="float">
            <text:p>185.542542740352</text:p>
          </table:table-cell>
        </table:table-row>
        <table:table-row table:style-name="ro1">
          <table:table-cell office:value-type="float" office:value="408.810055865922" calcext:value-type="float">
            <text:p>408.810055865922</text:p>
          </table:table-cell>
          <table:table-cell office:value-type="float" office:value="4419.60000000001" calcext:value-type="float">
            <text:p>4419.6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75827351940068" calcext:value-type="float">
            <text:p>0.575827351940068</text:p>
          </table:table-cell>
          <table:table-cell office:value-type="float" office:value="186.044804975869" calcext:value-type="float">
            <text:p>186.044804975869</text:p>
          </table:table-cell>
        </table:table-row>
        <table:table-row table:style-name="ro1">
          <table:table-cell office:value-type="float" office:value="413.832402234637" calcext:value-type="float">
            <text:p>413.832402234637</text:p>
          </table:table-cell>
          <table:table-cell office:value-type="float" office:value="4470.40000000001" calcext:value-type="float">
            <text:p>4470.4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77755438233058" calcext:value-type="float">
            <text:p>0.577755438233058</text:p>
          </table:table-cell>
          <table:table-cell office:value-type="float" office:value="186.549068314583" calcext:value-type="float">
            <text:p>186.549068314583</text:p>
          </table:table-cell>
        </table:table-row>
        <table:table-row table:style-name="ro1">
          <table:table-cell office:value-type="float" office:value="418.854748603352" calcext:value-type="float">
            <text:p>418.854748603352</text:p>
          </table:table-cell>
          <table:table-cell office:value-type="float" office:value="4521.20000000001" calcext:value-type="float">
            <text:p>4521.2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79692448514639" calcext:value-type="float">
            <text:p>0.579692448514639</text:p>
          </table:table-cell>
          <table:table-cell office:value-type="float" office:value="187.055343291553" calcext:value-type="float">
            <text:p>187.055343291553</text:p>
          </table:table-cell>
        </table:table-row>
        <table:table-row table:style-name="ro1">
          <table:table-cell office:value-type="float" office:value="423.877094972067" calcext:value-type="float">
            <text:p>423.877094972067</text:p>
          </table:table-cell>
          <table:table-cell office:value-type="float" office:value="4572.00000000001" calcext:value-type="float">
            <text:p>4572.0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81638435541016" calcext:value-type="float">
            <text:p>0.581638435541016</text:p>
          </table:table-cell>
          <table:table-cell office:value-type="float" office:value="187.563640510823" calcext:value-type="float">
            <text:p>187.563640510823</text:p>
          </table:table-cell>
        </table:table-row>
        <table:table-row table:style-name="ro1">
          <table:table-cell office:value-type="float" office:value="428.899441340782" calcext:value-type="float">
            <text:p>428.899441340782</text:p>
          </table:table-cell>
          <table:table-cell office:value-type="float" office:value="4607.56000000001" calcext:value-type="float">
            <text:p>4607.56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83593452448149" calcext:value-type="float">
            <text:p>0.583593452448149</text:p>
          </table:table-cell>
          <table:table-cell office:value-type="float" office:value="188.073970645968" calcext:value-type="float">
            <text:p>188.073970645968</text:p>
          </table:table-cell>
        </table:table-row>
        <table:table-row table:style-name="ro1">
          <table:table-cell office:value-type="float" office:value="433.921787709497" calcext:value-type="float">
            <text:p>433.921787709497</text:p>
          </table:table-cell>
          <table:table-cell office:value-type="float" office:value="4643.12000000001" calcext:value-type="float">
            <text:p>4643.12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84967365706107" calcext:value-type="float">
            <text:p>0.584967365706107</text:p>
          </table:table-cell>
          <table:table-cell office:value-type="float" office:value="188.432417075907" calcext:value-type="float">
            <text:p>188.432417075907</text:p>
          </table:table-cell>
        </table:table-row>
        <table:table-row table:style-name="ro1">
          <table:table-cell office:value-type="float" office:value="438.944134078212" calcext:value-type="float">
            <text:p>438.944134078212</text:p>
          </table:table-cell>
          <table:table-cell office:value-type="float" office:value="4678.68000000001" calcext:value-type="float">
            <text:p>4678.68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86345748291334" calcext:value-type="float">
            <text:p>0.586345748291334</text:p>
          </table:table-cell>
          <table:table-cell office:value-type="float" office:value="188.791868603177" calcext:value-type="float">
            <text:p>188.791868603177</text:p>
          </table:table-cell>
        </table:table-row>
        <table:table-row table:style-name="ro1">
          <table:table-cell office:value-type="float" office:value="443.966480446927" calcext:value-type="float">
            <text:p>443.966480446927</text:p>
          </table:table-cell>
          <table:table-cell office:value-type="float" office:value="4714.24000000001" calcext:value-type="float">
            <text:p>4714.24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87728618766574" calcext:value-type="float">
            <text:p>0.587728618766574</text:p>
          </table:table-cell>
          <table:table-cell office:value-type="float" office:value="189.152328950465" calcext:value-type="float">
            <text:p>189.152328950465</text:p>
          </table:table-cell>
        </table:table-row>
        <table:table-row table:style-name="ro1">
          <table:table-cell office:value-type="float" office:value="448.988826815643" calcext:value-type="float">
            <text:p>448.988826815643</text:p>
          </table:table-cell>
          <table:table-cell office:value-type="float" office:value="4749.80000000001" calcext:value-type="float">
            <text:p>4749.8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89115995788416" calcext:value-type="float">
            <text:p>0.589115995788416</text:p>
          </table:table-cell>
          <table:table-cell office:value-type="float" office:value="189.513801857601" calcext:value-type="float">
            <text:p>189.513801857601</text:p>
          </table:table-cell>
        </table:table-row>
        <table:table-row table:style-name="ro1">
          <table:table-cell office:value-type="float" office:value="454.011173184358" calcext:value-type="float">
            <text:p>454.011173184358</text:p>
          </table:table-cell>
          <table:table-cell office:value-type="float" office:value="4785.36000000001" calcext:value-type="float">
            <text:p>4785.36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90507898107846" calcext:value-type="float">
            <text:p>0.590507898107846</text:p>
          </table:table-cell>
          <table:table-cell office:value-type="float" office:value="189.876291081654" calcext:value-type="float">
            <text:p>189.876291081654</text:p>
          </table:table-cell>
        </table:table-row>
        <table:table-row table:style-name="ro1">
          <table:table-cell office:value-type="float" office:value="459.033519553073" calcext:value-type="float">
            <text:p>459.033519553073</text:p>
          </table:table-cell>
          <table:table-cell office:value-type="float" office:value="4820.92000000001" calcext:value-type="float">
            <text:p>4820.92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91904344570817" calcext:value-type="float">
            <text:p>0.591904344570817</text:p>
          </table:table-cell>
          <table:table-cell office:value-type="float" office:value="190.239800397024" calcext:value-type="float">
            <text:p>190.239800397024</text:p>
          </table:table-cell>
        </table:table-row>
        <table:table-row table:style-name="ro1">
          <table:table-cell office:value-type="float" office:value="464.055865921788" calcext:value-type="float">
            <text:p>464.055865921788</text:p>
          </table:table-cell>
          <table:table-cell office:value-type="float" office:value="4856.48000000001" calcext:value-type="float">
            <text:p>4856.48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93305354118809" calcext:value-type="float">
            <text:p>0.593305354118809</text:p>
          </table:table-cell>
          <table:table-cell office:value-type="float" office:value="190.604333595544" calcext:value-type="float">
            <text:p>190.604333595544</text:p>
          </table:table-cell>
        </table:table-row>
        <table:table-row table:style-name="ro1">
          <table:table-cell office:value-type="float" office:value="469.078212290503" calcext:value-type="float">
            <text:p>469.078212290503</text:p>
          </table:table-cell>
          <table:table-cell office:value-type="float" office:value="4892.04000000001" calcext:value-type="float">
            <text:p>4892.04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94710945789405" calcext:value-type="float">
            <text:p>0.594710945789405</text:p>
          </table:table-cell>
          <table:table-cell office:value-type="float" office:value="190.969894486568" calcext:value-type="float">
            <text:p>190.969894486568</text:p>
          </table:table-cell>
        </table:table-row>
        <table:table-row table:style-name="ro1">
          <table:table-cell office:value-type="float" office:value="474.100558659218" calcext:value-type="float">
            <text:p>474.100558659218</text:p>
          </table:table-cell>
          <table:table-cell office:value-type="float" office:value="4927.60000000001" calcext:value-type="float">
            <text:p>4927.6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96121138716864" calcext:value-type="float">
            <text:p>0.596121138716864</text:p>
          </table:table-cell>
          <table:table-cell office:value-type="float" office:value="191.336486897073" calcext:value-type="float">
            <text:p>191.336486897073</text:p>
          </table:table-cell>
        </table:table-row>
        <table:table-row table:style-name="ro1">
          <table:table-cell office:value-type="float" office:value="479.122905027933" calcext:value-type="float">
            <text:p>479.122905027933</text:p>
          </table:table-cell>
          <table:table-cell office:value-type="float" office:value="4963.16000000001" calcext:value-type="float">
            <text:p>4963.16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97535952132699" calcext:value-type="float">
            <text:p>0.597535952132699</text:p>
          </table:table-cell>
          <table:table-cell office:value-type="float" office:value="191.704114671756" calcext:value-type="float">
            <text:p>191.704114671756</text:p>
          </table:table-cell>
        </table:table-row>
        <table:table-row table:style-name="ro1">
          <table:table-cell office:value-type="float" office:value="484.145251396648" calcext:value-type="float">
            <text:p>484.145251396648</text:p>
          </table:table-cell>
          <table:table-cell office:value-type="float" office:value="4998.72000000001" calcext:value-type="float">
            <text:p>4998.72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598955405366261" calcext:value-type="float">
            <text:p>0.598955405366261</text:p>
          </table:table-cell>
          <table:table-cell office:value-type="float" office:value="192.072781673133" calcext:value-type="float">
            <text:p>192.072781673133</text:p>
          </table:table-cell>
        </table:table-row>
        <table:table-row table:style-name="ro1">
          <table:table-cell office:value-type="float" office:value="489.167597765363" calcext:value-type="float">
            <text:p>489.167597765363</text:p>
          </table:table-cell>
          <table:table-cell office:value-type="float" office:value="5034.28000000001" calcext:value-type="float">
            <text:p>5034.28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00379517845325" calcext:value-type="float">
            <text:p>0.600379517845325</text:p>
          </table:table-cell>
          <table:table-cell office:value-type="float" office:value="192.442491781633" calcext:value-type="float">
            <text:p>192.442491781633</text:p>
          </table:table-cell>
        </table:table-row>
        <table:table-row table:style-name="ro1">
          <table:table-cell office:value-type="float" office:value="494.189944134078" calcext:value-type="float">
            <text:p>494.189944134078</text:p>
          </table:table-cell>
          <table:table-cell office:value-type="float" office:value="5069.84000000001" calcext:value-type="float">
            <text:p>5069.84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0180830909668" calcext:value-type="float">
            <text:p>0.60180830909668</text:p>
          </table:table-cell>
          <table:table-cell office:value-type="float" office:value="192.813248895703" calcext:value-type="float">
            <text:p>192.813248895703</text:p>
          </table:table-cell>
        </table:table-row>
        <table:table-row table:style-name="ro1">
          <table:table-cell office:value-type="float" office:value="499.212290502793" calcext:value-type="float">
            <text:p>499.212290502793</text:p>
          </table:table-cell>
          <table:table-cell office:value-type="float" office:value="5105.40000000001" calcext:value-type="float">
            <text:p>5105.40000000001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03241798746726" calcext:value-type="float">
            <text:p>0.603241798746726</text:p>
          </table:table-cell>
          <table:table-cell office:value-type="float" office:value="193.185056931906" calcext:value-type="float">
            <text:p>193.185056931906</text:p>
          </table:table-cell>
        </table:table-row>
        <table:table-row table:style-name="ro1">
          <table:table-cell office:value-type="float" office:value="504.234636871508" calcext:value-type="float">
            <text:p>504.234636871508</text:p>
          </table:table-cell>
          <table:table-cell office:value-type="float" office:value="5140.96000000002" calcext:value-type="float">
            <text:p>5140.96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04680006522069" calcext:value-type="float">
            <text:p>0.604680006522069</text:p>
          </table:table-cell>
          <table:table-cell office:value-type="float" office:value="193.55791982502" calcext:value-type="float">
            <text:p>193.55791982502</text:p>
          </table:table-cell>
        </table:table-row>
        <table:table-row table:style-name="ro1">
          <table:table-cell office:value-type="float" office:value="509.256983240223" calcext:value-type="float">
            <text:p>509.256983240223</text:p>
          </table:table-cell>
          <table:table-cell office:value-type="float" office:value="5176.52000000002" calcext:value-type="float">
            <text:p>5176.52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0612295225013" calcext:value-type="float">
            <text:p>0.60612295225013</text:p>
          </table:table-cell>
          <table:table-cell office:value-type="float" office:value="193.931841528142" calcext:value-type="float">
            <text:p>193.931841528142</text:p>
          </table:table-cell>
        </table:table-row>
        <table:table-row table:style-name="ro1">
          <table:table-cell office:value-type="float" office:value="514.279329608939" calcext:value-type="float">
            <text:p>514.279329608939</text:p>
          </table:table-cell>
          <table:table-cell office:value-type="float" office:value="5212.08000000002" calcext:value-type="float">
            <text:p>5212.08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07570655859746" calcext:value-type="float">
            <text:p>0.607570655859746</text:p>
          </table:table-cell>
          <table:table-cell office:value-type="float" office:value="194.306826012788" calcext:value-type="float">
            <text:p>194.306826012788</text:p>
          </table:table-cell>
        </table:table-row>
        <table:table-row table:style-name="ro1">
          <table:table-cell office:value-type="float" office:value="519.301675977654" calcext:value-type="float">
            <text:p>519.301675977654</text:p>
          </table:table-cell>
          <table:table-cell office:value-type="float" office:value="5247.64000000002" calcext:value-type="float">
            <text:p>5247.64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09023137381787" calcext:value-type="float">
            <text:p>0.609023137381787</text:p>
          </table:table-cell>
          <table:table-cell office:value-type="float" office:value="194.682877268997" calcext:value-type="float">
            <text:p>194.682877268997</text:p>
          </table:table-cell>
        </table:table-row>
        <table:table-row table:style-name="ro1">
          <table:table-cell office:value-type="float" office:value="524.324022346369" calcext:value-type="float">
            <text:p>524.324022346369</text:p>
          </table:table-cell>
          <table:table-cell office:value-type="float" office:value="5283.20000000002" calcext:value-type="float">
            <text:p>5283.20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10480416949767" calcext:value-type="float">
            <text:p>0.610480416949767</text:p>
          </table:table-cell>
          <table:table-cell office:value-type="float" office:value="195.059999305434" calcext:value-type="float">
            <text:p>195.059999305434</text:p>
          </table:table-cell>
        </table:table-row>
        <table:table-row table:style-name="ro1">
          <table:table-cell office:value-type="float" office:value="529.346368715084" calcext:value-type="float">
            <text:p>529.346368715084</text:p>
          </table:table-cell>
          <table:table-cell office:value-type="float" office:value="5318.76000000002" calcext:value-type="float">
            <text:p>5318.76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11942514800469" calcext:value-type="float">
            <text:p>0.611942514800469</text:p>
          </table:table-cell>
          <table:table-cell office:value-type="float" office:value="195.438196149494" calcext:value-type="float">
            <text:p>195.438196149494</text:p>
          </table:table-cell>
        </table:table-row>
        <table:table-row table:style-name="ro1">
          <table:table-cell office:value-type="float" office:value="534.368715083799" calcext:value-type="float">
            <text:p>534.368715083799</text:p>
          </table:table-cell>
          <table:table-cell office:value-type="float" office:value="5354.32000000002" calcext:value-type="float">
            <text:p>5354.32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13409451274562" calcext:value-type="float">
            <text:p>0.613409451274562</text:p>
          </table:table-cell>
          <table:table-cell office:value-type="float" office:value="195.817471847405" calcext:value-type="float">
            <text:p>195.817471847405</text:p>
          </table:table-cell>
        </table:table-row>
        <table:table-row table:style-name="ro1">
          <table:table-cell office:value-type="float" office:value="539.391061452514" calcext:value-type="float">
            <text:p>539.391061452514</text:p>
          </table:table-cell>
          <table:table-cell office:value-type="float" office:value="5389.88000000002" calcext:value-type="float">
            <text:p>5389.88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1488124681724" calcext:value-type="float">
            <text:p>0.61488124681724</text:p>
          </table:table-cell>
          <table:table-cell office:value-type="float" office:value="196.197830464336" calcext:value-type="float">
            <text:p>196.197830464336</text:p>
          </table:table-cell>
        </table:table-row>
        <table:table-row table:style-name="ro1">
          <table:table-cell office:value-type="float" office:value="544.413407821229" calcext:value-type="float">
            <text:p>544.413407821229</text:p>
          </table:table-cell>
          <table:table-cell office:value-type="float" office:value="5425.44000000002" calcext:value-type="float">
            <text:p>5425.44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16357921978844" calcext:value-type="float">
            <text:p>0.616357921978844</text:p>
          </table:table-cell>
          <table:table-cell office:value-type="float" office:value="196.579276084502" calcext:value-type="float">
            <text:p>196.579276084502</text:p>
          </table:table-cell>
        </table:table-row>
        <table:table-row table:style-name="ro1">
          <table:table-cell office:value-type="float" office:value="549.435754189944" calcext:value-type="float">
            <text:p>549.435754189944</text:p>
          </table:table-cell>
          <table:table-cell office:value-type="float" office:value="5461.00000000002" calcext:value-type="float">
            <text:p>5461.00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17839497415509" calcext:value-type="float">
            <text:p>0.617839497415509</text:p>
          </table:table-cell>
          <table:table-cell office:value-type="float" office:value="196.96181281127" calcext:value-type="float">
            <text:p>196.96181281127</text:p>
          </table:table-cell>
        </table:table-row>
        <table:table-row table:style-name="ro1">
          <table:table-cell office:value-type="float" office:value="554.458100558659" calcext:value-type="float">
            <text:p>554.458100558659</text:p>
          </table:table-cell>
          <table:table-cell office:value-type="float" office:value="5496.56000000002" calcext:value-type="float">
            <text:p>5496.56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193259938898" calcext:value-type="float">
            <text:p>0.6193259938898</text:p>
          </table:table-cell>
          <table:table-cell office:value-type="float" office:value="197.345444767268" calcext:value-type="float">
            <text:p>197.345444767268</text:p>
          </table:table-cell>
        </table:table-row>
        <table:table-row table:style-name="ro1">
          <table:table-cell office:value-type="float" office:value="559.480446927374" calcext:value-type="float">
            <text:p>559.480446927374</text:p>
          </table:table-cell>
          <table:table-cell office:value-type="float" office:value="5532.12000000002" calcext:value-type="float">
            <text:p>5532.12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2081743227136" calcext:value-type="float">
            <text:p>0.62081743227136</text:p>
          </table:table-cell>
          <table:table-cell office:value-type="float" office:value="197.73017609449" calcext:value-type="float">
            <text:p>197.73017609449</text:p>
          </table:table-cell>
        </table:table-row>
        <table:table-row table:style-name="ro1">
          <table:table-cell office:value-type="float" office:value="564.502793296089" calcext:value-type="float">
            <text:p>564.502793296089</text:p>
          </table:table-cell>
          <table:table-cell office:value-type="float" office:value="5567.68000000002" calcext:value-type="float">
            <text:p>5567.68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2231383353756" calcext:value-type="float">
            <text:p>0.62231383353756</text:p>
          </table:table-cell>
          <table:table-cell office:value-type="float" office:value="198.11601095441" calcext:value-type="float">
            <text:p>198.11601095441</text:p>
          </table:table-cell>
        </table:table-row>
        <table:table-row table:style-name="ro1">
          <table:table-cell office:value-type="float" office:value="569.525139664804" calcext:value-type="float">
            <text:p>569.525139664804</text:p>
          </table:table-cell>
          <table:table-cell office:value-type="float" office:value="5603.24000000002" calcext:value-type="float">
            <text:p>5603.24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23815218774159" calcext:value-type="float">
            <text:p>0.623815218774159</text:p>
          </table:table-cell>
          <table:table-cell office:value-type="float" office:value="198.502953528086" calcext:value-type="float">
            <text:p>198.502953528086</text:p>
          </table:table-cell>
        </table:table-row>
        <table:table-row table:style-name="ro1">
          <table:table-cell office:value-type="float" office:value="574.54748603352" calcext:value-type="float">
            <text:p>574.54748603352</text:p>
          </table:table-cell>
          <table:table-cell office:value-type="float" office:value="5638.80000000002" calcext:value-type="float">
            <text:p>5638.80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25321609175958" calcext:value-type="float">
            <text:p>0.625321609175958</text:p>
          </table:table-cell>
          <table:table-cell office:value-type="float" office:value="198.891008016274" calcext:value-type="float">
            <text:p>198.891008016274</text:p>
          </table:table-cell>
        </table:table-row>
        <table:table-row table:style-name="ro1">
          <table:table-cell office:value-type="float" office:value="579.569832402235" calcext:value-type="float">
            <text:p>579.569832402235</text:p>
          </table:table-cell>
          <table:table-cell office:value-type="float" office:value="5674.36000000002" calcext:value-type="float">
            <text:p>5674.36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26833026047469" calcext:value-type="float">
            <text:p>0.626833026047469</text:p>
          </table:table-cell>
          <table:table-cell office:value-type="float" office:value="199.280178639538" calcext:value-type="float">
            <text:p>199.280178639538</text:p>
          </table:table-cell>
        </table:table-row>
        <table:table-row table:style-name="ro1">
          <table:table-cell office:value-type="float" office:value="584.59217877095" calcext:value-type="float">
            <text:p>584.59217877095</text:p>
          </table:table-cell>
          <table:table-cell office:value-type="float" office:value="5709.92000000002" calcext:value-type="float">
            <text:p>5709.92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28349490803582" calcext:value-type="float">
            <text:p>0.628349490803582</text:p>
          </table:table-cell>
          <table:table-cell office:value-type="float" office:value="199.67046963836" calcext:value-type="float">
            <text:p>199.67046963836</text:p>
          </table:table-cell>
        </table:table-row>
        <table:table-row table:style-name="ro1">
          <table:table-cell office:value-type="float" office:value="589.614525139665" calcext:value-type="float">
            <text:p>589.614525139665</text:p>
          </table:table-cell>
          <table:table-cell office:value-type="float" office:value="5745.48000000002" calcext:value-type="float">
            <text:p>5745.48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29871024970239" calcext:value-type="float">
            <text:p>0.629871024970239</text:p>
          </table:table-cell>
          <table:table-cell office:value-type="float" office:value="200.061885273256" calcext:value-type="float">
            <text:p>200.061885273256</text:p>
          </table:table-cell>
        </table:table-row>
        <table:table-row table:style-name="ro1">
          <table:table-cell office:value-type="float" office:value="594.63687150838" calcext:value-type="float">
            <text:p>594.63687150838</text:p>
          </table:table-cell>
          <table:table-cell office:value-type="float" office:value="5781.04000000002" calcext:value-type="float">
            <text:p>5781.04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31397650185116" calcext:value-type="float">
            <text:p>0.631397650185116</text:p>
          </table:table-cell>
          <table:table-cell office:value-type="float" office:value="200.454429824886" calcext:value-type="float">
            <text:p>200.454429824886</text:p>
          </table:table-cell>
        </table:table-row>
        <table:table-row table:style-name="ro1">
          <table:table-cell office:value-type="float" office:value="599.659217877095" calcext:value-type="float">
            <text:p>599.659217877095</text:p>
          </table:table-cell>
          <table:table-cell office:value-type="float" office:value="5816.60000000002" calcext:value-type="float">
            <text:p>5816.60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32929388198305" calcext:value-type="float">
            <text:p>0.632929388198305</text:p>
          </table:table-cell>
          <table:table-cell office:value-type="float" office:value="200.84810759417" calcext:value-type="float">
            <text:p>200.84810759417</text:p>
          </table:table-cell>
        </table:table-row>
        <table:table-row table:style-name="ro1">
          <table:table-cell office:value-type="float" office:value="604.68156424581" calcext:value-type="float">
            <text:p>604.68156424581</text:p>
          </table:table-cell>
          <table:table-cell office:value-type="float" office:value="5852.16000000002" calcext:value-type="float">
            <text:p>5852.16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34466260872998" calcext:value-type="float">
            <text:p>0.634466260872998</text:p>
          </table:table-cell>
          <table:table-cell office:value-type="float" office:value="201.242922902399" calcext:value-type="float">
            <text:p>201.242922902399</text:p>
          </table:table-cell>
        </table:table-row>
        <table:table-row table:style-name="ro1">
          <table:table-cell office:value-type="float" office:value="609.703910614525" calcext:value-type="float">
            <text:p>609.703910614525</text:p>
          </table:table-cell>
          <table:table-cell office:value-type="float" office:value="5887.72000000002" calcext:value-type="float">
            <text:p>5887.72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3600829018619" calcext:value-type="float">
            <text:p>0.63600829018619</text:p>
          </table:table-cell>
          <table:table-cell office:value-type="float" office:value="201.638880091357" calcext:value-type="float">
            <text:p>201.638880091357</text:p>
          </table:table-cell>
        </table:table-row>
        <table:table-row table:style-name="ro1">
          <table:table-cell office:value-type="float" office:value="614.72625698324" calcext:value-type="float">
            <text:p>614.72625698324</text:p>
          </table:table-cell>
          <table:table-cell office:value-type="float" office:value="5923.28000000002" calcext:value-type="float">
            <text:p>5923.28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37555498229365" calcext:value-type="float">
            <text:p>0.637555498229365</text:p>
          </table:table-cell>
          <table:table-cell office:value-type="float" office:value="202.035983523431" calcext:value-type="float">
            <text:p>202.035983523431</text:p>
          </table:table-cell>
        </table:table-row>
        <table:table-row table:style-name="ro1">
          <table:table-cell office:value-type="float" office:value="619.748603351955" calcext:value-type="float">
            <text:p>619.748603351955</text:p>
          </table:table-cell>
          <table:table-cell office:value-type="float" office:value="5958.84000000002" calcext:value-type="float">
            <text:p>5958.84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39107907209211" calcext:value-type="float">
            <text:p>0.639107907209211</text:p>
          </table:table-cell>
          <table:table-cell office:value-type="float" office:value="202.43423758173" calcext:value-type="float">
            <text:p>202.43423758173</text:p>
          </table:table-cell>
        </table:table-row>
        <table:table-row table:style-name="ro1">
          <table:table-cell office:value-type="float" office:value="624.77094972067" calcext:value-type="float">
            <text:p>624.77094972067</text:p>
          </table:table-cell>
          <table:table-cell office:value-type="float" office:value="5994.40000000002" calcext:value-type="float">
            <text:p>5994.40000000002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4066553944832" calcext:value-type="float">
            <text:p>0.64066553944832</text:p>
          </table:table-cell>
          <table:table-cell office:value-type="float" office:value="202.833646670207" calcext:value-type="float">
            <text:p>202.833646670207</text:p>
          </table:table-cell>
        </table:table-row>
        <table:table-row table:style-name="ro1">
          <table:table-cell office:value-type="float" office:value="629.793296089385" calcext:value-type="float">
            <text:p>629.793296089385</text:p>
          </table:table-cell>
          <table:table-cell office:value-type="float" office:value="6029.96000000003" calcext:value-type="float">
            <text:p>6029.96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42228417385904" calcext:value-type="float">
            <text:p>0.642228417385904</text:p>
          </table:table-cell>
          <table:table-cell office:value-type="float" office:value="203.234215213767" calcext:value-type="float">
            <text:p>203.234215213767</text:p>
          </table:table-cell>
        </table:table-row>
        <table:table-row table:style-name="ro1">
          <table:table-cell office:value-type="float" office:value="634.815642458101" calcext:value-type="float">
            <text:p>634.815642458101</text:p>
          </table:table-cell>
          <table:table-cell office:value-type="float" office:value="6065.52000000003" calcext:value-type="float">
            <text:p>6065.52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43796563578514" calcext:value-type="float">
            <text:p>0.643796563578514</text:p>
          </table:table-cell>
          <table:table-cell office:value-type="float" office:value="203.6359476584" calcext:value-type="float">
            <text:p>203.6359476584</text:p>
          </table:table-cell>
        </table:table-row>
        <table:table-row table:style-name="ro1">
          <table:table-cell office:value-type="float" office:value="639.837988826816" calcext:value-type="float">
            <text:p>639.837988826816</text:p>
          </table:table-cell>
          <table:table-cell office:value-type="float" office:value="6101.08000000003" calcext:value-type="float">
            <text:p>6101.08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45370000700762" calcext:value-type="float">
            <text:p>0.645370000700762</text:p>
          </table:table-cell>
          <table:table-cell office:value-type="float" office:value="204.038848471289" calcext:value-type="float">
            <text:p>204.038848471289</text:p>
          </table:table-cell>
        </table:table-row>
        <table:table-row table:style-name="ro1">
          <table:table-cell office:value-type="float" office:value="644.860335195531" calcext:value-type="float">
            <text:p>644.860335195531</text:p>
          </table:table-cell>
          <table:table-cell office:value-type="float" office:value="6136.64000000003" calcext:value-type="float">
            <text:p>6136.64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46948751546048" calcext:value-type="float">
            <text:p>0.646948751546048</text:p>
          </table:table-cell>
          <table:table-cell office:value-type="float" office:value="204.442922140938" calcext:value-type="float">
            <text:p>204.442922140938</text:p>
          </table:table-cell>
        </table:table-row>
        <table:table-row table:style-name="ro1">
          <table:table-cell office:value-type="float" office:value="649.882681564246" calcext:value-type="float">
            <text:p>649.882681564246</text:p>
          </table:table-cell>
          <table:table-cell office:value-type="float" office:value="6172.20000000003" calcext:value-type="float">
            <text:p>6172.20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48532839027298" calcext:value-type="float">
            <text:p>0.648532839027298</text:p>
          </table:table-cell>
          <table:table-cell office:value-type="float" office:value="204.848173177291" calcext:value-type="float">
            <text:p>204.848173177291</text:p>
          </table:table-cell>
        </table:table-row>
        <table:table-row table:style-name="ro1">
          <table:table-cell office:value-type="float" office:value="654.905027932961" calcext:value-type="float">
            <text:p>654.905027932961</text:p>
          </table:table-cell>
          <table:table-cell office:value-type="float" office:value="6207.76000000003" calcext:value-type="float">
            <text:p>6207.76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50122286177698" calcext:value-type="float">
            <text:p>0.650122286177698</text:p>
          </table:table-cell>
          <table:table-cell office:value-type="float" office:value="205.254606111855" calcext:value-type="float">
            <text:p>205.254606111855</text:p>
          </table:table-cell>
        </table:table-row>
        <table:table-row table:style-name="ro1">
          <table:table-cell office:value-type="float" office:value="659.927374301676" calcext:value-type="float">
            <text:p>659.927374301676</text:p>
          </table:table-cell>
          <table:table-cell office:value-type="float" office:value="6243.32000000003" calcext:value-type="float">
            <text:p>6243.32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51717116151441" calcext:value-type="float">
            <text:p>0.651717116151441</text:p>
          </table:table-cell>
          <table:table-cell office:value-type="float" office:value="205.662225497825" calcext:value-type="float">
            <text:p>205.662225497825</text:p>
          </table:table-cell>
        </table:table-row>
        <table:table-row table:style-name="ro1">
          <table:table-cell office:value-type="float" office:value="664.949720670391" calcext:value-type="float">
            <text:p>664.949720670391</text:p>
          </table:table-cell>
          <table:table-cell office:value-type="float" office:value="6278.88000000003" calcext:value-type="float">
            <text:p>6278.88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53317352224475" calcext:value-type="float">
            <text:p>0.653317352224475</text:p>
          </table:table-cell>
          <table:table-cell office:value-type="float" office:value="206.071035910205" calcext:value-type="float">
            <text:p>206.071035910205</text:p>
          </table:table-cell>
        </table:table-row>
        <table:table-row table:style-name="ro1">
          <table:table-cell office:value-type="float" office:value="669.972067039106" calcext:value-type="float">
            <text:p>669.972067039106</text:p>
          </table:table-cell>
          <table:table-cell office:value-type="float" office:value="6314.44000000003" calcext:value-type="float">
            <text:p>6314.44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54923017795259" calcext:value-type="float">
            <text:p>0.654923017795259</text:p>
          </table:table-cell>
          <table:table-cell office:value-type="float" office:value="206.481041945935" calcext:value-type="float">
            <text:p>206.481041945935</text:p>
          </table:table-cell>
        </table:table-row>
        <table:table-row table:style-name="ro1">
          <table:table-cell office:value-type="float" office:value="674.994413407821" calcext:value-type="float">
            <text:p>674.994413407821</text:p>
          </table:table-cell>
          <table:table-cell office:value-type="float" office:value="6350.00000000003" calcext:value-type="float">
            <text:p>6350.00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56534136385523" calcext:value-type="float">
            <text:p>0.656534136385523</text:p>
          </table:table-cell>
          <table:table-cell office:value-type="float" office:value="206.892248224015" calcext:value-type="float">
            <text:p>206.892248224015</text:p>
          </table:table-cell>
        </table:table-row>
        <table:table-row table:style-name="ro1">
          <table:table-cell office:value-type="float" office:value="680.016759776536" calcext:value-type="float">
            <text:p>680.016759776536</text:p>
          </table:table-cell>
          <table:table-cell office:value-type="float" office:value="6385.56000000003" calcext:value-type="float">
            <text:p>6385.56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5815073164103" calcext:value-type="float">
            <text:p>0.65815073164103</text:p>
          </table:table-cell>
          <table:table-cell office:value-type="float" office:value="207.304659385636" calcext:value-type="float">
            <text:p>207.304659385636</text:p>
          </table:table-cell>
        </table:table-row>
        <table:table-row table:style-name="ro1">
          <table:table-cell office:value-type="float" office:value="685.039106145251" calcext:value-type="float">
            <text:p>685.039106145251</text:p>
          </table:table-cell>
          <table:table-cell office:value-type="float" office:value="6421.12000000003" calcext:value-type="float">
            <text:p>6421.12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59772827332352" calcext:value-type="float">
            <text:p>0.659772827332352</text:p>
          </table:table-cell>
          <table:table-cell office:value-type="float" office:value="207.718280094303" calcext:value-type="float">
            <text:p>207.718280094303</text:p>
          </table:table-cell>
        </table:table-row>
        <table:table-row table:style-name="ro1">
          <table:table-cell office:value-type="float" office:value="690.061452513967" calcext:value-type="float">
            <text:p>690.061452513967</text:p>
          </table:table-cell>
          <table:table-cell office:value-type="float" office:value="6456.68000000003" calcext:value-type="float">
            <text:p>6456.68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61400447355645" calcext:value-type="float">
            <text:p>0.661400447355645</text:p>
          </table:table-cell>
          <table:table-cell office:value-type="float" office:value="208.133115035963" calcext:value-type="float">
            <text:p>208.133115035963</text:p>
          </table:table-cell>
        </table:table-row>
        <table:table-row table:style-name="ro1">
          <table:table-cell office:value-type="float" office:value="695.083798882682" calcext:value-type="float">
            <text:p>695.083798882682</text:p>
          </table:table-cell>
          <table:table-cell office:value-type="float" office:value="6492.24000000003" calcext:value-type="float">
            <text:p>6492.24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63033615733429" calcext:value-type="float">
            <text:p>0.663033615733429</text:p>
          </table:table-cell>
          <table:table-cell office:value-type="float" office:value="208.549168919138" calcext:value-type="float">
            <text:p>208.549168919138</text:p>
          </table:table-cell>
        </table:table-row>
        <table:table-row table:style-name="ro1">
          <table:table-cell office:value-type="float" office:value="700.106145251397" calcext:value-type="float">
            <text:p>700.106145251397</text:p>
          </table:table-cell>
          <table:table-cell office:value-type="float" office:value="6527.80000000003" calcext:value-type="float">
            <text:p>6527.80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64672356615378" calcext:value-type="float">
            <text:p>0.664672356615378</text:p>
          </table:table-cell>
          <table:table-cell office:value-type="float" office:value="208.966446475054" calcext:value-type="float">
            <text:p>208.966446475054</text:p>
          </table:table-cell>
        </table:table-row>
        <table:table-row table:style-name="ro1">
          <table:table-cell office:value-type="float" office:value="705.128491620112" calcext:value-type="float">
            <text:p>705.128491620112</text:p>
          </table:table-cell>
          <table:table-cell office:value-type="float" office:value="6563.36000000003" calcext:value-type="float">
            <text:p>6563.36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66316694279112" calcext:value-type="float">
            <text:p>0.666316694279112</text:p>
          </table:table-cell>
          <table:table-cell office:value-type="float" office:value="209.384952457768" calcext:value-type="float">
            <text:p>209.384952457768</text:p>
          </table:table-cell>
        </table:table-row>
        <table:table-row table:style-name="ro1">
          <table:table-cell office:value-type="float" office:value="710.150837988827" calcext:value-type="float">
            <text:p>710.150837988827</text:p>
          </table:table-cell>
          <table:table-cell office:value-type="float" office:value="6598.92000000003" calcext:value-type="float">
            <text:p>6598.92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67966653130998" calcext:value-type="float">
            <text:p>0.667966653130998</text:p>
          </table:table-cell>
          <table:table-cell office:value-type="float" office:value="209.804691644306" calcext:value-type="float">
            <text:p>209.804691644306</text:p>
          </table:table-cell>
        </table:table-row>
        <table:table-row table:style-name="ro1">
          <table:table-cell office:value-type="float" office:value="715.173184357542" calcext:value-type="float">
            <text:p>715.173184357542</text:p>
          </table:table-cell>
          <table:table-cell office:value-type="float" office:value="6634.48000000003" calcext:value-type="float">
            <text:p>6634.48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69622257706951" calcext:value-type="float">
            <text:p>0.669622257706951</text:p>
          </table:table-cell>
          <table:table-cell office:value-type="float" office:value="210.22566883479" calcext:value-type="float">
            <text:p>210.22566883479</text:p>
          </table:table-cell>
        </table:table-row>
        <table:table-row table:style-name="ro1">
          <table:table-cell office:value-type="float" office:value="720.195530726257" calcext:value-type="float">
            <text:p>720.195530726257</text:p>
          </table:table-cell>
          <table:table-cell office:value-type="float" office:value="6670.04000000003" calcext:value-type="float">
            <text:p>6670.04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71283532673251" calcext:value-type="float">
            <text:p>0.671283532673251</text:p>
          </table:table-cell>
          <table:table-cell office:value-type="float" office:value="210.647888852576" calcext:value-type="float">
            <text:p>210.647888852576</text:p>
          </table:table-cell>
        </table:table-row>
        <table:table-row table:style-name="ro1">
          <table:table-cell office:value-type="float" office:value="725.217877094972" calcext:value-type="float">
            <text:p>725.217877094972</text:p>
          </table:table-cell>
          <table:table-cell office:value-type="float" office:value="6705.60000000003" calcext:value-type="float">
            <text:p>6705.60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7295050282735" calcext:value-type="float">
            <text:p>0.67295050282735</text:p>
          </table:table-cell>
          <table:table-cell office:value-type="float" office:value="211.071356544385" calcext:value-type="float">
            <text:p>211.071356544385</text:p>
          </table:table-cell>
        </table:table-row>
        <table:table-row table:style-name="ro1">
          <table:table-cell office:value-type="float" office:value="730.240223463687" calcext:value-type="float">
            <text:p>730.240223463687</text:p>
          </table:table-cell>
          <table:table-cell office:value-type="float" office:value="6741.16000000003" calcext:value-type="float">
            <text:p>6741.16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74623193098705" calcext:value-type="float">
            <text:p>0.674623193098705</text:p>
          </table:table-cell>
          <table:table-cell office:value-type="float" office:value="211.496076780442" calcext:value-type="float">
            <text:p>211.496076780442</text:p>
          </table:table-cell>
        </table:table-row>
        <table:table-row table:style-name="ro1">
          <table:table-cell office:value-type="float" office:value="735.262569832402" calcext:value-type="float">
            <text:p>735.262569832402</text:p>
          </table:table-cell>
          <table:table-cell office:value-type="float" office:value="6776.72000000003" calcext:value-type="float">
            <text:p>6776.72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763016285496" calcext:value-type="float">
            <text:p>0.6763016285496</text:p>
          </table:table-cell>
          <table:table-cell office:value-type="float" office:value="211.922054454609" calcext:value-type="float">
            <text:p>211.922054454609</text:p>
          </table:table-cell>
        </table:table-row>
        <table:table-row table:style-name="ro1">
          <table:table-cell office:value-type="float" office:value="740.284916201117" calcext:value-type="float">
            <text:p>740.284916201117</text:p>
          </table:table-cell>
          <table:table-cell office:value-type="float" office:value="6812.28000000003" calcext:value-type="float">
            <text:p>6812.28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77985834375979" calcext:value-type="float">
            <text:p>0.677985834375979</text:p>
          </table:table-cell>
          <table:table-cell office:value-type="float" office:value="212.349294484524" calcext:value-type="float">
            <text:p>212.349294484524</text:p>
          </table:table-cell>
        </table:table-row>
        <table:table-row table:style-name="ro1">
          <table:table-cell office:value-type="float" office:value="745.307262569832" calcext:value-type="float">
            <text:p>745.307262569832</text:p>
          </table:table-cell>
          <table:table-cell office:value-type="float" office:value="6847.84000000003" calcext:value-type="float">
            <text:p>6847.84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7967583590829" calcext:value-type="float">
            <text:p>0.67967583590829</text:p>
          </table:table-cell>
          <table:table-cell office:value-type="float" office:value="212.777801811737" calcext:value-type="float">
            <text:p>212.777801811737</text:p>
          </table:table-cell>
        </table:table-row>
        <table:table-row table:style-name="ro1">
          <table:table-cell office:value-type="float" office:value="750.329608938548" calcext:value-type="float">
            <text:p>750.329608938548</text:p>
          </table:table-cell>
          <table:table-cell office:value-type="float" office:value="6883.40000000003" calcext:value-type="float">
            <text:p>6883.40000000003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81371658612333" calcext:value-type="float">
            <text:p>0.681371658612333</text:p>
          </table:table-cell>
          <table:table-cell office:value-type="float" office:value="213.207581401854" calcext:value-type="float">
            <text:p>213.207581401854</text:p>
          </table:table-cell>
        </table:table-row>
        <table:table-row table:style-name="ro1">
          <table:table-cell office:value-type="float" office:value="755.351955307263" calcext:value-type="float">
            <text:p>755.351955307263</text:p>
          </table:table-cell>
          <table:table-cell office:value-type="float" office:value="6918.96000000004" calcext:value-type="float">
            <text:p>6918.96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83073328090106" calcext:value-type="float">
            <text:p>0.683073328090106</text:p>
          </table:table-cell>
          <table:table-cell office:value-type="float" office:value="213.638638244673" calcext:value-type="float">
            <text:p>213.638638244673</text:p>
          </table:table-cell>
        </table:table-row>
        <table:table-row table:style-name="ro1">
          <table:table-cell office:value-type="float" office:value="760.374301675978" calcext:value-type="float">
            <text:p>760.374301675978</text:p>
          </table:table-cell>
          <table:table-cell office:value-type="float" office:value="6954.52000000004" calcext:value-type="float">
            <text:p>6954.52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84780870080668" calcext:value-type="float">
            <text:p>0.684780870080668</text:p>
          </table:table-cell>
          <table:table-cell office:value-type="float" office:value="214.070977354323" calcext:value-type="float">
            <text:p>214.070977354323</text:p>
          </table:table-cell>
        </table:table-row>
        <table:table-row table:style-name="ro1">
          <table:table-cell office:value-type="float" office:value="765.396648044693" calcext:value-type="float">
            <text:p>765.396648044693</text:p>
          </table:table-cell>
          <table:table-cell office:value-type="float" office:value="6990.08000000004" calcext:value-type="float">
            <text:p>6990.08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86494310461005" calcext:value-type="float">
            <text:p>0.686494310461005</text:p>
          </table:table-cell>
          <table:table-cell office:value-type="float" office:value="214.504603769413" calcext:value-type="float">
            <text:p>214.504603769413</text:p>
          </table:table-cell>
        </table:table-row>
        <table:table-row table:style-name="ro1">
          <table:table-cell office:value-type="float" office:value="770.418994413408" calcext:value-type="float">
            <text:p>770.418994413408</text:p>
          </table:table-cell>
          <table:table-cell office:value-type="float" office:value="7025.64000000004" calcext:value-type="float">
            <text:p>7025.64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88213675246898" calcext:value-type="float">
            <text:p>0.688213675246898</text:p>
          </table:table-cell>
          <table:table-cell office:value-type="float" office:value="214.939522553167" calcext:value-type="float">
            <text:p>214.939522553167</text:p>
          </table:table-cell>
        </table:table-row>
        <table:table-row table:style-name="ro1">
          <table:table-cell office:value-type="float" office:value="775.441340782123" calcext:value-type="float">
            <text:p>775.441340782123</text:p>
          </table:table-cell>
          <table:table-cell office:value-type="float" office:value="7061.20000000004" calcext:value-type="float">
            <text:p>7061.20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89938990593803" calcext:value-type="float">
            <text:p>0.689938990593803</text:p>
          </table:table-cell>
          <table:table-cell office:value-type="float" office:value="215.375738793575" calcext:value-type="float">
            <text:p>215.375738793575</text:p>
          </table:table-cell>
        </table:table-row>
        <table:table-row table:style-name="ro1">
          <table:table-cell office:value-type="float" office:value="780.463687150838" calcext:value-type="float">
            <text:p>780.463687150838</text:p>
          </table:table-cell>
          <table:table-cell office:value-type="float" office:value="7096.76000000004" calcext:value-type="float">
            <text:p>7096.76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91670282797735" calcext:value-type="float">
            <text:p>0.691670282797735</text:p>
          </table:table-cell>
          <table:table-cell office:value-type="float" office:value="215.813257603532" calcext:value-type="float">
            <text:p>215.813257603532</text:p>
          </table:table-cell>
        </table:table-row>
        <table:table-row table:style-name="ro1">
          <table:table-cell office:value-type="float" office:value="785.486033519553" calcext:value-type="float">
            <text:p>785.486033519553</text:p>
          </table:table-cell>
          <table:table-cell office:value-type="float" office:value="7132.32000000004" calcext:value-type="float">
            <text:p>7132.32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93407578296154" calcext:value-type="float">
            <text:p>0.693407578296154</text:p>
          </table:table-cell>
          <table:table-cell office:value-type="float" office:value="216.252084120988" calcext:value-type="float">
            <text:p>216.252084120988</text:p>
          </table:table-cell>
        </table:table-row>
        <table:table-row table:style-name="ro1">
          <table:table-cell office:value-type="float" office:value="790.508379888268" calcext:value-type="float">
            <text:p>790.508379888268</text:p>
          </table:table-cell>
          <table:table-cell office:value-type="float" office:value="7167.88000000004" calcext:value-type="float">
            <text:p>7167.88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9515090366887" calcext:value-type="float">
            <text:p>0.69515090366887</text:p>
          </table:table-cell>
          <table:table-cell office:value-type="float" office:value="216.692223509091" calcext:value-type="float">
            <text:p>216.692223509091</text:p>
          </table:table-cell>
        </table:table-row>
        <table:table-row table:style-name="ro1">
          <table:table-cell office:value-type="float" office:value="795.530726256983" calcext:value-type="float">
            <text:p>795.530726256983</text:p>
          </table:table-cell>
          <table:table-cell office:value-type="float" office:value="7203.44000000004" calcext:value-type="float">
            <text:p>7203.44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9690028563894" calcext:value-type="float">
            <text:p>0.69690028563894</text:p>
          </table:table-cell>
          <table:table-cell office:value-type="float" office:value="217.133680956339" calcext:value-type="float">
            <text:p>217.133680956339</text:p>
          </table:table-cell>
        </table:table-row>
        <table:table-row table:style-name="ro1">
          <table:table-cell office:value-type="float" office:value="800.553072625698" calcext:value-type="float">
            <text:p>800.553072625698</text:p>
          </table:table-cell>
          <table:table-cell office:value-type="float" office:value="7239.00000000004" calcext:value-type="float">
            <text:p>7239.00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698655751073579" calcext:value-type="float">
            <text:p>0.698655751073579</text:p>
          </table:table-cell>
          <table:table-cell office:value-type="float" office:value="217.576461676727" calcext:value-type="float">
            <text:p>217.576461676727</text:p>
          </table:table-cell>
        </table:table-row>
        <table:table-row table:style-name="ro1">
          <table:table-cell office:value-type="float" office:value="805.575418994413" calcext:value-type="float">
            <text:p>805.575418994413</text:p>
          </table:table-cell>
          <table:table-cell office:value-type="float" office:value="7274.56000000004" calcext:value-type="float">
            <text:p>7274.56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700417326985079" calcext:value-type="float">
            <text:p>0.700417326985079</text:p>
          </table:table-cell>
          <table:table-cell office:value-type="float" office:value="218.020570909895" calcext:value-type="float">
            <text:p>218.020570909895</text:p>
          </table:table-cell>
        </table:table-row>
        <table:table-row table:style-name="ro1">
          <table:table-cell office:value-type="float" office:value="810.597765363129" calcext:value-type="float">
            <text:p>810.597765363129</text:p>
          </table:table-cell>
          <table:table-cell office:value-type="float" office:value="7310.12000000004" calcext:value-type="float">
            <text:p>7310.12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702185040531731" calcext:value-type="float">
            <text:p>0.702185040531731</text:p>
          </table:table-cell>
          <table:table-cell office:value-type="float" office:value="218.466013921283" calcext:value-type="float">
            <text:p>218.466013921283</text:p>
          </table:table-cell>
        </table:table-row>
        <table:table-row table:style-name="ro1">
          <table:table-cell office:value-type="float" office:value="815.620111731844" calcext:value-type="float">
            <text:p>815.620111731844</text:p>
          </table:table-cell>
          <table:table-cell office:value-type="float" office:value="7345.68000000004" calcext:value-type="float">
            <text:p>7345.68000000004</text:p>
          </table:table-cell>
          <table:table-cell office:value-type="float" office:value="149.18876" calcext:value-type="float">
            <text:p>149.18876</text:p>
          </table:table-cell>
          <table:table-cell office:value-type="float" office:value="0.703958919018756" calcext:value-type="float">
            <text:p>0.703958919018756</text:p>
          </table:table-cell>
          <table:table-cell office:value-type="float" office:value="218.912796002277" calcext:value-type="float">
            <text:p>218.912796002277</text:p>
          </table:table-cell>
        </table:table-row>
        <table:table-row table:style-name="ro1">
          <table:table-cell office:value-type="float" office:value="820.642458100559" calcext:value-type="float">
            <text:p>820.642458100559</text:p>
          </table:table-cell>
          <table:table-cell office:value-type="float" office:value="7371.08000000004" calcext:value-type="float">
            <text:p>7371.08000000004</text:p>
          </table:table-cell>
          <table:table-cell office:value-type="float" office:value="164.887067974825" calcext:value-type="float">
            <text:p>164.887067974825</text:p>
          </table:table-cell>
          <table:table-cell office:value-type="float" office:value="0.78" calcext:value-type="float">
            <text:p>0.78</text:p>
          </table:table-cell>
          <table:table-cell office:value-type="float" office:value="242.443058943529" calcext:value-type="float">
            <text:p>242.443058943529</text:p>
          </table:table-cell>
        </table:table-row>
        <table:table-row table:style-name="ro1">
          <table:table-cell office:value-type="float" office:value="825.664804469274" calcext:value-type="float">
            <text:p>825.664804469274</text:p>
          </table:table-cell>
          <table:table-cell office:value-type="float" office:value="7396.48000000004" calcext:value-type="float">
            <text:p>7396.48000000004</text:p>
          </table:table-cell>
          <table:table-cell office:value-type="float" office:value="164.589650886323" calcext:value-type="float">
            <text:p>164.589650886323</text:p>
          </table:table-cell>
          <table:table-cell office:value-type="float" office:value="0.78" calcext:value-type="float">
            <text:p>0.78</text:p>
          </table:table-cell>
          <table:table-cell office:value-type="float" office:value="242.359794153992" calcext:value-type="float">
            <text:p>242.359794153992</text:p>
          </table:table-cell>
        </table:table-row>
        <table:table-row table:style-name="ro1">
          <table:table-cell office:value-type="float" office:value="830.687150837989" calcext:value-type="float">
            <text:p>830.687150837989</text:p>
          </table:table-cell>
          <table:table-cell office:value-type="float" office:value="7421.88000000004" calcext:value-type="float">
            <text:p>7421.88000000004</text:p>
          </table:table-cell>
          <table:table-cell office:value-type="float" office:value="164.29256635492" calcext:value-type="float">
            <text:p>164.29256635492</text:p>
          </table:table-cell>
          <table:table-cell office:value-type="float" office:value="0.78" calcext:value-type="float">
            <text:p>0.78</text:p>
          </table:table-cell>
          <table:table-cell office:value-type="float" office:value="242.276500748288" calcext:value-type="float">
            <text:p>242.276500748288</text:p>
          </table:table-cell>
        </table:table-row>
        <table:table-row table:style-name="ro1">
          <table:table-cell office:value-type="float" office:value="835.709497206704" calcext:value-type="float">
            <text:p>835.709497206704</text:p>
          </table:table-cell>
          <table:table-cell office:value-type="float" office:value="7447.28000000004" calcext:value-type="float">
            <text:p>7447.28000000004</text:p>
          </table:table-cell>
          <table:table-cell office:value-type="float" office:value="163.995814237083" calcext:value-type="float">
            <text:p>163.995814237083</text:p>
          </table:table-cell>
          <table:table-cell office:value-type="float" office:value="0.78" calcext:value-type="float">
            <text:p>0.78</text:p>
          </table:table-cell>
          <table:table-cell office:value-type="float" office:value="242.193178696893" calcext:value-type="float">
            <text:p>242.193178696893</text:p>
          </table:table-cell>
        </table:table-row>
        <table:table-row table:style-name="ro1">
          <table:table-cell office:value-type="float" office:value="840.731843575419" calcext:value-type="float">
            <text:p>840.731843575419</text:p>
          </table:table-cell>
          <table:table-cell office:value-type="float" office:value="7472.68000000004" calcext:value-type="float">
            <text:p>7472.68000000004</text:p>
          </table:table-cell>
          <table:table-cell office:value-type="float" office:value="163.699394389247" calcext:value-type="float">
            <text:p>163.699394389247</text:p>
          </table:table-cell>
          <table:table-cell office:value-type="float" office:value="0.78" calcext:value-type="float">
            <text:p>0.78</text:p>
          </table:table-cell>
          <table:table-cell office:value-type="float" office:value="242.109827970232" calcext:value-type="float">
            <text:p>242.109827970232</text:p>
          </table:table-cell>
        </table:table-row>
        <table:table-row table:style-name="ro1">
          <table:table-cell office:value-type="float" office:value="845.754189944134" calcext:value-type="float">
            <text:p>845.754189944134</text:p>
          </table:table-cell>
          <table:table-cell office:value-type="float" office:value="7498.08000000004" calcext:value-type="float">
            <text:p>7498.08000000004</text:p>
          </table:table-cell>
          <table:table-cell office:value-type="float" office:value="163.403306667806" calcext:value-type="float">
            <text:p>163.403306667806</text:p>
          </table:table-cell>
          <table:table-cell office:value-type="float" office:value="0.78" calcext:value-type="float">
            <text:p>0.78</text:p>
          </table:table-cell>
          <table:table-cell office:value-type="float" office:value="242.026448538678" calcext:value-type="float">
            <text:p>242.026448538678</text:p>
          </table:table-cell>
        </table:table-row>
        <table:table-row table:style-name="ro1">
          <table:table-cell office:value-type="float" office:value="850.776536312849" calcext:value-type="float">
            <text:p>850.776536312849</text:p>
          </table:table-cell>
          <table:table-cell office:value-type="float" office:value="7523.48000000004" calcext:value-type="float">
            <text:p>7523.48000000004</text:p>
          </table:table-cell>
          <table:table-cell office:value-type="float" office:value="163.107550929121" calcext:value-type="float">
            <text:p>163.107550929121</text:p>
          </table:table-cell>
          <table:table-cell office:value-type="float" office:value="0.78" calcext:value-type="float">
            <text:p>0.78</text:p>
          </table:table-cell>
          <table:table-cell office:value-type="float" office:value="241.943040372554" calcext:value-type="float">
            <text:p>241.943040372554</text:p>
          </table:table-cell>
        </table:table-row>
        <table:table-row table:style-name="ro1">
          <table:table-cell office:value-type="float" office:value="855.798882681564" calcext:value-type="float">
            <text:p>855.798882681564</text:p>
          </table:table-cell>
          <table:table-cell office:value-type="float" office:value="7548.88000000004" calcext:value-type="float">
            <text:p>7548.88000000004</text:p>
          </table:table-cell>
          <table:table-cell office:value-type="float" office:value="162.812127029515" calcext:value-type="float">
            <text:p>162.812127029515</text:p>
          </table:table-cell>
          <table:table-cell office:value-type="float" office:value="0.78" calcext:value-type="float">
            <text:p>0.78</text:p>
          </table:table-cell>
          <table:table-cell office:value-type="float" office:value="241.859603442131" calcext:value-type="float">
            <text:p>241.859603442131</text:p>
          </table:table-cell>
        </table:table-row>
        <table:table-row table:style-name="ro1">
          <table:table-cell office:value-type="float" office:value="860.821229050279" calcext:value-type="float">
            <text:p>860.821229050279</text:p>
          </table:table-cell>
          <table:table-cell office:value-type="float" office:value="7574.28000000004" calcext:value-type="float">
            <text:p>7574.28000000004</text:p>
          </table:table-cell>
          <table:table-cell office:value-type="float" office:value="162.517034825271" calcext:value-type="float">
            <text:p>162.517034825271</text:p>
          </table:table-cell>
          <table:table-cell office:value-type="float" office:value="0.78" calcext:value-type="float">
            <text:p>0.78</text:p>
          </table:table-cell>
          <table:table-cell office:value-type="float" office:value="241.776137717631" calcext:value-type="float">
            <text:p>241.776137717631</text:p>
          </table:table-cell>
        </table:table-row>
        <table:table-row table:style-name="ro1">
          <table:table-cell office:value-type="float" office:value="865.843575418994" calcext:value-type="float">
            <text:p>865.843575418994</text:p>
          </table:table-cell>
          <table:table-cell office:value-type="float" office:value="7599.68000000004" calcext:value-type="float">
            <text:p>7599.68000000004</text:p>
          </table:table-cell>
          <table:table-cell office:value-type="float" office:value="162.222274172641" calcext:value-type="float">
            <text:p>162.222274172641</text:p>
          </table:table-cell>
          <table:table-cell office:value-type="float" office:value="0.78" calcext:value-type="float">
            <text:p>0.78</text:p>
          </table:table-cell>
          <table:table-cell office:value-type="float" office:value="241.692643169222" calcext:value-type="float">
            <text:p>241.692643169222</text:p>
          </table:table-cell>
        </table:table-row>
        <table:table-row table:style-name="ro1">
          <table:table-cell office:value-type="float" office:value="870.86592178771" calcext:value-type="float">
            <text:p>870.86592178771</text:p>
          </table:table-cell>
          <table:table-cell office:value-type="float" office:value="7625.08000000004" calcext:value-type="float">
            <text:p>7625.08000000004</text:p>
          </table:table-cell>
          <table:table-cell office:value-type="float" office:value="161.927844927834" calcext:value-type="float">
            <text:p>161.927844927834</text:p>
          </table:table-cell>
          <table:table-cell office:value-type="float" office:value="0.78" calcext:value-type="float">
            <text:p>0.78</text:p>
          </table:table-cell>
          <table:table-cell office:value-type="float" office:value="241.609119767021" calcext:value-type="float">
            <text:p>241.609119767021</text:p>
          </table:table-cell>
        </table:table-row>
        <table:table-row table:style-name="ro1">
          <table:table-cell office:value-type="float" office:value="875.888268156425" calcext:value-type="float">
            <text:p>875.888268156425</text:p>
          </table:table-cell>
          <table:table-cell office:value-type="float" office:value="7650.48000000004" calcext:value-type="float">
            <text:p>7650.48000000004</text:p>
          </table:table-cell>
          <table:table-cell office:value-type="float" office:value="161.633746947026" calcext:value-type="float">
            <text:p>161.633746947026</text:p>
          </table:table-cell>
          <table:table-cell office:value-type="float" office:value="0.78" calcext:value-type="float">
            <text:p>0.78</text:p>
          </table:table-cell>
          <table:table-cell office:value-type="float" office:value="241.525567481094" calcext:value-type="float">
            <text:p>241.525567481094</text:p>
          </table:table-cell>
        </table:table-row>
        <table:table-row table:style-name="ro1">
          <table:table-cell office:value-type="float" office:value="880.91061452514" calcext:value-type="float">
            <text:p>880.91061452514</text:p>
          </table:table-cell>
          <table:table-cell office:value-type="float" office:value="7675.88000000004" calcext:value-type="float">
            <text:p>7675.88000000004</text:p>
          </table:table-cell>
          <table:table-cell office:value-type="float" office:value="161.339980086355" calcext:value-type="float">
            <text:p>161.339980086355</text:p>
          </table:table-cell>
          <table:table-cell office:value-type="float" office:value="0.78" calcext:value-type="float">
            <text:p>0.78</text:p>
          </table:table-cell>
          <table:table-cell office:value-type="float" office:value="241.441986281455" calcext:value-type="float">
            <text:p>241.441986281455</text:p>
          </table:table-cell>
        </table:table-row>
        <table:table-row table:style-name="ro1">
          <table:table-cell office:value-type="float" office:value="885.932960893855" calcext:value-type="float">
            <text:p>885.932960893855</text:p>
          </table:table-cell>
          <table:table-cell office:value-type="float" office:value="7701.28000000003" calcext:value-type="float">
            <text:p>7701.28000000003</text:p>
          </table:table-cell>
          <table:table-cell office:value-type="float" office:value="161.046544201922" calcext:value-type="float">
            <text:p>161.046544201922</text:p>
          </table:table-cell>
          <table:table-cell office:value-type="float" office:value="0.78" calcext:value-type="float">
            <text:p>0.78</text:p>
          </table:table-cell>
          <table:table-cell office:value-type="float" office:value="241.358376138067" calcext:value-type="float">
            <text:p>241.358376138067</text:p>
          </table:table-cell>
        </table:table-row>
        <table:table-row table:style-name="ro1">
          <table:table-cell office:value-type="float" office:value="890.95530726257" calcext:value-type="float">
            <text:p>890.95530726257</text:p>
          </table:table-cell>
          <table:table-cell office:value-type="float" office:value="7726.68000000003" calcext:value-type="float">
            <text:p>7726.68000000003</text:p>
          </table:table-cell>
          <table:table-cell office:value-type="float" office:value="160.75343914979" calcext:value-type="float">
            <text:p>160.75343914979</text:p>
          </table:table-cell>
          <table:table-cell office:value-type="float" office:value="0.78" calcext:value-type="float">
            <text:p>0.78</text:p>
          </table:table-cell>
          <table:table-cell office:value-type="float" office:value="241.274737020838" calcext:value-type="float">
            <text:p>241.274737020838</text:p>
          </table:table-cell>
        </table:table-row>
        <table:table-row table:style-name="ro1">
          <table:table-cell office:value-type="float" office:value="895.977653631285" calcext:value-type="float">
            <text:p>895.977653631285</text:p>
          </table:table-cell>
          <table:table-cell office:value-type="float" office:value="7752.08000000003" calcext:value-type="float">
            <text:p>7752.08000000003</text:p>
          </table:table-cell>
          <table:table-cell office:value-type="float" office:value="160.460664785986" calcext:value-type="float">
            <text:p>160.460664785986</text:p>
          </table:table-cell>
          <table:table-cell office:value-type="float" office:value="0.78" calcext:value-type="float">
            <text:p>0.78</text:p>
          </table:table-cell>
          <table:table-cell office:value-type="float" office:value="241.191068899626" calcext:value-type="float">
            <text:p>241.19106889962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777.48000000003" calcext:value-type="float">
            <text:p>7777.48000000003</text:p>
          </table:table-cell>
          <table:table-cell office:value-type="float" office:value="160.168220966499" calcext:value-type="float">
            <text:p>160.168220966499</text:p>
          </table:table-cell>
          <table:table-cell office:value-type="float" office:value="0.78" calcext:value-type="float">
            <text:p>0.78</text:p>
          </table:table-cell>
          <table:table-cell office:value-type="float" office:value="241.107371744238" calcext:value-type="float">
            <text:p>241.107371744238</text:p>
          </table:table-cell>
        </table:table-row>
        <table:table-row table:style-name="ro1">
          <table:table-cell office:value-type="float" office:value="906.022346368715" calcext:value-type="float">
            <text:p>906.022346368715</text:p>
          </table:table-cell>
          <table:table-cell office:value-type="float" office:value="7802.88000000003" calcext:value-type="float">
            <text:p>7802.88000000003</text:p>
          </table:table-cell>
          <table:table-cell office:value-type="float" office:value="159.876107547281" calcext:value-type="float">
            <text:p>159.876107547281</text:p>
          </table:table-cell>
          <table:table-cell office:value-type="float" office:value="0.78" calcext:value-type="float">
            <text:p>0.78</text:p>
          </table:table-cell>
          <table:table-cell office:value-type="float" office:value="241.023645524426" calcext:value-type="float">
            <text:p>241.023645524426</text:p>
          </table:table-cell>
        </table:table-row>
        <table:table-row table:style-name="ro1">
          <table:table-cell office:value-type="float" office:value="911.04469273743" calcext:value-type="float">
            <text:p>911.04469273743</text:p>
          </table:table-cell>
          <table:table-cell office:value-type="float" office:value="7828.28000000003" calcext:value-type="float">
            <text:p>7828.28000000003</text:p>
          </table:table-cell>
          <table:table-cell office:value-type="float" office:value="159.584324384248" calcext:value-type="float">
            <text:p>159.584324384248</text:p>
          </table:table-cell>
          <table:table-cell office:value-type="float" office:value="0.78" calcext:value-type="float">
            <text:p>0.78</text:p>
          </table:table-cell>
          <table:table-cell office:value-type="float" office:value="240.93989020989" calcext:value-type="float">
            <text:p>240.93989020989</text:p>
          </table:table-cell>
        </table:table-row>
        <table:table-row table:style-name="ro1">
          <table:table-cell office:value-type="float" office:value="916.067039106145" calcext:value-type="float">
            <text:p>916.067039106145</text:p>
          </table:table-cell>
          <table:table-cell office:value-type="float" office:value="7853.68000000003" calcext:value-type="float">
            <text:p>7853.68000000003</text:p>
          </table:table-cell>
          <table:table-cell office:value-type="float" office:value="159.292871333277" calcext:value-type="float">
            <text:p>159.292871333277</text:p>
          </table:table-cell>
          <table:table-cell office:value-type="float" office:value="0.78" calcext:value-type="float">
            <text:p>0.78</text:p>
          </table:table-cell>
          <table:table-cell office:value-type="float" office:value="240.856105770279" calcext:value-type="float">
            <text:p>240.856105770279</text:p>
          </table:table-cell>
        </table:table-row>
        <table:table-row table:style-name="ro1">
          <table:table-cell office:value-type="float" office:value="921.08938547486" calcext:value-type="float">
            <text:p>921.08938547486</text:p>
          </table:table-cell>
          <table:table-cell office:value-type="float" office:value="7879.08000000003" calcext:value-type="float">
            <text:p>7879.08000000003</text:p>
          </table:table-cell>
          <table:table-cell office:value-type="float" office:value="159.001748250209" calcext:value-type="float">
            <text:p>159.001748250209</text:p>
          </table:table-cell>
          <table:table-cell office:value-type="float" office:value="0.78" calcext:value-type="float">
            <text:p>0.78</text:p>
          </table:table-cell>
          <table:table-cell office:value-type="float" office:value="240.772292175188" calcext:value-type="float">
            <text:p>240.772292175188</text:p>
          </table:table-cell>
        </table:table-row>
        <table:table-row table:style-name="ro1">
          <table:table-cell office:value-type="float" office:value="926.111731843575" calcext:value-type="float">
            <text:p>926.111731843575</text:p>
          </table:table-cell>
          <table:table-cell office:value-type="float" office:value="7904.48000000003" calcext:value-type="float">
            <text:p>7904.48000000003</text:p>
          </table:table-cell>
          <table:table-cell office:value-type="float" office:value="158.710954990847" calcext:value-type="float">
            <text:p>158.710954990847</text:p>
          </table:table-cell>
          <table:table-cell office:value-type="float" office:value="0.78" calcext:value-type="float">
            <text:p>0.78</text:p>
          </table:table-cell>
          <table:table-cell office:value-type="float" office:value="240.688449394157" calcext:value-type="float">
            <text:p>240.688449394157</text:p>
          </table:table-cell>
        </table:table-row>
        <table:table-row table:style-name="ro1">
          <table:table-cell office:value-type="float" office:value="931.134078212291" calcext:value-type="float">
            <text:p>931.134078212291</text:p>
          </table:table-cell>
          <table:table-cell office:value-type="float" office:value="7929.88000000003" calcext:value-type="float">
            <text:p>7929.88000000003</text:p>
          </table:table-cell>
          <table:table-cell office:value-type="float" office:value="158.420491410956" calcext:value-type="float">
            <text:p>158.420491410956</text:p>
          </table:table-cell>
          <table:table-cell office:value-type="float" office:value="0.78" calcext:value-type="float">
            <text:p>0.78</text:p>
          </table:table-cell>
          <table:table-cell office:value-type="float" office:value="240.604577396677" calcext:value-type="float">
            <text:p>240.604577396677</text:p>
          </table:table-cell>
        </table:table-row>
        <table:table-row table:style-name="ro1">
          <table:table-cell office:value-type="float" office:value="936.156424581006" calcext:value-type="float">
            <text:p>936.156424581006</text:p>
          </table:table-cell>
          <table:table-cell office:value-type="float" office:value="7955.28000000003" calcext:value-type="float">
            <text:p>7955.28000000003</text:p>
          </table:table-cell>
          <table:table-cell office:value-type="float" office:value="158.130357366265" calcext:value-type="float">
            <text:p>158.130357366265</text:p>
          </table:table-cell>
          <table:table-cell office:value-type="float" office:value="0.78" calcext:value-type="float">
            <text:p>0.78</text:p>
          </table:table-cell>
          <table:table-cell office:value-type="float" office:value="240.520676152184" calcext:value-type="float">
            <text:p>240.520676152184</text:p>
          </table:table-cell>
        </table:table-row>
        <table:table-row table:style-name="ro1">
          <table:table-cell office:value-type="float" office:value="941.178770949721" calcext:value-type="float">
            <text:p>941.178770949721</text:p>
          </table:table-cell>
          <table:table-cell office:value-type="float" office:value="7980.68000000003" calcext:value-type="float">
            <text:p>7980.68000000003</text:p>
          </table:table-cell>
          <table:table-cell office:value-type="float" office:value="157.840552712465" calcext:value-type="float">
            <text:p>157.840552712465</text:p>
          </table:table-cell>
          <table:table-cell office:value-type="float" office:value="0.78" calcext:value-type="float">
            <text:p>0.78</text:p>
          </table:table-cell>
          <table:table-cell office:value-type="float" office:value="240.436745630059" calcext:value-type="float">
            <text:p>240.436745630059</text:p>
          </table:table-cell>
        </table:table-row>
        <table:table-row table:style-name="ro1">
          <table:table-cell office:value-type="float" office:value="946.201117318436" calcext:value-type="float">
            <text:p>946.201117318436</text:p>
          </table:table-cell>
          <table:table-cell office:value-type="float" office:value="8006.08000000003" calcext:value-type="float">
            <text:p>8006.08000000003</text:p>
          </table:table-cell>
          <table:table-cell office:value-type="float" office:value="157.55107730521" calcext:value-type="float">
            <text:p>157.55107730521</text:p>
          </table:table-cell>
          <table:table-cell office:value-type="float" office:value="0.78" calcext:value-type="float">
            <text:p>0.78</text:p>
          </table:table-cell>
          <table:table-cell office:value-type="float" office:value="240.352785799631" calcext:value-type="float">
            <text:p>240.352785799631</text:p>
          </table:table-cell>
        </table:table-row>
        <table:table-row table:style-name="ro1">
          <table:table-cell office:value-type="float" office:value="951.223463687151" calcext:value-type="float">
            <text:p>951.223463687151</text:p>
          </table:table-cell>
          <table:table-cell office:value-type="float" office:value="8031.48000000003" calcext:value-type="float">
            <text:p>8031.48000000003</text:p>
          </table:table-cell>
          <table:table-cell office:value-type="float" office:value="157.261931000115" calcext:value-type="float">
            <text:p>157.261931000115</text:p>
          </table:table-cell>
          <table:table-cell office:value-type="float" office:value="0.78" calcext:value-type="float">
            <text:p>0.78</text:p>
          </table:table-cell>
          <table:table-cell office:value-type="float" office:value="240.268796630177" calcext:value-type="float">
            <text:p>240.268796630177</text:p>
          </table:table-cell>
        </table:table-row>
        <table:table-row table:style-name="ro1">
          <table:table-cell office:value-type="float" office:value="956.245810055866" calcext:value-type="float">
            <text:p>956.245810055866</text:p>
          </table:table-cell>
          <table:table-cell office:value-type="float" office:value="8056.88000000003" calcext:value-type="float">
            <text:p>8056.88000000003</text:p>
          </table:table-cell>
          <table:table-cell office:value-type="float" office:value="156.973113652759" calcext:value-type="float">
            <text:p>156.973113652759</text:p>
          </table:table-cell>
          <table:table-cell office:value-type="float" office:value="0.78" calcext:value-type="float">
            <text:p>0.78</text:p>
          </table:table-cell>
          <table:table-cell office:value-type="float" office:value="240.184778090918" calcext:value-type="float">
            <text:p>240.184778090918</text:p>
          </table:table-cell>
        </table:table-row>
        <table:table-row table:style-name="ro1">
          <table:table-cell office:value-type="float" office:value="961.268156424581" calcext:value-type="float">
            <text:p>961.268156424581</text:p>
          </table:table-cell>
          <table:table-cell office:value-type="float" office:value="8082.28000000003" calcext:value-type="float">
            <text:p>8082.28000000003</text:p>
          </table:table-cell>
          <table:table-cell office:value-type="float" office:value="156.684625118683" calcext:value-type="float">
            <text:p>156.684625118683</text:p>
          </table:table-cell>
          <table:table-cell office:value-type="float" office:value="0.78" calcext:value-type="float">
            <text:p>0.78</text:p>
          </table:table-cell>
          <table:table-cell office:value-type="float" office:value="240.100730151021" calcext:value-type="float">
            <text:p>240.100730151021</text:p>
          </table:table-cell>
        </table:table-row>
        <table:table-row table:style-name="ro1">
          <table:table-cell office:value-type="float" office:value="966.290502793296" calcext:value-type="float">
            <text:p>966.290502793296</text:p>
          </table:table-cell>
          <table:table-cell office:value-type="float" office:value="8107.68000000003" calcext:value-type="float">
            <text:p>8107.68000000003</text:p>
          </table:table-cell>
          <table:table-cell office:value-type="float" office:value="156.396465253389" calcext:value-type="float">
            <text:p>156.396465253389</text:p>
          </table:table-cell>
          <table:table-cell office:value-type="float" office:value="0.78" calcext:value-type="float">
            <text:p>0.78</text:p>
          </table:table-cell>
          <table:table-cell office:value-type="float" office:value="240.0166527796" calcext:value-type="float">
            <text:p>240.0166527796</text:p>
          </table:table-cell>
        </table:table-row>
        <table:table-row table:style-name="ro1">
          <table:table-cell office:value-type="float" office:value="971.312849162011" calcext:value-type="float">
            <text:p>971.312849162011</text:p>
          </table:table-cell>
          <table:table-cell office:value-type="float" office:value="8133.08000000003" calcext:value-type="float">
            <text:p>8133.08000000003</text:p>
          </table:table-cell>
          <table:table-cell office:value-type="float" office:value="156.108633912344" calcext:value-type="float">
            <text:p>156.108633912344</text:p>
          </table:table-cell>
          <table:table-cell office:value-type="float" office:value="0.78" calcext:value-type="float">
            <text:p>0.78</text:p>
          </table:table-cell>
          <table:table-cell office:value-type="float" office:value="239.932545945716" calcext:value-type="float">
            <text:p>239.932545945716</text:p>
          </table:table-cell>
        </table:table-row>
        <table:table-row table:style-name="ro1">
          <table:table-cell office:value-type="float" office:value="976.335195530726" calcext:value-type="float">
            <text:p>976.335195530726</text:p>
          </table:table-cell>
          <table:table-cell office:value-type="float" office:value="8158.48000000003" calcext:value-type="float">
            <text:p>8158.48000000003</text:p>
          </table:table-cell>
          <table:table-cell office:value-type="float" office:value="155.821130950975" calcext:value-type="float">
            <text:p>155.821130950975</text:p>
          </table:table-cell>
          <table:table-cell office:value-type="float" office:value="0.78" calcext:value-type="float">
            <text:p>0.78</text:p>
          </table:table-cell>
          <table:table-cell office:value-type="float" office:value="239.848409618373" calcext:value-type="float">
            <text:p>239.848409618373</text:p>
          </table:table-cell>
        </table:table-row>
        <table:table-row table:style-name="ro1">
          <table:table-cell office:value-type="float" office:value="981.357541899441" calcext:value-type="float">
            <text:p>981.357541899441</text:p>
          </table:table-cell>
          <table:table-cell office:value-type="float" office:value="8183.88000000003" calcext:value-type="float">
            <text:p>8183.88000000003</text:p>
          </table:table-cell>
          <table:table-cell office:value-type="float" office:value="155.533956224673" calcext:value-type="float">
            <text:p>155.533956224673</text:p>
          </table:table-cell>
          <table:table-cell office:value-type="float" office:value="0.78" calcext:value-type="float">
            <text:p>0.78</text:p>
          </table:table-cell>
          <table:table-cell office:value-type="float" office:value="239.764243766523" calcext:value-type="float">
            <text:p>239.764243766523</text:p>
          </table:table-cell>
        </table:table-row>
        <table:table-row table:style-name="ro1">
          <table:table-cell office:value-type="float" office:value="986.379888268156" calcext:value-type="float">
            <text:p>986.379888268156</text:p>
          </table:table-cell>
          <table:table-cell office:value-type="float" office:value="8209.28000000003" calcext:value-type="float">
            <text:p>8209.28000000003</text:p>
          </table:table-cell>
          <table:table-cell office:value-type="float" office:value="155.24710958879" calcext:value-type="float">
            <text:p>155.24710958879</text:p>
          </table:table-cell>
          <table:table-cell office:value-type="float" office:value="0.78" calcext:value-type="float">
            <text:p>0.78</text:p>
          </table:table-cell>
          <table:table-cell office:value-type="float" office:value="239.680048359063" calcext:value-type="float">
            <text:p>239.680048359063</text:p>
          </table:table-cell>
        </table:table-row>
        <table:table-row table:style-name="ro1">
          <table:table-cell office:value-type="float" office:value="991.402234636872" calcext:value-type="float">
            <text:p>991.402234636872</text:p>
          </table:table-cell>
          <table:table-cell office:value-type="float" office:value="8234.68000000003" calcext:value-type="float">
            <text:p>8234.68000000003</text:p>
          </table:table-cell>
          <table:table-cell office:value-type="float" office:value="154.96059089864" calcext:value-type="float">
            <text:p>154.96059089864</text:p>
          </table:table-cell>
          <table:table-cell office:value-type="float" office:value="0.78" calcext:value-type="float">
            <text:p>0.78</text:p>
          </table:table-cell>
          <table:table-cell office:value-type="float" office:value="239.595823364834" calcext:value-type="float">
            <text:p>239.595823364834</text:p>
          </table:table-cell>
        </table:table-row>
        <table:table-row table:style-name="ro1">
          <table:table-cell office:value-type="float" office:value="996.424581005587" calcext:value-type="float">
            <text:p>996.424581005587</text:p>
          </table:table-cell>
          <table:table-cell office:value-type="float" office:value="8260.08000000003" calcext:value-type="float">
            <text:p>8260.08000000003</text:p>
          </table:table-cell>
          <table:table-cell office:value-type="float" office:value="154.6744000095" calcext:value-type="float">
            <text:p>154.6744000095</text:p>
          </table:table-cell>
          <table:table-cell office:value-type="float" office:value="0.78" calcext:value-type="float">
            <text:p>0.78</text:p>
          </table:table-cell>
          <table:table-cell office:value-type="float" office:value="239.511568752623" calcext:value-type="float">
            <text:p>239.511568752623</text:p>
          </table:table-cell>
        </table:table-row>
        <table:table-row table:style-name="ro1">
          <table:table-cell office:value-type="float" office:value="1001.4469273743" calcext:value-type="float">
            <text:p>1001.4469273743</text:p>
          </table:table-cell>
          <table:table-cell office:value-type="float" office:value="8285.48000000003" calcext:value-type="float">
            <text:p>8285.48000000003</text:p>
          </table:table-cell>
          <table:table-cell office:value-type="float" office:value="154.38853677661" calcext:value-type="float">
            <text:p>154.38853677661</text:p>
          </table:table-cell>
          <table:table-cell office:value-type="float" office:value="0.78" calcext:value-type="float">
            <text:p>0.78</text:p>
          </table:table-cell>
          <table:table-cell office:value-type="float" office:value="239.427284491163" calcext:value-type="float">
            <text:p>239.427284491163</text:p>
          </table:table-cell>
        </table:table-row>
        <table:table-row table:style-name="ro1">
          <table:table-cell office:value-type="float" office:value="1006.46927374302" calcext:value-type="float">
            <text:p>1006.46927374302</text:p>
          </table:table-cell>
          <table:table-cell office:value-type="float" office:value="8310.88000000003" calcext:value-type="float">
            <text:p>8310.88000000003</text:p>
          </table:table-cell>
          <table:table-cell office:value-type="float" office:value="154.103001055171" calcext:value-type="float">
            <text:p>154.103001055171</text:p>
          </table:table-cell>
          <table:table-cell office:value-type="float" office:value="0.78" calcext:value-type="float">
            <text:p>0.78</text:p>
          </table:table-cell>
          <table:table-cell office:value-type="float" office:value="239.342970549132" calcext:value-type="float">
            <text:p>239.342970549132</text:p>
          </table:table-cell>
        </table:table-row>
        <table:table-row table:style-name="ro1">
          <table:table-cell office:value-type="float" office:value="1011.49162011173" calcext:value-type="float">
            <text:p>1011.49162011173</text:p>
          </table:table-cell>
          <table:table-cell office:value-type="float" office:value="8336.28000000003" calcext:value-type="float">
            <text:p>8336.28000000003</text:p>
          </table:table-cell>
          <table:table-cell office:value-type="float" office:value="153.817792700344" calcext:value-type="float">
            <text:p>153.817792700344</text:p>
          </table:table-cell>
          <table:table-cell office:value-type="float" office:value="0.78" calcext:value-type="float">
            <text:p>0.78</text:p>
          </table:table-cell>
          <table:table-cell office:value-type="float" office:value="239.25862689515" calcext:value-type="float">
            <text:p>239.25862689515</text:p>
          </table:table-cell>
        </table:table-row>
        <table:table-row table:style-name="ro1">
          <table:table-cell office:value-type="float" office:value="1016.51396648045" calcext:value-type="float">
            <text:p>1016.51396648045</text:p>
          </table:table-cell>
          <table:table-cell office:value-type="float" office:value="8361.68000000003" calcext:value-type="float">
            <text:p>8361.68000000003</text:p>
          </table:table-cell>
          <table:table-cell office:value-type="float" office:value="153.532911567256" calcext:value-type="float">
            <text:p>153.532911567256</text:p>
          </table:table-cell>
          <table:table-cell office:value-type="float" office:value="0.78" calcext:value-type="float">
            <text:p>0.78</text:p>
          </table:table-cell>
          <table:table-cell office:value-type="float" office:value="239.174253497784" calcext:value-type="float">
            <text:p>239.174253497784</text:p>
          </table:table-cell>
        </table:table-row>
        <table:table-row table:style-name="ro1">
          <table:table-cell office:value-type="float" office:value="1021.53631284916" calcext:value-type="float">
            <text:p>1021.53631284916</text:p>
          </table:table-cell>
          <table:table-cell office:value-type="float" office:value="8387.08000000003" calcext:value-type="float">
            <text:p>8387.08000000003</text:p>
          </table:table-cell>
          <table:table-cell office:value-type="float" office:value="153.248357510993" calcext:value-type="float">
            <text:p>153.248357510993</text:p>
          </table:table-cell>
          <table:table-cell office:value-type="float" office:value="0.78" calcext:value-type="float">
            <text:p>0.78</text:p>
          </table:table-cell>
          <table:table-cell office:value-type="float" office:value="239.089850325546" calcext:value-type="float">
            <text:p>239.089850325546</text:p>
          </table:table-cell>
        </table:table-row>
        <table:table-row table:style-name="ro1">
          <table:table-cell office:value-type="float" office:value="1026.55865921788" calcext:value-type="float">
            <text:p>1026.55865921788</text:p>
          </table:table-cell>
          <table:table-cell office:value-type="float" office:value="8412.48000000003" calcext:value-type="float">
            <text:p>8412.48000000003</text:p>
          </table:table-cell>
          <table:table-cell office:value-type="float" office:value="152.964130386605" calcext:value-type="float">
            <text:p>152.964130386605</text:p>
          </table:table-cell>
          <table:table-cell office:value-type="float" office:value="0.78" calcext:value-type="float">
            <text:p>0.78</text:p>
          </table:table-cell>
          <table:table-cell office:value-type="float" office:value="239.005417346892" calcext:value-type="float">
            <text:p>239.005417346892</text:p>
          </table:table-cell>
        </table:table-row>
        <table:table-row table:style-name="ro1">
          <table:table-cell office:value-type="float" office:value="1031.58100558659" calcext:value-type="float">
            <text:p>1031.58100558659</text:p>
          </table:table-cell>
          <table:table-cell office:value-type="float" office:value="8437.88000000003" calcext:value-type="float">
            <text:p>8437.88000000003</text:p>
          </table:table-cell>
          <table:table-cell office:value-type="float" office:value="152.680230049103" calcext:value-type="float">
            <text:p>152.680230049103</text:p>
          </table:table-cell>
          <table:table-cell office:value-type="float" office:value="0.78" calcext:value-type="float">
            <text:p>0.78</text:p>
          </table:table-cell>
          <table:table-cell office:value-type="float" office:value="238.920954530221" calcext:value-type="float">
            <text:p>238.920954530221</text:p>
          </table:table-cell>
        </table:table-row>
        <table:table-row table:style-name="ro1">
          <table:table-cell office:value-type="float" office:value="1036.60335195531" calcext:value-type="float">
            <text:p>1036.60335195531</text:p>
          </table:table-cell>
          <table:table-cell office:value-type="float" office:value="8463.28000000002" calcext:value-type="float">
            <text:p>8463.28000000002</text:p>
          </table:table-cell>
          <table:table-cell office:value-type="float" office:value="152.396656353459" calcext:value-type="float">
            <text:p>152.396656353459</text:p>
          </table:table-cell>
          <table:table-cell office:value-type="float" office:value="0.78" calcext:value-type="float">
            <text:p>0.78</text:p>
          </table:table-cell>
          <table:table-cell office:value-type="float" office:value="238.836461843878" calcext:value-type="float">
            <text:p>238.836461843878</text:p>
          </table:table-cell>
        </table:table-row>
        <table:table-row table:style-name="ro1">
          <table:table-cell office:value-type="float" office:value="1041.62569832402" calcext:value-type="float">
            <text:p>1041.62569832402</text:p>
          </table:table-cell>
          <table:table-cell office:value-type="float" office:value="8488.68000000002" calcext:value-type="float">
            <text:p>8488.68000000002</text:p>
          </table:table-cell>
          <table:table-cell office:value-type="float" office:value="152.113409154607" calcext:value-type="float">
            <text:p>152.113409154607</text:p>
          </table:table-cell>
          <table:table-cell office:value-type="float" office:value="0.78" calcext:value-type="float">
            <text:p>0.78</text:p>
          </table:table-cell>
          <table:table-cell office:value-type="float" office:value="238.751939256149" calcext:value-type="float">
            <text:p>238.751939256149</text:p>
          </table:table-cell>
        </table:table-row>
        <table:table-row table:style-name="ro1">
          <table:table-cell office:value-type="float" office:value="1046.64804469274" calcext:value-type="float">
            <text:p>1046.64804469274</text:p>
          </table:table-cell>
          <table:table-cell office:value-type="float" office:value="8514.08000000002" calcext:value-type="float">
            <text:p>8514.08000000002</text:p>
          </table:table-cell>
          <table:table-cell office:value-type="float" office:value="151.830488307445" calcext:value-type="float">
            <text:p>151.830488307445</text:p>
          </table:table-cell>
          <table:table-cell office:value-type="float" office:value="0.78" calcext:value-type="float">
            <text:p>0.78</text:p>
          </table:table-cell>
          <table:table-cell office:value-type="float" office:value="238.667386735268" calcext:value-type="float">
            <text:p>238.667386735268</text:p>
          </table:table-cell>
        </table:table-row>
        <table:table-row table:style-name="ro1">
          <table:table-cell office:value-type="float" office:value="1051.67039106145" calcext:value-type="float">
            <text:p>1051.67039106145</text:p>
          </table:table-cell>
          <table:table-cell office:value-type="float" office:value="8539.48000000002" calcext:value-type="float">
            <text:p>8539.48000000002</text:p>
          </table:table-cell>
          <table:table-cell office:value-type="float" office:value="151.547893666831" calcext:value-type="float">
            <text:p>151.547893666831</text:p>
          </table:table-cell>
          <table:table-cell office:value-type="float" office:value="0.78" calcext:value-type="float">
            <text:p>0.78</text:p>
          </table:table-cell>
          <table:table-cell office:value-type="float" office:value="238.582804249409" calcext:value-type="float">
            <text:p>238.582804249409</text:p>
          </table:table-cell>
        </table:table-row>
        <table:table-row table:style-name="ro1">
          <table:table-cell office:value-type="float" office:value="1056.69273743017" calcext:value-type="float">
            <text:p>1056.69273743017</text:p>
          </table:table-cell>
          <table:table-cell office:value-type="float" office:value="8564.88000000002" calcext:value-type="float">
            <text:p>8564.88000000002</text:p>
          </table:table-cell>
          <table:table-cell office:value-type="float" office:value="151.265625087584" calcext:value-type="float">
            <text:p>151.265625087584</text:p>
          </table:table-cell>
          <table:table-cell office:value-type="float" office:value="0.78" calcext:value-type="float">
            <text:p>0.78</text:p>
          </table:table-cell>
          <table:table-cell office:value-type="float" office:value="238.498191766692" calcext:value-type="float">
            <text:p>238.498191766692</text:p>
          </table:table-cell>
        </table:table-row>
        <table:table-row table:style-name="ro1">
          <table:table-cell office:value-type="float" office:value="1061.71508379888" calcext:value-type="float">
            <text:p>1061.71508379888</text:p>
          </table:table-cell>
          <table:table-cell office:value-type="float" office:value="8590.28000000002" calcext:value-type="float">
            <text:p>8590.28000000002</text:p>
          </table:table-cell>
          <table:table-cell office:value-type="float" office:value="150.983682424487" calcext:value-type="float">
            <text:p>150.983682424487</text:p>
          </table:table-cell>
          <table:table-cell office:value-type="float" office:value="0.78" calcext:value-type="float">
            <text:p>0.78</text:p>
          </table:table-cell>
          <table:table-cell office:value-type="float" office:value="238.413549255179" calcext:value-type="float">
            <text:p>238.413549255179</text:p>
          </table:table-cell>
        </table:table-row>
        <table:table-row table:style-name="ro1">
          <table:table-cell office:value-type="float" office:value="1066.7374301676" calcext:value-type="float">
            <text:p>1066.7374301676</text:p>
          </table:table-cell>
          <table:table-cell office:value-type="float" office:value="8615.68000000002" calcext:value-type="float">
            <text:p>8615.68000000002</text:p>
          </table:table-cell>
          <table:table-cell office:value-type="float" office:value="150.702065532281" calcext:value-type="float">
            <text:p>150.702065532281</text:p>
          </table:table-cell>
          <table:table-cell office:value-type="float" office:value="0.78" calcext:value-type="float">
            <text:p>0.78</text:p>
          </table:table-cell>
          <table:table-cell office:value-type="float" office:value="238.328876682876" calcext:value-type="float">
            <text:p>238.328876682876</text:p>
          </table:table-cell>
        </table:table-row>
        <table:table-row table:style-name="ro1">
          <table:table-cell office:value-type="float" office:value="1071.75977653631" calcext:value-type="float">
            <text:p>1071.75977653631</text:p>
          </table:table-cell>
          <table:table-cell office:value-type="float" office:value="8641.08000000002" calcext:value-type="float">
            <text:p>8641.08000000002</text:p>
          </table:table-cell>
          <table:table-cell office:value-type="float" office:value="150.420774265673" calcext:value-type="float">
            <text:p>150.420774265673</text:p>
          </table:table-cell>
          <table:table-cell office:value-type="float" office:value="0.78" calcext:value-type="float">
            <text:p>0.78</text:p>
          </table:table-cell>
          <table:table-cell office:value-type="float" office:value="238.244174017732" calcext:value-type="float">
            <text:p>238.244174017732</text:p>
          </table:table-cell>
        </table:table-row>
        <table:table-row table:style-name="ro1">
          <table:table-cell office:value-type="float" office:value="1076.78212290503" calcext:value-type="float">
            <text:p>1076.78212290503</text:p>
          </table:table-cell>
          <table:table-cell office:value-type="float" office:value="8666.48000000002" calcext:value-type="float">
            <text:p>8666.48000000002</text:p>
          </table:table-cell>
          <table:table-cell office:value-type="float" office:value="150.139808479329" calcext:value-type="float">
            <text:p>150.139808479329</text:p>
          </table:table-cell>
          <table:table-cell office:value-type="float" office:value="0.78" calcext:value-type="float">
            <text:p>0.78</text:p>
          </table:table-cell>
          <table:table-cell office:value-type="float" office:value="238.159441227639" calcext:value-type="float">
            <text:p>238.159441227639</text:p>
          </table:table-cell>
        </table:table-row>
        <table:table-row table:style-name="ro1">
          <table:table-cell office:value-type="float" office:value="1081.80446927374" calcext:value-type="float">
            <text:p>1081.80446927374</text:p>
          </table:table-cell>
          <table:table-cell office:value-type="float" office:value="8691.88000000002" calcext:value-type="float">
            <text:p>8691.88000000002</text:p>
          </table:table-cell>
          <table:table-cell office:value-type="float" office:value="149.859168027877" calcext:value-type="float">
            <text:p>149.859168027877</text:p>
          </table:table-cell>
          <table:table-cell office:value-type="float" office:value="0.78" calcext:value-type="float">
            <text:p>0.78</text:p>
          </table:table-cell>
          <table:table-cell office:value-type="float" office:value="238.074678280432" calcext:value-type="float">
            <text:p>238.074678280432</text:p>
          </table:table-cell>
        </table:table-row>
        <table:table-row table:style-name="ro1">
          <table:table-cell office:value-type="float" office:value="1086.82681564246" calcext:value-type="float">
            <text:p>1086.82681564246</text:p>
          </table:table-cell>
          <table:table-cell office:value-type="float" office:value="8717.28000000002" calcext:value-type="float">
            <text:p>8717.28000000002</text:p>
          </table:table-cell>
          <table:table-cell office:value-type="float" office:value="149.578852765906" calcext:value-type="float">
            <text:p>149.578852765906</text:p>
          </table:table-cell>
          <table:table-cell office:value-type="float" office:value="0.78" calcext:value-type="float">
            <text:p>0.78</text:p>
          </table:table-cell>
          <table:table-cell office:value-type="float" office:value="237.989885143888" calcext:value-type="float">
            <text:p>237.989885143888</text:p>
          </table:table-cell>
        </table:table-row>
        <table:table-row table:style-name="ro1">
          <table:table-cell office:value-type="float" office:value="1091.84916201117" calcext:value-type="float">
            <text:p>1091.84916201117</text:p>
          </table:table-cell>
          <table:table-cell office:value-type="float" office:value="8742.68000000002" calcext:value-type="float">
            <text:p>8742.68000000002</text:p>
          </table:table-cell>
          <table:table-cell office:value-type="float" office:value="149.298862547967" calcext:value-type="float">
            <text:p>149.298862547967</text:p>
          </table:table-cell>
          <table:table-cell office:value-type="float" office:value="0.78" calcext:value-type="float">
            <text:p>0.78</text:p>
          </table:table-cell>
          <table:table-cell office:value-type="float" office:value="237.905061785728" calcext:value-type="float">
            <text:p>237.905061785728</text:p>
          </table:table-cell>
        </table:table-row>
        <table:table-row table:style-name="ro1">
          <table:table-cell office:value-type="float" office:value="1096.87150837989" calcext:value-type="float">
            <text:p>1096.87150837989</text:p>
          </table:table-cell>
          <table:table-cell office:value-type="float" office:value="8768.08000000002" calcext:value-type="float">
            <text:p>8768.08000000002</text:p>
          </table:table-cell>
          <table:table-cell office:value-type="float" office:value="149.019197228573" calcext:value-type="float">
            <text:p>149.019197228573</text:p>
          </table:table-cell>
          <table:table-cell office:value-type="float" office:value="0.78" calcext:value-type="float">
            <text:p>0.78</text:p>
          </table:table-cell>
          <table:table-cell office:value-type="float" office:value="237.820208173614" calcext:value-type="float">
            <text:p>237.820208173614</text:p>
          </table:table-cell>
        </table:table-row>
        <table:table-row table:style-name="ro1">
          <table:table-cell office:value-type="float" office:value="1101.8938547486" calcext:value-type="float">
            <text:p>1101.8938547486</text:p>
          </table:table-cell>
          <table:table-cell office:value-type="float" office:value="8793.48000000002" calcext:value-type="float">
            <text:p>8793.48000000002</text:p>
          </table:table-cell>
          <table:table-cell office:value-type="float" office:value="148.739856662197" calcext:value-type="float">
            <text:p>148.739856662197</text:p>
          </table:table-cell>
          <table:table-cell office:value-type="float" office:value="0.78" calcext:value-type="float">
            <text:p>0.78</text:p>
          </table:table-cell>
          <table:table-cell office:value-type="float" office:value="237.73532427515" calcext:value-type="float">
            <text:p>237.73532427515</text:p>
          </table:table-cell>
        </table:table-row>
        <table:table-row table:style-name="ro1">
          <table:table-cell office:value-type="float" office:value="1106.91620111732" calcext:value-type="float">
            <text:p>1106.91620111732</text:p>
          </table:table-cell>
          <table:table-cell office:value-type="float" office:value="8818.88000000002" calcext:value-type="float">
            <text:p>8818.88000000002</text:p>
          </table:table-cell>
          <table:table-cell office:value-type="float" office:value="148.460840703275" calcext:value-type="float">
            <text:p>148.460840703275</text:p>
          </table:table-cell>
          <table:table-cell office:value-type="float" office:value="0.78" calcext:value-type="float">
            <text:p>0.78</text:p>
          </table:table-cell>
          <table:table-cell office:value-type="float" office:value="237.650410057885" calcext:value-type="float">
            <text:p>237.650410057885</text:p>
          </table:table-cell>
        </table:table-row>
        <table:table-row table:style-name="ro1">
          <table:table-cell office:value-type="float" office:value="1111.93854748603" calcext:value-type="float">
            <text:p>1111.93854748603</text:p>
          </table:table-cell>
          <table:table-cell office:value-type="float" office:value="8844.28000000002" calcext:value-type="float">
            <text:p>8844.28000000002</text:p>
          </table:table-cell>
          <table:table-cell office:value-type="float" office:value="148.182149206203" calcext:value-type="float">
            <text:p>148.182149206203</text:p>
          </table:table-cell>
          <table:table-cell office:value-type="float" office:value="0.78" calcext:value-type="float">
            <text:p>0.78</text:p>
          </table:table-cell>
          <table:table-cell office:value-type="float" office:value="237.565465489306" calcext:value-type="float">
            <text:p>237.565465489306</text:p>
          </table:table-cell>
        </table:table-row>
        <table:table-row table:style-name="ro1">
          <table:table-cell office:value-type="float" office:value="1116.96089385475" calcext:value-type="float">
            <text:p>1116.96089385475</text:p>
          </table:table-cell>
          <table:table-cell office:value-type="float" office:value="8869.68000000002" calcext:value-type="float">
            <text:p>8869.68000000002</text:p>
          </table:table-cell>
          <table:table-cell office:value-type="float" office:value="147.903782025339" calcext:value-type="float">
            <text:p>147.903782025339</text:p>
          </table:table-cell>
          <table:table-cell office:value-type="float" office:value="0.78" calcext:value-type="float">
            <text:p>0.78</text:p>
          </table:table-cell>
          <table:table-cell office:value-type="float" office:value="237.480490536845" calcext:value-type="float">
            <text:p>237.480490536845</text:p>
          </table:table-cell>
        </table:table-row>
        <table:table-row table:style-name="ro1">
          <table:table-cell office:value-type="float" office:value="1121.98324022346" calcext:value-type="float">
            <text:p>1121.98324022346</text:p>
          </table:table-cell>
          <table:table-cell office:value-type="float" office:value="8895.08000000002" calcext:value-type="float">
            <text:p>8895.08000000002</text:p>
          </table:table-cell>
          <table:table-cell office:value-type="float" office:value="147.625739015001" calcext:value-type="float">
            <text:p>147.625739015001</text:p>
          </table:table-cell>
          <table:table-cell office:value-type="float" office:value="0.78" calcext:value-type="float">
            <text:p>0.78</text:p>
          </table:table-cell>
          <table:table-cell office:value-type="float" office:value="237.395485167874" calcext:value-type="float">
            <text:p>237.395485167874</text:p>
          </table:table-cell>
        </table:table-row>
        <table:table-row table:style-name="ro1">
          <table:table-cell office:value-type="float" office:value="1127.00558659218" calcext:value-type="float">
            <text:p>1127.00558659218</text:p>
          </table:table-cell>
          <table:table-cell office:value-type="float" office:value="8920.48000000002" calcext:value-type="float">
            <text:p>8920.48000000002</text:p>
          </table:table-cell>
          <table:table-cell office:value-type="float" office:value="147.34802002947" calcext:value-type="float">
            <text:p>147.34802002947</text:p>
          </table:table-cell>
          <table:table-cell office:value-type="float" office:value="0.78" calcext:value-type="float">
            <text:p>0.78</text:p>
          </table:table-cell>
          <table:table-cell office:value-type="float" office:value="237.310449349708" calcext:value-type="float">
            <text:p>237.310449349708</text:p>
          </table:table-cell>
        </table:table-row>
        <table:table-row table:style-name="ro1">
          <table:table-cell office:value-type="float" office:value="1132.02793296089" calcext:value-type="float">
            <text:p>1132.02793296089</text:p>
          </table:table-cell>
          <table:table-cell office:value-type="float" office:value="8945.88000000002" calcext:value-type="float">
            <text:p>8945.88000000002</text:p>
          </table:table-cell>
          <table:table-cell office:value-type="float" office:value="147.070624922988" calcext:value-type="float">
            <text:p>147.070624922988</text:p>
          </table:table-cell>
          <table:table-cell office:value-type="float" office:value="0.78" calcext:value-type="float">
            <text:p>0.78</text:p>
          </table:table-cell>
          <table:table-cell office:value-type="float" office:value="237.225383049602" calcext:value-type="float">
            <text:p>237.225383049602</text:p>
          </table:table-cell>
        </table:table-row>
        <table:table-row table:style-name="ro1">
          <table:table-cell office:value-type="float" office:value="1137.05027932961" calcext:value-type="float">
            <text:p>1137.05027932961</text:p>
          </table:table-cell>
          <table:table-cell office:value-type="float" office:value="8971.28000000002" calcext:value-type="float">
            <text:p>8971.28000000002</text:p>
          </table:table-cell>
          <table:table-cell office:value-type="float" office:value="146.793553549756" calcext:value-type="float">
            <text:p>146.793553549756</text:p>
          </table:table-cell>
          <table:table-cell office:value-type="float" office:value="0.78" calcext:value-type="float">
            <text:p>0.78</text:p>
          </table:table-cell>
          <table:table-cell office:value-type="float" office:value="237.140286234752" calcext:value-type="float">
            <text:p>237.140286234752</text:p>
          </table:table-cell>
        </table:table-row>
        <table:table-row table:style-name="ro1">
          <table:table-cell office:value-type="float" office:value="1142.07262569832" calcext:value-type="float">
            <text:p>1142.07262569832</text:p>
          </table:table-cell>
          <table:table-cell office:value-type="float" office:value="8996.68000000002" calcext:value-type="float">
            <text:p>8996.68000000002</text:p>
          </table:table-cell>
          <table:table-cell office:value-type="float" office:value="146.516805763938" calcext:value-type="float">
            <text:p>146.516805763938</text:p>
          </table:table-cell>
          <table:table-cell office:value-type="float" office:value="0.78" calcext:value-type="float">
            <text:p>0.78</text:p>
          </table:table-cell>
          <table:table-cell office:value-type="float" office:value="237.055158872297" calcext:value-type="float">
            <text:p>237.055158872297</text:p>
          </table:table-cell>
        </table:table-row>
        <table:table-row table:style-name="ro1">
          <table:table-cell office:value-type="float" office:value="1147.09497206704" calcext:value-type="float">
            <text:p>1147.09497206704</text:p>
          </table:table-cell>
          <table:table-cell office:value-type="float" office:value="9022.08000000002" calcext:value-type="float">
            <text:p>9022.08000000002</text:p>
          </table:table-cell>
          <table:table-cell office:value-type="float" office:value="146.240381419659" calcext:value-type="float">
            <text:p>146.240381419659</text:p>
          </table:table-cell>
          <table:table-cell office:value-type="float" office:value="0.78" calcext:value-type="float">
            <text:p>0.78</text:p>
          </table:table-cell>
          <table:table-cell office:value-type="float" office:value="236.970000929316" calcext:value-type="float">
            <text:p>236.970000929316</text:p>
          </table:table-cell>
        </table:table-row>
        <table:table-row table:style-name="ro1">
          <table:table-cell office:value-type="float" office:value="1152.11731843575" calcext:value-type="float">
            <text:p>1152.11731843575</text:p>
          </table:table-cell>
          <table:table-cell office:value-type="float" office:value="9047.48000000002" calcext:value-type="float">
            <text:p>9047.48000000002</text:p>
          </table:table-cell>
          <table:table-cell office:value-type="float" office:value="145.964280371004" calcext:value-type="float">
            <text:p>145.964280371004</text:p>
          </table:table-cell>
          <table:table-cell office:value-type="float" office:value="0.78" calcext:value-type="float">
            <text:p>0.78</text:p>
          </table:table-cell>
          <table:table-cell office:value-type="float" office:value="236.884812372828" calcext:value-type="float">
            <text:p>236.884812372828</text:p>
          </table:table-cell>
        </table:table-row>
        <table:table-row table:style-name="ro1">
          <table:table-cell office:value-type="float" office:value="1157.13966480447" calcext:value-type="float">
            <text:p>1157.13966480447</text:p>
          </table:table-cell>
          <table:table-cell office:value-type="float" office:value="9072.88000000002" calcext:value-type="float">
            <text:p>9072.88000000002</text:p>
          </table:table-cell>
          <table:table-cell office:value-type="float" office:value="145.68850247202" calcext:value-type="float">
            <text:p>145.68850247202</text:p>
          </table:table-cell>
          <table:table-cell office:value-type="float" office:value="0.78" calcext:value-type="float">
            <text:p>0.78</text:p>
          </table:table-cell>
          <table:table-cell office:value-type="float" office:value="236.799593169794" calcext:value-type="float">
            <text:p>236.799593169794</text:p>
          </table:table-cell>
        </table:table-row>
        <table:table-row table:style-name="ro1">
          <table:table-cell office:value-type="float" office:value="1162.16201117318" calcext:value-type="float">
            <text:p>1162.16201117318</text:p>
          </table:table-cell>
          <table:table-cell office:value-type="float" office:value="9098.28000000002" calcext:value-type="float">
            <text:p>9098.28000000002</text:p>
          </table:table-cell>
          <table:table-cell office:value-type="float" office:value="145.413047576714" calcext:value-type="float">
            <text:p>145.413047576714</text:p>
          </table:table-cell>
          <table:table-cell office:value-type="float" office:value="0.78" calcext:value-type="float">
            <text:p>0.78</text:p>
          </table:table-cell>
          <table:table-cell office:value-type="float" office:value="236.714343287114" calcext:value-type="float">
            <text:p>236.714343287114</text:p>
          </table:table-cell>
        </table:table-row>
        <table:table-row table:style-name="ro1">
          <table:table-cell office:value-type="float" office:value="1167.1843575419" calcext:value-type="float">
            <text:p>1167.1843575419</text:p>
          </table:table-cell>
          <table:table-cell office:value-type="float" office:value="9123.68000000002" calcext:value-type="float">
            <text:p>9123.68000000002</text:p>
          </table:table-cell>
          <table:table-cell office:value-type="float" office:value="145.137915539055" calcext:value-type="float">
            <text:p>145.137915539055</text:p>
          </table:table-cell>
          <table:table-cell office:value-type="float" office:value="0.78" calcext:value-type="float">
            <text:p>0.78</text:p>
          </table:table-cell>
          <table:table-cell office:value-type="float" office:value="236.629062691631" calcext:value-type="float">
            <text:p>236.629062691631</text:p>
          </table:table-cell>
        </table:table-row>
        <table:table-row table:style-name="ro1">
          <table:table-cell office:value-type="float" office:value="1172.20670391061" calcext:value-type="float">
            <text:p>1172.20670391061</text:p>
          </table:table-cell>
          <table:table-cell office:value-type="float" office:value="9149.08000000001" calcext:value-type="float">
            <text:p>9149.08000000001</text:p>
          </table:table-cell>
          <table:table-cell office:value-type="float" office:value="144.863106212972" calcext:value-type="float">
            <text:p>144.863106212972</text:p>
          </table:table-cell>
          <table:table-cell office:value-type="float" office:value="0.78" calcext:value-type="float">
            <text:p>0.78</text:p>
          </table:table-cell>
          <table:table-cell office:value-type="float" office:value="236.543751350125" calcext:value-type="float">
            <text:p>236.543751350125</text:p>
          </table:table-cell>
        </table:table-row>
        <table:table-row table:style-name="ro1">
          <table:table-cell office:value-type="float" office:value="1177.22905027933" calcext:value-type="float">
            <text:p>1177.22905027933</text:p>
          </table:table-cell>
          <table:table-cell office:value-type="float" office:value="9174.48000000001" calcext:value-type="float">
            <text:p>9174.48000000001</text:p>
          </table:table-cell>
          <table:table-cell office:value-type="float" office:value="144.588619452355" calcext:value-type="float">
            <text:p>144.588619452355</text:p>
          </table:table-cell>
          <table:table-cell office:value-type="float" office:value="0.78" calcext:value-type="float">
            <text:p>0.78</text:p>
          </table:table-cell>
          <table:table-cell office:value-type="float" office:value="236.458409229318" calcext:value-type="float">
            <text:p>236.458409229318</text:p>
          </table:table-cell>
        </table:table-row>
        <table:table-row table:style-name="ro1">
          <table:table-cell office:value-type="float" office:value="1182.25139664804" calcext:value-type="float">
            <text:p>1182.25139664804</text:p>
          </table:table-cell>
          <table:table-cell office:value-type="float" office:value="9199.88000000001" calcext:value-type="float">
            <text:p>9199.88000000001</text:p>
          </table:table-cell>
          <table:table-cell office:value-type="float" office:value="144.314455111055" calcext:value-type="float">
            <text:p>144.314455111055</text:p>
          </table:table-cell>
          <table:table-cell office:value-type="float" office:value="0.78" calcext:value-type="float">
            <text:p>0.78</text:p>
          </table:table-cell>
          <table:table-cell office:value-type="float" office:value="236.373036295872" calcext:value-type="float">
            <text:p>236.373036295872</text:p>
          </table:table-cell>
        </table:table-row>
        <table:table-row table:style-name="ro1">
          <table:table-cell office:value-type="float" office:value="1187.27374301676" calcext:value-type="float">
            <text:p>1187.27374301676</text:p>
          </table:table-cell>
          <table:table-cell office:value-type="float" office:value="9225.28000000001" calcext:value-type="float">
            <text:p>9225.28000000001</text:p>
          </table:table-cell>
          <table:table-cell office:value-type="float" office:value="144.040613042882" calcext:value-type="float">
            <text:p>144.040613042882</text:p>
          </table:table-cell>
          <table:table-cell office:value-type="float" office:value="0.78" calcext:value-type="float">
            <text:p>0.78</text:p>
          </table:table-cell>
          <table:table-cell office:value-type="float" office:value="236.287632516387" calcext:value-type="float">
            <text:p>236.287632516387</text:p>
          </table:table-cell>
        </table:table-row>
        <table:table-row table:style-name="ro1">
          <table:table-cell office:value-type="float" office:value="1192.29608938548" calcext:value-type="float">
            <text:p>1192.29608938548</text:p>
          </table:table-cell>
          <table:table-cell office:value-type="float" office:value="9250.68000000001" calcext:value-type="float">
            <text:p>9250.68000000001</text:p>
          </table:table-cell>
          <table:table-cell office:value-type="float" office:value="143.767093101611" calcext:value-type="float">
            <text:p>143.767093101611</text:p>
          </table:table-cell>
          <table:table-cell office:value-type="float" office:value="0.78" calcext:value-type="float">
            <text:p>0.78</text:p>
          </table:table-cell>
          <table:table-cell office:value-type="float" office:value="236.202197857406" calcext:value-type="float">
            <text:p>236.202197857406</text:p>
          </table:table-cell>
        </table:table-row>
        <table:table-row table:style-name="ro1">
          <table:table-cell office:value-type="float" office:value="1197.31843575419" calcext:value-type="float">
            <text:p>1197.31843575419</text:p>
          </table:table-cell>
          <table:table-cell office:value-type="float" office:value="9276.08000000001" calcext:value-type="float">
            <text:p>9276.08000000001</text:p>
          </table:table-cell>
          <table:table-cell office:value-type="float" office:value="143.493895140973" calcext:value-type="float">
            <text:p>143.493895140973</text:p>
          </table:table-cell>
          <table:table-cell office:value-type="float" office:value="0.78" calcext:value-type="float">
            <text:p>0.78</text:p>
          </table:table-cell>
          <table:table-cell office:value-type="float" office:value="236.116732285408" calcext:value-type="float">
            <text:p>236.116732285408</text:p>
          </table:table-cell>
        </table:table-row>
        <table:table-row table:style-name="ro1">
          <table:table-cell office:value-type="float" office:value="1202.34078212291" calcext:value-type="float">
            <text:p>1202.34078212291</text:p>
          </table:table-cell>
          <table:table-cell office:value-type="float" office:value="9301.48000000001" calcext:value-type="float">
            <text:p>9301.48000000001</text:p>
          </table:table-cell>
          <table:table-cell office:value-type="float" office:value="143.221019014662" calcext:value-type="float">
            <text:p>143.221019014662</text:p>
          </table:table-cell>
          <table:table-cell office:value-type="float" office:value="0.78" calcext:value-type="float">
            <text:p>0.78</text:p>
          </table:table-cell>
          <table:table-cell office:value-type="float" office:value="236.031235766814" calcext:value-type="float">
            <text:p>236.031235766814</text:p>
          </table:table-cell>
        </table:table-row>
        <table:table-row table:style-name="ro1">
          <table:table-cell office:value-type="float" office:value="1207.36312849162" calcext:value-type="float">
            <text:p>1207.36312849162</text:p>
          </table:table-cell>
          <table:table-cell office:value-type="float" office:value="9326.88000000001" calcext:value-type="float">
            <text:p>9326.88000000001</text:p>
          </table:table-cell>
          <table:table-cell office:value-type="float" office:value="142.948464576332" calcext:value-type="float">
            <text:p>142.948464576332</text:p>
          </table:table-cell>
          <table:table-cell office:value-type="float" office:value="0.78" calcext:value-type="float">
            <text:p>0.78</text:p>
          </table:table-cell>
          <table:table-cell office:value-type="float" office:value="235.945708267981" calcext:value-type="float">
            <text:p>235.945708267981</text:p>
          </table:table-cell>
        </table:table-row>
        <table:table-row table:style-name="ro1">
          <table:table-cell office:value-type="float" office:value="1212.38547486034" calcext:value-type="float">
            <text:p>1212.38547486034</text:p>
          </table:table-cell>
          <table:table-cell office:value-type="float" office:value="9352.28000000001" calcext:value-type="float">
            <text:p>9352.28000000001</text:p>
          </table:table-cell>
          <table:table-cell office:value-type="float" office:value="142.676231679597" calcext:value-type="float">
            <text:p>142.676231679597</text:p>
          </table:table-cell>
          <table:table-cell office:value-type="float" office:value="0.78" calcext:value-type="float">
            <text:p>0.78</text:p>
          </table:table-cell>
          <table:table-cell office:value-type="float" office:value="235.860149755208" calcext:value-type="float">
            <text:p>235.860149755208</text:p>
          </table:table-cell>
        </table:table-row>
        <table:table-row table:style-name="ro1">
          <table:table-cell office:value-type="float" office:value="1217.40782122905" calcext:value-type="float">
            <text:p>1217.40782122905</text:p>
          </table:table-cell>
          <table:table-cell office:value-type="float" office:value="9377.68000000001" calcext:value-type="float">
            <text:p>9377.68000000001</text:p>
          </table:table-cell>
          <table:table-cell office:value-type="float" office:value="142.404320178034" calcext:value-type="float">
            <text:p>142.404320178034</text:p>
          </table:table-cell>
          <table:table-cell office:value-type="float" office:value="0.78" calcext:value-type="float">
            <text:p>0.78</text:p>
          </table:table-cell>
          <table:table-cell office:value-type="float" office:value="235.774560194731" calcext:value-type="float">
            <text:p>235.774560194731</text:p>
          </table:table-cell>
        </table:table-row>
        <table:table-row table:style-name="ro1">
          <table:table-cell office:value-type="float" office:value="1222.43016759777" calcext:value-type="float">
            <text:p>1222.43016759777</text:p>
          </table:table-cell>
          <table:table-cell office:value-type="float" office:value="9403.08000000001" calcext:value-type="float">
            <text:p>9403.08000000001</text:p>
          </table:table-cell>
          <table:table-cell office:value-type="float" office:value="142.132729925177" calcext:value-type="float">
            <text:p>142.132729925177</text:p>
          </table:table-cell>
          <table:table-cell office:value-type="float" office:value="0.78" calcext:value-type="float">
            <text:p>0.78</text:p>
          </table:table-cell>
          <table:table-cell office:value-type="float" office:value="235.688939552726" calcext:value-type="float">
            <text:p>235.688939552726</text:p>
          </table:table-cell>
        </table:table-row>
        <table:table-row table:style-name="ro1">
          <table:table-cell office:value-type="float" office:value="1227.45251396648" calcext:value-type="float">
            <text:p>1227.45251396648</text:p>
          </table:table-cell>
          <table:table-cell office:value-type="float" office:value="9428.48000000001" calcext:value-type="float">
            <text:p>9428.48000000001</text:p>
          </table:table-cell>
          <table:table-cell office:value-type="float" office:value="141.861460774523" calcext:value-type="float">
            <text:p>141.861460774523</text:p>
          </table:table-cell>
          <table:table-cell office:value-type="float" office:value="0.78" calcext:value-type="float">
            <text:p>0.78</text:p>
          </table:table-cell>
          <table:table-cell office:value-type="float" office:value="235.603287795308" calcext:value-type="float">
            <text:p>235.603287795308</text:p>
          </table:table-cell>
        </table:table-row>
        <table:table-row table:style-name="ro1">
          <table:table-cell office:value-type="float" office:value="1232.4748603352" calcext:value-type="float">
            <text:p>1232.4748603352</text:p>
          </table:table-cell>
          <table:table-cell office:value-type="float" office:value="9453.88000000001" calcext:value-type="float">
            <text:p>9453.88000000001</text:p>
          </table:table-cell>
          <table:table-cell office:value-type="float" office:value="141.590512579527" calcext:value-type="float">
            <text:p>141.590512579527</text:p>
          </table:table-cell>
          <table:table-cell office:value-type="float" office:value="0.78" calcext:value-type="float">
            <text:p>0.78</text:p>
          </table:table-cell>
          <table:table-cell office:value-type="float" office:value="235.517604888528" calcext:value-type="float">
            <text:p>235.517604888528</text:p>
          </table:table-cell>
        </table:table-row>
        <table:table-row table:style-name="ro1">
          <table:table-cell office:value-type="float" office:value="1237.49720670391" calcext:value-type="float">
            <text:p>1237.49720670391</text:p>
          </table:table-cell>
          <table:table-cell office:value-type="float" office:value="9479.28000000001" calcext:value-type="float">
            <text:p>9479.28000000001</text:p>
          </table:table-cell>
          <table:table-cell office:value-type="float" office:value="141.319885193607" calcext:value-type="float">
            <text:p>141.319885193607</text:p>
          </table:table-cell>
          <table:table-cell office:value-type="float" office:value="0.78" calcext:value-type="float">
            <text:p>0.78</text:p>
          </table:table-cell>
          <table:table-cell office:value-type="float" office:value="235.431890798376" calcext:value-type="float">
            <text:p>235.431890798376</text:p>
          </table:table-cell>
        </table:table-row>
        <table:table-row table:style-name="ro1">
          <table:table-cell office:value-type="float" office:value="1242.51955307263" calcext:value-type="float">
            <text:p>1242.51955307263</text:p>
          </table:table-cell>
          <table:table-cell office:value-type="float" office:value="9504.68000000001" calcext:value-type="float">
            <text:p>9504.68000000001</text:p>
          </table:table-cell>
          <table:table-cell office:value-type="float" office:value="141.04957847014" calcext:value-type="float">
            <text:p>141.04957847014</text:p>
          </table:table-cell>
          <table:table-cell office:value-type="float" office:value="0.78" calcext:value-type="float">
            <text:p>0.78</text:p>
          </table:table-cell>
          <table:table-cell office:value-type="float" office:value="235.346145490782" calcext:value-type="float">
            <text:p>235.346145490782</text:p>
          </table:table-cell>
        </table:table-row>
        <table:table-row table:style-name="ro1">
          <table:table-cell office:value-type="float" office:value="1247.54189944134" calcext:value-type="float">
            <text:p>1247.54189944134</text:p>
          </table:table-cell>
          <table:table-cell office:value-type="float" office:value="9530.08000000001" calcext:value-type="float">
            <text:p>9530.08000000001</text:p>
          </table:table-cell>
          <table:table-cell office:value-type="float" office:value="140.779592262463" calcext:value-type="float">
            <text:p>140.779592262463</text:p>
          </table:table-cell>
          <table:table-cell office:value-type="float" office:value="0.78" calcext:value-type="float">
            <text:p>0.78</text:p>
          </table:table-cell>
          <table:table-cell office:value-type="float" office:value="235.260368931612" calcext:value-type="float">
            <text:p>235.260368931612</text:p>
          </table:table-cell>
        </table:table-row>
        <table:table-row table:style-name="ro1">
          <table:table-cell office:value-type="float" office:value="1252.56424581006" calcext:value-type="float">
            <text:p>1252.56424581006</text:p>
          </table:table-cell>
          <table:table-cell office:value-type="float" office:value="9555.48000000001" calcext:value-type="float">
            <text:p>9555.48000000001</text:p>
          </table:table-cell>
          <table:table-cell office:value-type="float" office:value="140.509926423874" calcext:value-type="float">
            <text:p>140.509926423874</text:p>
          </table:table-cell>
          <table:table-cell office:value-type="float" office:value="0.78" calcext:value-type="float">
            <text:p>0.78</text:p>
          </table:table-cell>
          <table:table-cell office:value-type="float" office:value="235.174561086671" calcext:value-type="float">
            <text:p>235.174561086671</text:p>
          </table:table-cell>
        </table:table-row>
        <table:table-row table:style-name="ro1">
          <table:table-cell office:value-type="float" office:value="1257.58659217877" calcext:value-type="float">
            <text:p>1257.58659217877</text:p>
          </table:table-cell>
          <table:table-cell office:value-type="float" office:value="9580.88000000001" calcext:value-type="float">
            <text:p>9580.88000000001</text:p>
          </table:table-cell>
          <table:table-cell office:value-type="float" office:value="140.24058080763" calcext:value-type="float">
            <text:p>140.24058080763</text:p>
          </table:table-cell>
          <table:table-cell office:value-type="float" office:value="0.78" calcext:value-type="float">
            <text:p>0.78</text:p>
          </table:table-cell>
          <table:table-cell office:value-type="float" office:value="235.0887219217" calcext:value-type="float">
            <text:p>235.0887219217</text:p>
          </table:table-cell>
        </table:table-row>
        <table:table-row table:style-name="ro1">
          <table:table-cell office:value-type="float" office:value="1262.60893854749" calcext:value-type="float">
            <text:p>1262.60893854749</text:p>
          </table:table-cell>
          <table:table-cell office:value-type="float" office:value="9606.28000000001" calcext:value-type="float">
            <text:p>9606.28000000001</text:p>
          </table:table-cell>
          <table:table-cell office:value-type="float" office:value="139.971555266949" calcext:value-type="float">
            <text:p>139.971555266949</text:p>
          </table:table-cell>
          <table:table-cell office:value-type="float" office:value="0.78" calcext:value-type="float">
            <text:p>0.78</text:p>
          </table:table-cell>
          <table:table-cell office:value-type="float" office:value="235.002851402378" calcext:value-type="float">
            <text:p>235.002851402378</text:p>
          </table:table-cell>
        </table:table-row>
        <table:table-row table:style-name="ro1">
          <table:table-cell office:value-type="float" office:value="1267.6312849162" calcext:value-type="float">
            <text:p>1267.6312849162</text:p>
          </table:table-cell>
          <table:table-cell office:value-type="float" office:value="9631.68000000001" calcext:value-type="float">
            <text:p>9631.68000000001</text:p>
          </table:table-cell>
          <table:table-cell office:value-type="float" office:value="139.70284965501" calcext:value-type="float">
            <text:p>139.70284965501</text:p>
          </table:table-cell>
          <table:table-cell office:value-type="float" office:value="0.78" calcext:value-type="float">
            <text:p>0.78</text:p>
          </table:table-cell>
          <table:table-cell office:value-type="float" office:value="234.916949494322" calcext:value-type="float">
            <text:p>234.916949494322</text:p>
          </table:table-cell>
        </table:table-row>
        <table:table-row table:style-name="ro1">
          <table:table-cell office:value-type="float" office:value="1272.65363128492" calcext:value-type="float">
            <text:p>1272.65363128492</text:p>
          </table:table-cell>
          <table:table-cell office:value-type="float" office:value="9657.08000000001" calcext:value-type="float">
            <text:p>9657.08000000001</text:p>
          </table:table-cell>
          <table:table-cell office:value-type="float" office:value="139.43446382495" calcext:value-type="float">
            <text:p>139.43446382495</text:p>
          </table:table-cell>
          <table:table-cell office:value-type="float" office:value="0.78" calcext:value-type="float">
            <text:p>0.78</text:p>
          </table:table-cell>
          <table:table-cell office:value-type="float" office:value="234.831016163087" calcext:value-type="float">
            <text:p>234.831016163087</text:p>
          </table:table-cell>
        </table:table-row>
        <table:table-row table:style-name="ro1">
          <table:table-cell office:value-type="float" office:value="1277.67597765363" calcext:value-type="float">
            <text:p>1277.67597765363</text:p>
          </table:table-cell>
          <table:table-cell office:value-type="float" office:value="9682.48000000001" calcext:value-type="float">
            <text:p>9682.48000000001</text:p>
          </table:table-cell>
          <table:table-cell office:value-type="float" office:value="139.166397629867" calcext:value-type="float">
            <text:p>139.166397629867</text:p>
          </table:table-cell>
          <table:table-cell office:value-type="float" office:value="0.78" calcext:value-type="float">
            <text:p>0.78</text:p>
          </table:table-cell>
          <table:table-cell office:value-type="float" office:value="234.745051374162" calcext:value-type="float">
            <text:p>234.745051374162</text:p>
          </table:table-cell>
        </table:table-row>
        <table:table-row table:style-name="ro1">
          <table:table-cell office:value-type="float" office:value="1282.69832402235" calcext:value-type="float">
            <text:p>1282.69832402235</text:p>
          </table:table-cell>
          <table:table-cell office:value-type="float" office:value="9707.88000000001" calcext:value-type="float">
            <text:p>9707.88000000001</text:p>
          </table:table-cell>
          <table:table-cell office:value-type="float" office:value="138.89865092282" calcext:value-type="float">
            <text:p>138.89865092282</text:p>
          </table:table-cell>
          <table:table-cell office:value-type="float" office:value="0.78" calcext:value-type="float">
            <text:p>0.78</text:p>
          </table:table-cell>
          <table:table-cell office:value-type="float" office:value="234.659055092975" calcext:value-type="float">
            <text:p>234.659055092975</text:p>
          </table:table-cell>
        </table:table-row>
        <table:table-row table:style-name="ro1">
          <table:table-cell office:value-type="float" office:value="1287.72067039106" calcext:value-type="float">
            <text:p>1287.72067039106</text:p>
          </table:table-cell>
          <table:table-cell office:value-type="float" office:value="9733.28000000001" calcext:value-type="float">
            <text:p>9733.28000000001</text:p>
          </table:table-cell>
          <table:table-cell office:value-type="float" office:value="138.631223556827" calcext:value-type="float">
            <text:p>138.631223556827</text:p>
          </table:table-cell>
          <table:table-cell office:value-type="float" office:value="0.78" calcext:value-type="float">
            <text:p>0.78</text:p>
          </table:table-cell>
          <table:table-cell office:value-type="float" office:value="234.57302728489" calcext:value-type="float">
            <text:p>234.57302728489</text:p>
          </table:table-cell>
        </table:table-row>
        <table:table-row table:style-name="ro1">
          <table:table-cell office:value-type="float" office:value="1292.74301675978" calcext:value-type="float">
            <text:p>1292.74301675978</text:p>
          </table:table-cell>
          <table:table-cell office:value-type="float" office:value="9758.68000000001" calcext:value-type="float">
            <text:p>9758.68000000001</text:p>
          </table:table-cell>
          <table:table-cell office:value-type="float" office:value="138.364115384865" calcext:value-type="float">
            <text:p>138.364115384865</text:p>
          </table:table-cell>
          <table:table-cell office:value-type="float" office:value="0.78" calcext:value-type="float">
            <text:p>0.78</text:p>
          </table:table-cell>
          <table:table-cell office:value-type="float" office:value="234.486967915208" calcext:value-type="float">
            <text:p>234.486967915208</text:p>
          </table:table-cell>
        </table:table-row>
        <table:table-row table:style-name="ro1">
          <table:table-cell office:value-type="float" office:value="1297.76536312849" calcext:value-type="float">
            <text:p>1297.76536312849</text:p>
          </table:table-cell>
          <table:table-cell office:value-type="float" office:value="9784.08000000001" calcext:value-type="float">
            <text:p>9784.08000000001</text:p>
          </table:table-cell>
          <table:table-cell office:value-type="float" office:value="138.097326259872" calcext:value-type="float">
            <text:p>138.097326259872</text:p>
          </table:table-cell>
          <table:table-cell office:value-type="float" office:value="0.78" calcext:value-type="float">
            <text:p>0.78</text:p>
          </table:table-cell>
          <table:table-cell office:value-type="float" office:value="234.400876949165" calcext:value-type="float">
            <text:p>234.400876949165</text:p>
          </table:table-cell>
        </table:table-row>
        <table:table-row table:style-name="ro1">
          <table:table-cell office:value-type="float" office:value="1302.78770949721" calcext:value-type="float">
            <text:p>1302.78770949721</text:p>
          </table:table-cell>
          <table:table-cell office:value-type="float" office:value="9809.48000000001" calcext:value-type="float">
            <text:p>9809.48000000001</text:p>
          </table:table-cell>
          <table:table-cell office:value-type="float" office:value="137.830856034746" calcext:value-type="float">
            <text:p>137.830856034746</text:p>
          </table:table-cell>
          <table:table-cell office:value-type="float" office:value="0.78" calcext:value-type="float">
            <text:p>0.78</text:p>
          </table:table-cell>
          <table:table-cell office:value-type="float" office:value="234.314754351935" calcext:value-type="float">
            <text:p>234.314754351935</text:p>
          </table:table-cell>
        </table:table-row>
        <table:table-row table:style-name="ro1">
          <table:table-cell office:value-type="float" office:value="1307.81005586592" calcext:value-type="float">
            <text:p>1307.81005586592</text:p>
          </table:table-cell>
          <table:table-cell office:value-type="float" office:value="9834.88000000001" calcext:value-type="float">
            <text:p>9834.88000000001</text:p>
          </table:table-cell>
          <table:table-cell office:value-type="float" office:value="137.564704562344" calcext:value-type="float">
            <text:p>137.564704562344</text:p>
          </table:table-cell>
          <table:table-cell office:value-type="float" office:value="0.78" calcext:value-type="float">
            <text:p>0.78</text:p>
          </table:table-cell>
          <table:table-cell office:value-type="float" office:value="234.228600088626" calcext:value-type="float">
            <text:p>234.228600088626</text:p>
          </table:table-cell>
        </table:table-row>
        <table:table-row table:style-name="ro1">
          <table:table-cell office:value-type="float" office:value="1312.83240223464" calcext:value-type="float">
            <text:p>1312.83240223464</text:p>
          </table:table-cell>
          <table:table-cell office:value-type="float" office:value="9860.28" calcext:value-type="float">
            <text:p>9860.28</text:p>
          </table:table-cell>
          <table:table-cell office:value-type="float" office:value="137.298871695483" calcext:value-type="float">
            <text:p>137.298871695483</text:p>
          </table:table-cell>
          <table:table-cell office:value-type="float" office:value="0.78" calcext:value-type="float">
            <text:p>0.78</text:p>
          </table:table-cell>
          <table:table-cell office:value-type="float" office:value="234.142414124283" calcext:value-type="float">
            <text:p>234.142414124283</text:p>
          </table:table-cell>
        </table:table-row>
        <table:table-row table:style-name="ro1">
          <table:table-cell office:value-type="float" office:value="1317.85474860335" calcext:value-type="float">
            <text:p>1317.85474860335</text:p>
          </table:table-cell>
          <table:table-cell office:value-type="float" office:value="9885.68" calcext:value-type="float">
            <text:p>9885.68</text:p>
          </table:table-cell>
          <table:table-cell office:value-type="float" office:value="137.033357286941" calcext:value-type="float">
            <text:p>137.033357286941</text:p>
          </table:table-cell>
          <table:table-cell office:value-type="float" office:value="0.78" calcext:value-type="float">
            <text:p>0.78</text:p>
          </table:table-cell>
          <table:table-cell office:value-type="float" office:value="234.056196423887" calcext:value-type="float">
            <text:p>234.056196423887</text:p>
          </table:table-cell>
        </table:table-row>
        <table:table-row table:style-name="ro1">
          <table:table-cell office:value-type="float" office:value="1322.87709497207" calcext:value-type="float">
            <text:p>1322.87709497207</text:p>
          </table:table-cell>
          <table:table-cell office:value-type="float" office:value="9911.08" calcext:value-type="float">
            <text:p>9911.08</text:p>
          </table:table-cell>
          <table:table-cell office:value-type="float" office:value="136.768161189453" calcext:value-type="float">
            <text:p>136.768161189453</text:p>
          </table:table-cell>
          <table:table-cell office:value-type="float" office:value="0.78" calcext:value-type="float">
            <text:p>0.78</text:p>
          </table:table-cell>
          <table:table-cell office:value-type="float" office:value="233.969946952353" calcext:value-type="float">
            <text:p>233.969946952353</text:p>
          </table:table-cell>
        </table:table-row>
        <table:table-row table:style-name="ro1">
          <table:table-cell office:value-type="float" office:value="1327.89944134078" calcext:value-type="float">
            <text:p>1327.89944134078</text:p>
          </table:table-cell>
          <table:table-cell office:value-type="float" office:value="9936.48" calcext:value-type="float">
            <text:p>9936.48</text:p>
          </table:table-cell>
          <table:table-cell office:value-type="float" office:value="136.503283255717" calcext:value-type="float">
            <text:p>136.503283255717</text:p>
          </table:table-cell>
          <table:table-cell office:value-type="float" office:value="0.78" calcext:value-type="float">
            <text:p>0.78</text:p>
          </table:table-cell>
          <table:table-cell office:value-type="float" office:value="233.883665674534" calcext:value-type="float">
            <text:p>233.883665674534</text:p>
          </table:table-cell>
        </table:table-row>
        <table:table-row table:style-name="ro1">
          <table:table-cell office:value-type="float" office:value="1332.9217877095" calcext:value-type="float">
            <text:p>1332.9217877095</text:p>
          </table:table-cell>
          <table:table-cell office:value-type="float" office:value="9961.88" calcext:value-type="float">
            <text:p>9961.88</text:p>
          </table:table-cell>
          <table:table-cell office:value-type="float" office:value="136.238723338386" calcext:value-type="float">
            <text:p>136.238723338386</text:p>
          </table:table-cell>
          <table:table-cell office:value-type="float" office:value="0.78" calcext:value-type="float">
            <text:p>0.78</text:p>
          </table:table-cell>
          <table:table-cell office:value-type="float" office:value="233.797352555214" calcext:value-type="float">
            <text:p>233.797352555214</text:p>
          </table:table-cell>
        </table:table-row>
        <table:table-row table:style-name="ro1">
          <table:table-cell office:value-type="float" office:value="1337.94413407821" calcext:value-type="float">
            <text:p>1337.94413407821</text:p>
          </table:table-cell>
          <table:table-cell office:value-type="float" office:value="9987.28" calcext:value-type="float">
            <text:p>9987.28</text:p>
          </table:table-cell>
          <table:table-cell office:value-type="float" office:value="135.974481290078" calcext:value-type="float">
            <text:p>135.974481290078</text:p>
          </table:table-cell>
          <table:table-cell office:value-type="float" office:value="0.78" calcext:value-type="float">
            <text:p>0.78</text:p>
          </table:table-cell>
          <table:table-cell office:value-type="float" office:value="233.711007559115" calcext:value-type="float">
            <text:p>233.711007559115</text:p>
          </table:table-cell>
        </table:table-row>
        <table:table-row table:style-name="ro1">
          <table:table-cell office:value-type="float" office:value="1342.96648044693" calcext:value-type="float">
            <text:p>1342.96648044693</text:p>
          </table:table-cell>
          <table:table-cell office:value-type="float" office:value="10012.68" calcext:value-type="float">
            <text:p>10012.68</text:p>
          </table:table-cell>
          <table:table-cell office:value-type="float" office:value="135.710556963366" calcext:value-type="float">
            <text:p>135.710556963366</text:p>
          </table:table-cell>
          <table:table-cell office:value-type="float" office:value="0.78" calcext:value-type="float">
            <text:p>0.78</text:p>
          </table:table-cell>
          <table:table-cell office:value-type="float" office:value="233.624630650894" calcext:value-type="float">
            <text:p>233.624630650894</text:p>
          </table:table-cell>
        </table:table-row>
        <table:table-row table:style-name="ro1">
          <table:table-cell office:value-type="float" office:value="1347.98882681564" calcext:value-type="float">
            <text:p>1347.98882681564</text:p>
          </table:table-cell>
          <table:table-cell office:value-type="float" office:value="10038.08" calcext:value-type="float">
            <text:p>10038.08</text:p>
          </table:table-cell>
          <table:table-cell office:value-type="float" office:value="135.446950210784" calcext:value-type="float">
            <text:p>135.446950210784</text:p>
          </table:table-cell>
          <table:table-cell office:value-type="float" office:value="0.78" calcext:value-type="float">
            <text:p>0.78</text:p>
          </table:table-cell>
          <table:table-cell office:value-type="float" office:value="233.538221795141" calcext:value-type="float">
            <text:p>233.538221795141</text:p>
          </table:table-cell>
        </table:table-row>
        <table:table-row table:style-name="ro1">
          <table:table-cell office:value-type="float" office:value="1353.01117318436" calcext:value-type="float">
            <text:p>1353.01117318436</text:p>
          </table:table-cell>
          <table:table-cell office:value-type="float" office:value="10063.48" calcext:value-type="float">
            <text:p>10063.48</text:p>
          </table:table-cell>
          <table:table-cell office:value-type="float" office:value="135.183660884827" calcext:value-type="float">
            <text:p>135.183660884827</text:p>
          </table:table-cell>
          <table:table-cell office:value-type="float" office:value="0.78" calcext:value-type="float">
            <text:p>0.78</text:p>
          </table:table-cell>
          <table:table-cell office:value-type="float" office:value="233.451780956382" calcext:value-type="float">
            <text:p>233.451780956382</text:p>
          </table:table-cell>
        </table:table-row>
        <table:table-row table:style-name="ro1">
          <table:table-cell office:value-type="float" office:value="1358.03351955307" calcext:value-type="float">
            <text:p>1358.03351955307</text:p>
          </table:table-cell>
          <table:table-cell office:value-type="float" office:value="10088.88" calcext:value-type="float">
            <text:p>10088.88</text:p>
          </table:table-cell>
          <table:table-cell office:value-type="float" office:value="134.920688837948" calcext:value-type="float">
            <text:p>134.920688837948</text:p>
          </table:table-cell>
          <table:table-cell office:value-type="float" office:value="0.78" calcext:value-type="float">
            <text:p>0.78</text:p>
          </table:table-cell>
          <table:table-cell office:value-type="float" office:value="233.365308099076" calcext:value-type="float">
            <text:p>233.365308099076</text:p>
          </table:table-cell>
        </table:table-row>
        <table:table-row table:style-name="ro1">
          <table:table-cell office:value-type="float" office:value="1363.05586592179" calcext:value-type="float">
            <text:p>1363.05586592179</text:p>
          </table:table-cell>
          <table:table-cell office:value-type="float" office:value="10114.28" calcext:value-type="float">
            <text:p>10114.28</text:p>
          </table:table-cell>
          <table:table-cell office:value-type="float" office:value="134.658033922558" calcext:value-type="float">
            <text:p>134.658033922558</text:p>
          </table:table-cell>
          <table:table-cell office:value-type="float" office:value="0.78" calcext:value-type="float">
            <text:p>0.78</text:p>
          </table:table-cell>
          <table:table-cell office:value-type="float" office:value="233.278803187616" calcext:value-type="float">
            <text:p>233.278803187616</text:p>
          </table:table-cell>
        </table:table-row>
        <table:table-row table:style-name="ro1">
          <table:table-cell office:value-type="float" office:value="1368.0782122905" calcext:value-type="float">
            <text:p>1368.0782122905</text:p>
          </table:table-cell>
          <table:table-cell office:value-type="float" office:value="10139.68" calcext:value-type="float">
            <text:p>10139.68</text:p>
          </table:table-cell>
          <table:table-cell office:value-type="float" office:value="134.395695991029" calcext:value-type="float">
            <text:p>134.395695991029</text:p>
          </table:table-cell>
          <table:table-cell office:value-type="float" office:value="0.78" calcext:value-type="float">
            <text:p>0.78</text:p>
          </table:table-cell>
          <table:table-cell office:value-type="float" office:value="233.19226618633" calcext:value-type="float">
            <text:p>233.19226618633</text:p>
          </table:table-cell>
        </table:table-row>
        <table:table-row table:style-name="ro1">
          <table:table-cell office:value-type="float" office:value="1373.10055865922" calcext:value-type="float">
            <text:p>1373.10055865922</text:p>
          </table:table-cell>
          <table:table-cell office:value-type="float" office:value="10165.08" calcext:value-type="float">
            <text:p>10165.08</text:p>
          </table:table-cell>
          <table:table-cell office:value-type="float" office:value="134.133674895692" calcext:value-type="float">
            <text:p>134.133674895692</text:p>
          </table:table-cell>
          <table:table-cell office:value-type="float" office:value="0.78" calcext:value-type="float">
            <text:p>0.78</text:p>
          </table:table-cell>
          <table:table-cell office:value-type="float" office:value="233.10569705948" calcext:value-type="float">
            <text:p>233.10569705948</text:p>
          </table:table-cell>
        </table:table-row>
        <table:table-row table:style-name="ro1">
          <table:table-cell office:value-type="float" office:value="1378.12290502793" calcext:value-type="float">
            <text:p>1378.12290502793</text:p>
          </table:table-cell>
          <table:table-cell office:value-type="float" office:value="10190.48" calcext:value-type="float">
            <text:p>10190.48</text:p>
          </table:table-cell>
          <table:table-cell office:value-type="float" office:value="133.871970488837" calcext:value-type="float">
            <text:p>133.871970488837</text:p>
          </table:table-cell>
          <table:table-cell office:value-type="float" office:value="0.78" calcext:value-type="float">
            <text:p>0.78</text:p>
          </table:table-cell>
          <table:table-cell office:value-type="float" office:value="233.019095771261" calcext:value-type="float">
            <text:p>233.019095771261</text:p>
          </table:table-cell>
        </table:table-row>
        <table:table-row table:style-name="ro1">
          <table:table-cell office:value-type="float" office:value="1383.14525139665" calcext:value-type="float">
            <text:p>1383.14525139665</text:p>
          </table:table-cell>
          <table:table-cell office:value-type="float" office:value="10215.88" calcext:value-type="float">
            <text:p>10215.88</text:p>
          </table:table-cell>
          <table:table-cell office:value-type="float" office:value="133.610582622714" calcext:value-type="float">
            <text:p>133.610582622714</text:p>
          </table:table-cell>
          <table:table-cell office:value-type="float" office:value="0.78" calcext:value-type="float">
            <text:p>0.78</text:p>
          </table:table-cell>
          <table:table-cell office:value-type="float" office:value="232.932462285801" calcext:value-type="float">
            <text:p>232.932462285801</text:p>
          </table:table-cell>
        </table:table-row>
        <table:table-row table:style-name="ro1">
          <table:table-cell office:value-type="float" office:value="1388.16759776536" calcext:value-type="float">
            <text:p>1388.16759776536</text:p>
          </table:table-cell>
          <table:table-cell office:value-type="float" office:value="10241.28" calcext:value-type="float">
            <text:p>10241.28</text:p>
          </table:table-cell>
          <table:table-cell office:value-type="float" office:value="133.34951114953" calcext:value-type="float">
            <text:p>133.34951114953</text:p>
          </table:table-cell>
          <table:table-cell office:value-type="float" office:value="0.78" calcext:value-type="float">
            <text:p>0.78</text:p>
          </table:table-cell>
          <table:table-cell office:value-type="float" office:value="232.845796567162" calcext:value-type="float">
            <text:p>232.845796567162</text:p>
          </table:table-cell>
        </table:table-row>
        <table:table-row table:style-name="ro1">
          <table:table-cell office:value-type="float" office:value="1393.18994413408" calcext:value-type="float">
            <text:p>1393.18994413408</text:p>
          </table:table-cell>
          <table:table-cell office:value-type="float" office:value="10266.68" calcext:value-type="float">
            <text:p>10266.68</text:p>
          </table:table-cell>
          <table:table-cell office:value-type="float" office:value="133.088755921454" calcext:value-type="float">
            <text:p>133.088755921454</text:p>
          </table:table-cell>
          <table:table-cell office:value-type="float" office:value="0.78" calcext:value-type="float">
            <text:p>0.78</text:p>
          </table:table-cell>
          <table:table-cell office:value-type="float" office:value="232.759098579338" calcext:value-type="float">
            <text:p>232.759098579338</text:p>
          </table:table-cell>
        </table:table-row>
        <table:table-row table:style-name="ro1">
          <table:table-cell office:value-type="float" office:value="1398.21229050279" calcext:value-type="float">
            <text:p>1398.21229050279</text:p>
          </table:table-cell>
          <table:table-cell office:value-type="float" office:value="10292.08" calcext:value-type="float">
            <text:p>10292.08</text:p>
          </table:table-cell>
          <table:table-cell office:value-type="float" office:value="132.828316790612" calcext:value-type="float">
            <text:p>132.828316790612</text:p>
          </table:table-cell>
          <table:table-cell office:value-type="float" office:value="0.78" calcext:value-type="float">
            <text:p>0.78</text:p>
          </table:table-cell>
          <table:table-cell office:value-type="float" office:value="232.672368286257" calcext:value-type="float">
            <text:p>232.672368286257</text:p>
          </table:table-cell>
        </table:table-row>
        <table:table-row table:style-name="ro1">
          <table:table-cell office:value-type="float" office:value="1403.23463687151" calcext:value-type="float">
            <text:p>1403.23463687151</text:p>
          </table:table-cell>
          <table:table-cell office:value-type="float" office:value="10317.48" calcext:value-type="float">
            <text:p>10317.48</text:p>
          </table:table-cell>
          <table:table-cell office:value-type="float" office:value="132.568193609088" calcext:value-type="float">
            <text:p>132.568193609088</text:p>
          </table:table-cell>
          <table:table-cell office:value-type="float" office:value="0.78" calcext:value-type="float">
            <text:p>0.78</text:p>
          </table:table-cell>
          <table:table-cell office:value-type="float" office:value="232.585605651781" calcext:value-type="float">
            <text:p>232.585605651781</text:p>
          </table:table-cell>
        </table:table-row>
        <table:table-row table:style-name="ro1">
          <table:table-cell office:value-type="float" office:value="1408.25698324022" calcext:value-type="float">
            <text:p>1408.25698324022</text:p>
          </table:table-cell>
          <table:table-cell office:value-type="float" office:value="10342.88" calcext:value-type="float">
            <text:p>10342.88</text:p>
          </table:table-cell>
          <table:table-cell office:value-type="float" office:value="132.308386228928" calcext:value-type="float">
            <text:p>132.308386228928</text:p>
          </table:table-cell>
          <table:table-cell office:value-type="float" office:value="0.78" calcext:value-type="float">
            <text:p>0.78</text:p>
          </table:table-cell>
          <table:table-cell office:value-type="float" office:value="232.498810639701" calcext:value-type="float">
            <text:p>232.498810639701</text:p>
          </table:table-cell>
        </table:table-row>
        <table:table-row table:style-name="ro1">
          <table:table-cell office:value-type="float" office:value="1413.27932960894" calcext:value-type="float">
            <text:p>1413.27932960894</text:p>
          </table:table-cell>
          <table:table-cell office:value-type="float" office:value="10368.28" calcext:value-type="float">
            <text:p>10368.28</text:p>
          </table:table-cell>
          <table:table-cell office:value-type="float" office:value="132.048894502136" calcext:value-type="float">
            <text:p>132.048894502136</text:p>
          </table:table-cell>
          <table:table-cell office:value-type="float" office:value="0.78" calcext:value-type="float">
            <text:p>0.78</text:p>
          </table:table-cell>
          <table:table-cell office:value-type="float" office:value="232.411983213744" calcext:value-type="float">
            <text:p>232.411983213744</text:p>
          </table:table-cell>
        </table:table-row>
        <table:table-row table:style-name="ro1">
          <table:table-cell office:value-type="float" office:value="1418.30167597765" calcext:value-type="float">
            <text:p>1418.30167597765</text:p>
          </table:table-cell>
          <table:table-cell office:value-type="float" office:value="10393.68" calcext:value-type="float">
            <text:p>10393.68</text:p>
          </table:table-cell>
          <table:table-cell office:value-type="float" office:value="131.789718280672" calcext:value-type="float">
            <text:p>131.789718280672</text:p>
          </table:table-cell>
          <table:table-cell office:value-type="float" office:value="0.78" calcext:value-type="float">
            <text:p>0.78</text:p>
          </table:table-cell>
          <table:table-cell office:value-type="float" office:value="232.325123337566" calcext:value-type="float">
            <text:p>232.325123337566</text:p>
          </table:table-cell>
        </table:table-row>
        <table:table-row table:style-name="ro1">
          <table:table-cell office:value-type="float" office:value="1423.32402234637" calcext:value-type="float">
            <text:p>1423.32402234637</text:p>
          </table:table-cell>
          <table:table-cell office:value-type="float" office:value="10419.08" calcext:value-type="float">
            <text:p>10419.08</text:p>
          </table:table-cell>
          <table:table-cell office:value-type="float" office:value="131.530857416459" calcext:value-type="float">
            <text:p>131.530857416459</text:p>
          </table:table-cell>
          <table:table-cell office:value-type="float" office:value="0.78" calcext:value-type="float">
            <text:p>0.78</text:p>
          </table:table-cell>
          <table:table-cell office:value-type="float" office:value="232.238230974759" calcext:value-type="float">
            <text:p>232.238230974759</text:p>
          </table:table-cell>
        </table:table-row>
        <table:table-row table:style-name="ro1">
          <table:table-cell office:value-type="float" office:value="1428.34636871508" calcext:value-type="float">
            <text:p>1428.34636871508</text:p>
          </table:table-cell>
          <table:table-cell office:value-type="float" office:value="10444.48" calcext:value-type="float">
            <text:p>10444.48</text:p>
          </table:table-cell>
          <table:table-cell office:value-type="float" office:value="131.272311761376" calcext:value-type="float">
            <text:p>131.272311761376</text:p>
          </table:table-cell>
          <table:table-cell office:value-type="float" office:value="0.78" calcext:value-type="float">
            <text:p>0.78</text:p>
          </table:table-cell>
          <table:table-cell office:value-type="float" office:value="232.151306088842" calcext:value-type="float">
            <text:p>232.151306088842</text:p>
          </table:table-cell>
        </table:table-row>
        <table:table-row table:style-name="ro1">
          <table:table-cell office:value-type="float" office:value="1433.3687150838" calcext:value-type="float">
            <text:p>1433.3687150838</text:p>
          </table:table-cell>
          <table:table-cell office:value-type="float" office:value="10469.88" calcext:value-type="float">
            <text:p>10469.88</text:p>
          </table:table-cell>
          <table:table-cell office:value-type="float" office:value="131.014081167262" calcext:value-type="float">
            <text:p>131.014081167262</text:p>
          </table:table-cell>
          <table:table-cell office:value-type="float" office:value="0.78" calcext:value-type="float">
            <text:p>0.78</text:p>
          </table:table-cell>
          <table:table-cell office:value-type="float" office:value="232.06434864327" calcext:value-type="float">
            <text:p>232.06434864327</text:p>
          </table:table-cell>
        </table:table-row>
        <table:table-row table:style-name="ro1">
          <table:table-cell office:value-type="float" office:value="1438.39106145251" calcext:value-type="float">
            <text:p>1438.39106145251</text:p>
          </table:table-cell>
          <table:table-cell office:value-type="float" office:value="10495.28" calcext:value-type="float">
            <text:p>10495.28</text:p>
          </table:table-cell>
          <table:table-cell office:value-type="float" office:value="130.756165485914" calcext:value-type="float">
            <text:p>130.756165485914</text:p>
          </table:table-cell>
          <table:table-cell office:value-type="float" office:value="0.78" calcext:value-type="float">
            <text:p>0.78</text:p>
          </table:table-cell>
          <table:table-cell office:value-type="float" office:value="231.977358601427" calcext:value-type="float">
            <text:p>231.977358601427</text:p>
          </table:table-cell>
        </table:table-row>
        <table:table-row table:style-name="ro1">
          <table:table-cell office:value-type="float" office:value="1443.41340782123" calcext:value-type="float">
            <text:p>1443.41340782123</text:p>
          </table:table-cell>
          <table:table-cell office:value-type="float" office:value="10520.68" calcext:value-type="float">
            <text:p>10520.68</text:p>
          </table:table-cell>
          <table:table-cell office:value-type="float" office:value="130.498564569088" calcext:value-type="float">
            <text:p>130.498564569088</text:p>
          </table:table-cell>
          <table:table-cell office:value-type="float" office:value="0.78" calcext:value-type="float">
            <text:p>0.78</text:p>
          </table:table-cell>
          <table:table-cell office:value-type="float" office:value="231.890335926629" calcext:value-type="float">
            <text:p>231.890335926629</text:p>
          </table:table-cell>
        </table:table-row>
        <table:table-row table:style-name="ro1">
          <table:table-cell office:value-type="float" office:value="1448.43575418994" calcext:value-type="float">
            <text:p>1448.43575418994</text:p>
          </table:table-cell>
          <table:table-cell office:value-type="float" office:value="10546.08" calcext:value-type="float">
            <text:p>10546.08</text:p>
          </table:table-cell>
          <table:table-cell office:value-type="float" office:value="130.241278268498" calcext:value-type="float">
            <text:p>130.241278268498</text:p>
          </table:table-cell>
          <table:table-cell office:value-type="float" office:value="0.78" calcext:value-type="float">
            <text:p>0.78</text:p>
          </table:table-cell>
          <table:table-cell office:value-type="float" office:value="231.803280582124" calcext:value-type="float">
            <text:p>231.803280582124</text:p>
          </table:table-cell>
        </table:table-row>
        <table:table-row table:style-name="ro1">
          <table:table-cell office:value-type="float" office:value="1453.45810055866" calcext:value-type="float">
            <text:p>1453.45810055866</text:p>
          </table:table-cell>
          <table:table-cell office:value-type="float" office:value="10571.48" calcext:value-type="float">
            <text:p>10571.48</text:p>
          </table:table-cell>
          <table:table-cell office:value-type="float" office:value="129.984306435819" calcext:value-type="float">
            <text:p>129.984306435819</text:p>
          </table:table-cell>
          <table:table-cell office:value-type="float" office:value="0.78" calcext:value-type="float">
            <text:p>0.78</text:p>
          </table:table-cell>
          <table:table-cell office:value-type="float" office:value="231.716192531089" calcext:value-type="float">
            <text:p>231.716192531089</text:p>
          </table:table-cell>
        </table:table-row>
        <table:table-row table:style-name="ro1">
          <table:table-cell office:value-type="float" office:value="1458.48044692737" calcext:value-type="float">
            <text:p>1458.48044692737</text:p>
          </table:table-cell>
          <table:table-cell office:value-type="float" office:value="10596.88" calcext:value-type="float">
            <text:p>10596.88</text:p>
          </table:table-cell>
          <table:table-cell office:value-type="float" office:value="129.727648922681" calcext:value-type="float">
            <text:p>129.727648922681</text:p>
          </table:table-cell>
          <table:table-cell office:value-type="float" office:value="0.78" calcext:value-type="float">
            <text:p>0.78</text:p>
          </table:table-cell>
          <table:table-cell office:value-type="float" office:value="231.629071736634" calcext:value-type="float">
            <text:p>231.629071736634</text:p>
          </table:table-cell>
        </table:table-row>
        <table:table-row table:style-name="ro1">
          <table:table-cell office:value-type="float" office:value="1463.50279329609" calcext:value-type="float">
            <text:p>1463.50279329609</text:p>
          </table:table-cell>
          <table:table-cell office:value-type="float" office:value="10622.28" calcext:value-type="float">
            <text:p>10622.28</text:p>
          </table:table-cell>
          <table:table-cell office:value-type="float" office:value="129.471305580675" calcext:value-type="float">
            <text:p>129.471305580675</text:p>
          </table:table-cell>
          <table:table-cell office:value-type="float" office:value="0.78" calcext:value-type="float">
            <text:p>0.78</text:p>
          </table:table-cell>
          <table:table-cell office:value-type="float" office:value="231.541918161798" calcext:value-type="float">
            <text:p>231.541918161798</text:p>
          </table:table-cell>
        </table:table-row>
        <table:table-row table:style-name="ro1">
          <table:table-cell office:value-type="float" office:value="1468.5251396648" calcext:value-type="float">
            <text:p>1468.5251396648</text:p>
          </table:table-cell>
          <table:table-cell office:value-type="float" office:value="10647.68" calcext:value-type="float">
            <text:p>10647.68</text:p>
          </table:table-cell>
          <table:table-cell office:value-type="float" office:value="129.215276261349" calcext:value-type="float">
            <text:p>129.215276261349</text:p>
          </table:table-cell>
          <table:table-cell office:value-type="float" office:value="0.78" calcext:value-type="float">
            <text:p>0.78</text:p>
          </table:table-cell>
          <table:table-cell office:value-type="float" office:value="231.454731769551" calcext:value-type="float">
            <text:p>231.454731769551</text:p>
          </table:table-cell>
        </table:table-row>
        <table:table-row table:style-name="ro1">
          <table:table-cell office:value-type="float" office:value="1473.54748603352" calcext:value-type="float">
            <text:p>1473.54748603352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28.959560816211" calcext:value-type="float">
            <text:p>128.959560816211</text:p>
          </table:table-cell>
          <table:table-cell office:value-type="float" office:value="0.78" calcext:value-type="float">
            <text:p>0.78</text:p>
          </table:table-cell>
          <table:table-cell office:value-type="float" office:value="231.367512522792" calcext:value-type="float">
            <text:p>231.367512522792</text:p>
          </table:table-cell>
        </table:table-row>
        <table:table-row table:style-name="ro1">
          <table:table-cell office:value-type="float" office:value="1478.56983240223" calcext:value-type="float">
            <text:p>1478.56983240223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483.59217877095" calcext:value-type="float">
            <text:p>1483.59217877095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488.61452513966" calcext:value-type="float">
            <text:p>1488.61452513966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493.63687150838" calcext:value-type="float">
            <text:p>1493.63687150838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498.6592178771" calcext:value-type="float">
            <text:p>1498.6592178771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03.68156424581" calcext:value-type="float">
            <text:p>1503.68156424581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08.70391061453" calcext:value-type="float">
            <text:p>1508.70391061453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13.72625698324" calcext:value-type="float">
            <text:p>1513.72625698324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18.74860335196" calcext:value-type="float">
            <text:p>1518.74860335196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23.77094972067" calcext:value-type="float">
            <text:p>1523.77094972067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28.79329608939" calcext:value-type="float">
            <text:p>1528.79329608939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33.8156424581" calcext:value-type="float">
            <text:p>1533.8156424581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38.83798882682" calcext:value-type="float">
            <text:p>1538.83798882682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43.86033519553" calcext:value-type="float">
            <text:p>1543.86033519553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48.88268156425" calcext:value-type="float">
            <text:p>1548.88268156425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53.90502793296" calcext:value-type="float">
            <text:p>1553.90502793296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58.92737430168" calcext:value-type="float">
            <text:p>1558.92737430168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63.94972067039" calcext:value-type="float">
            <text:p>1563.94972067039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68.97206703911" calcext:value-type="float">
            <text:p>1568.97206703911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73.99441340782" calcext:value-type="float">
            <text:p>1573.99441340782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79.01675977654" calcext:value-type="float">
            <text:p>1579.01675977654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84.03910614525" calcext:value-type="float">
            <text:p>1584.03910614525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89.06145251397" calcext:value-type="float">
            <text:p>1589.06145251397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94.08379888268" calcext:value-type="float">
            <text:p>1594.08379888268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599.1061452514" calcext:value-type="float">
            <text:p>1599.1061452514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04.12849162011" calcext:value-type="float">
            <text:p>1604.12849162011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09.15083798883" calcext:value-type="float">
            <text:p>1609.15083798883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14.17318435754" calcext:value-type="float">
            <text:p>1614.17318435754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19.19553072626" calcext:value-type="float">
            <text:p>1619.19553072626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24.21787709497" calcext:value-type="float">
            <text:p>1624.21787709497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29.24022346369" calcext:value-type="float">
            <text:p>1629.24022346369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34.2625698324" calcext:value-type="float">
            <text:p>1634.2625698324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39.28491620112" calcext:value-type="float">
            <text:p>1639.28491620112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44.30726256983" calcext:value-type="float">
            <text:p>1644.30726256983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49.32960893855" calcext:value-type="float">
            <text:p>1649.32960893855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54.35195530726" calcext:value-type="float">
            <text:p>1654.35195530726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59.37430167598" calcext:value-type="float">
            <text:p>1659.37430167598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64.39664804469" calcext:value-type="float">
            <text:p>1664.39664804469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69.41899441341" calcext:value-type="float">
            <text:p>1669.41899441341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74.44134078212" calcext:value-type="float">
            <text:p>1674.44134078212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79.46368715084" calcext:value-type="float">
            <text:p>1679.46368715084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84.48603351955" calcext:value-type="float">
            <text:p>1684.48603351955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89.50837988827" calcext:value-type="float">
            <text:p>1689.50837988827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94.53072625698" calcext:value-type="float">
            <text:p>1694.53072625698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699.5530726257" calcext:value-type="float">
            <text:p>1699.5530726257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04.57541899441" calcext:value-type="float">
            <text:p>1704.57541899441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09.59776536313" calcext:value-type="float">
            <text:p>1709.59776536313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14.62011173184" calcext:value-type="float">
            <text:p>1714.62011173184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19.64245810056" calcext:value-type="float">
            <text:p>1719.64245810056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24.66480446927" calcext:value-type="float">
            <text:p>1724.66480446927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29.68715083799" calcext:value-type="float">
            <text:p>1729.68715083799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34.7094972067" calcext:value-type="float">
            <text:p>1734.7094972067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39.73184357542" calcext:value-type="float">
            <text:p>1739.73184357542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44.75418994413" calcext:value-type="float">
            <text:p>1744.75418994413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49.77653631285" calcext:value-type="float">
            <text:p>1749.77653631285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54.79888268156" calcext:value-type="float">
            <text:p>1754.79888268156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59.82122905028" calcext:value-type="float">
            <text:p>1759.82122905028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64.84357541899" calcext:value-type="float">
            <text:p>1764.84357541899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69.86592178771" calcext:value-type="float">
            <text:p>1769.86592178771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74.88826815642" calcext:value-type="float">
            <text:p>1774.88826815642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79.91061452514" calcext:value-type="float">
            <text:p>1779.91061452514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84.93296089385" calcext:value-type="float">
            <text:p>1784.93296089385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89.95530726257" calcext:value-type="float">
            <text:p>1789.95530726257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794.97765363129" calcext:value-type="float">
            <text:p>1794.97765363129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0673.08" calcext:value-type="float">
            <text:p>10673.08</text:p>
          </table:table-cell>
          <table:table-cell office:value-type="float" office:value="130.354212418479" calcext:value-type="float">
            <text:p>130.354212418479</text:p>
          </table:table-cell>
          <table:table-cell office:value-type="float" office:value="0.79" calcext:value-type="float">
            <text:p>0.79</text:p>
          </table:table-cell>
          <table:table-cell office:value-type="float" office:value="234.245391927743" calcext:value-type="float">
            <text:p>234.245391927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0:24:14.296529044</meta:creation-date>
    <dc:date>2021-06-05T10:38:46.376395491</dc:date>
    <meta:editing-duration>PT4M4S</meta:editing-duration>
    <meta:editing-cycles>1</meta:editing-cycles>
    <meta:document-statistic meta:table-count="1" meta:cell-count="1805" meta:object-count="0"/>
    <meta:generator>LibreOffice/6.4.7.2$Linux_X86_64 LibreOffice_project/40$Build-2</meta:generator>
  </office:meta>
</office:document-meta>
</file>